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9118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6">
            <text:p>0.6</text:p>
          </table:table-cell>
          <table:table-cell table:style-name="ce34" office:value-type="string">
            <text:p>Remove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7">
            <text:p>0.7</text:p>
          </table:table-cell>
          <table:table-cell table:style-name="ce34" office:value-type="string">
            <text:p>Add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7">
            <text:p>0.7</text:p>
          </table:table-cell>
          <table:table-cell table:style-name="ce34" office:value-type="string">
            <text:p>Remove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7">
            <text:p>0.7</text:p>
          </table:table-cell>
          <table:table-cell table:style-name="ce34" office:value-type="string">
            <text:p>Reove HuyD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64">
          <table:table-cell table:style-name="ce12" table:number-columns-repeated="1018"/>
          <table:table-cell table:number-columns-repeated="4"/>
        </table:table-row>
        <table:table-row table:style-name="ro2" table:number-rows-repeated="98309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9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69in" draw:caption-point-x="-0.7689in" draw:caption-point-y="0.896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53in" draw:caption-point-x="-0.2402in" draw:caption-point-y="0.668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53in" draw:caption-point-x="-0.2622in" draw:caption-point-y="0.668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53in" draw:caption-point-x="-0.2402in" draw:caption-point-y="0.668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953in" draw:caption-point-x="-0.2402in" draw:caption-point-y="0.668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0701in" draw:caption-point-x="-1.4484in" draw:caption-point-y="0.293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4-09T13:31:54">
            <text:p>04/09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3">
            <text:p>3</text:p>
          </table:table-cell>
          <table:table-cell table:style-name="ce55" table:formula="of:=SUMPRODUCT([Thong_Tin_Ngay_Nghi_201801.$B$3:.$B$60]=[.$B7];[Thong_Tin_Ngay_Nghi_201801.$C$3:.$C$60]) +  SUMPRODUCT([Thong_Tin_Ngay_Nghi_201802.$B$3:.$B$64]=[.$B7];[Thong_Tin_Ngay_Nghi_201802.$C$3:.$C$64]) + SUMPRODUCT([Thong_Tin_Ngay_Nghi_201803.$B$3:.$B$58]=[.$B7];[Thong_Tin_Ngay_Nghi_201803.$C$3:.$C$58])" office:value-type="float" office:value="4">
            <text:p>4</text:p>
          </table:table-cell>
          <table:table-cell table:style-name="ce60" table:formula="of:=SUMPRODUCT([Thong_Tin_Ngay_Nghi_201801.$B$3:.$B$61]=[.$B7];[Thong_Tin_Ngay_Nghi_201801.$C$3:.$C$61])+SUMPRODUCT([Thong_Tin_Ngay_Nghi_201802.$B$3:.$B$65]=[.$B7];[Thong_Tin_Ngay_Nghi_201802.$C$3:.$C$65])+SUMPRODUCT([Thong_Tin_Ngay_Nghi_201803.$B$3:.$B$59]=[.$B7];[Thong_Tin_Ngay_Nghi_201803.$C$3:.$C$59])+SUMPRODUCT([Thong_Tin_Ngay_Nghi_201804.$B$3:.$B$57]=[.$B7];[Thong_Tin_Ngay_Nghi_201804.$C$3:.$C$57])+SUMPRODUCT([Thong_Tin_Ngay_Nghi_201805.$B$3:.$B$54]=[.$B7];[Thong_Tin_Ngay_Nghi_201805.$C$3:.$C$54])+SUMPRODUCT([Thong_Tin_Ngay_Nghi_201806.$B$3:.$B$58]=[.$B7];[Thong_Tin_Ngay_Nghi_201806.$C$3:.$C$58])+SUMPRODUCT([Thong_Tin_Ngay_Nghi_201807.$B$3:.$B$59]=[.$B7];[Thong_Tin_Ngay_Nghi_201807.$C$3:.$C$59])+SUMPRODUCT([Thong_Tin_Ngay_Nghi_201808.$B$3:.$B$60]=[.$B7];[Thong_Tin_Ngay_Nghi_201808.$C$3:.$C$60])+SUMPRODUCT([Thong_Tin_Ngay_Nghi_201809.$B$3:.$B$57]=[.$B7];[Thong_Tin_Ngay_Nghi_201809.$C$3:.$C$57])+SUMPRODUCT([Thong_Tin_Ngay_Nghi_201810.$B$3:.$B$56]=[.$B7];[Thong_Tin_Ngay_Nghi_201810.$C$3:.$C$56])+SUMPRODUCT([Thong_Tin_Ngay_Nghi_201811.$B$3:.$B$58]=[.$B7];[Thong_Tin_Ngay_Nghi_201811.$C$3:.$C$58])+ SUMPRODUCT([Thong_Tin_Ngay_Nghi_201812.$B$3:.$B$59]=[.$B7];[Thong_Tin_Ngay_Nghi_201812.$C$3:.$C$59])" office:value-type="float" office:value="4">
            <text:p>4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8]&lt;0;0;[.C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8]);DATE(YEAR([.E8]);12;31);NOW())" office:value-type="date" office:date-value="2018-04-09T13:31:54">
            <text:p>04/09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3">
            <text:p>3</text:p>
          </table:table-cell>
          <table:table-cell table:style-name="ce56" table:formula="of:=SUMPRODUCT([Thong_Tin_Ngay_Nghi_201801.$B$3:.$B$60]=[.$B8];[Thong_Tin_Ngay_Nghi_201801.$C$3:.$C$60]) +  SUMPRODUCT([Thong_Tin_Ngay_Nghi_201802.$B$3:.$B$64]=[.$B8];[Thong_Tin_Ngay_Nghi_201802.$C$3:.$C$64]) + SUMPRODUCT([Thong_Tin_Ngay_Nghi_201803.$B$3:.$B$58]=[.$B8];[Thong_Tin_Ngay_Nghi_201803.$C$3:.$C$58])" office:value-type="float" office:value="3">
            <text:p>3</text:p>
          </table:table-cell>
          <table:table-cell table:style-name="ce61" table:formula="of:=SUMPRODUCT([Thong_Tin_Ngay_Nghi_201801.$B$3:.$B$61]=[.$B8];[Thong_Tin_Ngay_Nghi_201801.$C$3:.$C$61])+SUMPRODUCT([Thong_Tin_Ngay_Nghi_201802.$B$3:.$B$65]=[.$B8];[Thong_Tin_Ngay_Nghi_201802.$C$3:.$C$65])+SUMPRODUCT([Thong_Tin_Ngay_Nghi_201803.$B$3:.$B$59]=[.$B8];[Thong_Tin_Ngay_Nghi_201803.$C$3:.$C$59])+SUMPRODUCT([Thong_Tin_Ngay_Nghi_201804.$B$3:.$B$57]=[.$B8];[Thong_Tin_Ngay_Nghi_201804.$C$3:.$C$57])+SUMPRODUCT([Thong_Tin_Ngay_Nghi_201805.$B$3:.$B$54]=[.$B8];[Thong_Tin_Ngay_Nghi_201805.$C$3:.$C$54])+SUMPRODUCT([Thong_Tin_Ngay_Nghi_201806.$B$3:.$B$58]=[.$B8];[Thong_Tin_Ngay_Nghi_201806.$C$3:.$C$58])+SUMPRODUCT([Thong_Tin_Ngay_Nghi_201807.$B$3:.$B$59]=[.$B8];[Thong_Tin_Ngay_Nghi_201807.$C$3:.$C$59])+SUMPRODUCT([Thong_Tin_Ngay_Nghi_201808.$B$3:.$B$60]=[.$B8];[Thong_Tin_Ngay_Nghi_201808.$C$3:.$C$60])+SUMPRODUCT([Thong_Tin_Ngay_Nghi_201809.$B$3:.$B$57]=[.$B8];[Thong_Tin_Ngay_Nghi_201809.$C$3:.$C$57])+SUMPRODUCT([Thong_Tin_Ngay_Nghi_201810.$B$3:.$B$56]=[.$B8];[Thong_Tin_Ngay_Nghi_201810.$C$3:.$C$56])+SUMPRODUCT([Thong_Tin_Ngay_Nghi_201811.$B$3:.$B$58]=[.$B8];[Thong_Tin_Ngay_Nghi_201811.$C$3:.$C$58])+ SUMPRODUCT([Thong_Tin_Ngay_Nghi_201812.$B$3:.$B$59]=[.$B8];[Thong_Tin_Ngay_Nghi_201812.$C$3:.$C$59])" office:value-type="float" office:value="3">
            <text:p>3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4-09T13:31:54">
            <text:p>04/09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3">
            <text:p>3</text:p>
          </table:table-cell>
          <table:table-cell table:style-name="ce56" table:formula="of:=SUMPRODUCT([Thong_Tin_Ngay_Nghi_201801.$B$3:.$B$60]=[.$B9];[Thong_Tin_Ngay_Nghi_201801.$C$3:.$C$60]) +  SUMPRODUCT([Thong_Tin_Ngay_Nghi_201802.$B$3:.$B$64]=[.$B9];[Thong_Tin_Ngay_Nghi_201802.$C$3:.$C$64]) + SUMPRODUCT([Thong_Tin_Ngay_Nghi_201803.$B$3:.$B$58]=[.$B9];[Thong_Tin_Ngay_Nghi_201803.$C$3:.$C$58])" office:value-type="float" office:value="3">
            <text:p>3</text:p>
          </table:table-cell>
          <table:table-cell table:style-name="ce61" table:formula="of:=SUMPRODUCT([Thong_Tin_Ngay_Nghi_201801.$B$3:.$B$61]=[.$B9];[Thong_Tin_Ngay_Nghi_201801.$C$3:.$C$61])+SUMPRODUCT([Thong_Tin_Ngay_Nghi_201802.$B$3:.$B$65]=[.$B9];[Thong_Tin_Ngay_Nghi_201802.$C$3:.$C$65])+SUMPRODUCT([Thong_Tin_Ngay_Nghi_201803.$B$3:.$B$59]=[.$B9];[Thong_Tin_Ngay_Nghi_201803.$C$3:.$C$59])+SUMPRODUCT([Thong_Tin_Ngay_Nghi_201804.$B$3:.$B$57]=[.$B9];[Thong_Tin_Ngay_Nghi_201804.$C$3:.$C$57])+SUMPRODUCT([Thong_Tin_Ngay_Nghi_201805.$B$3:.$B$54]=[.$B9];[Thong_Tin_Ngay_Nghi_201805.$C$3:.$C$54])+SUMPRODUCT([Thong_Tin_Ngay_Nghi_201806.$B$3:.$B$58]=[.$B9];[Thong_Tin_Ngay_Nghi_201806.$C$3:.$C$58])+SUMPRODUCT([Thong_Tin_Ngay_Nghi_201807.$B$3:.$B$59]=[.$B9];[Thong_Tin_Ngay_Nghi_201807.$C$3:.$C$59])+SUMPRODUCT([Thong_Tin_Ngay_Nghi_201808.$B$3:.$B$60]=[.$B9];[Thong_Tin_Ngay_Nghi_201808.$C$3:.$C$60])+SUMPRODUCT([Thong_Tin_Ngay_Nghi_201809.$B$3:.$B$57]=[.$B9];[Thong_Tin_Ngay_Nghi_201809.$C$3:.$C$57])+SUMPRODUCT([Thong_Tin_Ngay_Nghi_201810.$B$3:.$B$56]=[.$B9];[Thong_Tin_Ngay_Nghi_201810.$C$3:.$C$56])+SUMPRODUCT([Thong_Tin_Ngay_Nghi_201811.$B$3:.$B$58]=[.$B9];[Thong_Tin_Ngay_Nghi_201811.$C$3:.$C$58])+ SUMPRODUCT([Thong_Tin_Ngay_Nghi_201812.$B$3:.$B$59]=[.$B9];[Thong_Tin_Ngay_Nghi_201812.$C$3:.$C$59])" office:value-type="float" office:value="3">
            <text:p>3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4-09T13:31:54">
            <text:p>04/09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3">
            <text:p>3</text:p>
          </table:table-cell>
          <table:table-cell table:style-name="ce56" table:formula="of:=SUMPRODUCT([Thong_Tin_Ngay_Nghi_201801.$B$3:.$B$60]=[.$B10];[Thong_Tin_Ngay_Nghi_201801.$C$3:.$C$60]) +  SUMPRODUCT([Thong_Tin_Ngay_Nghi_201802.$B$3:.$B$64]=[.$B10];[Thong_Tin_Ngay_Nghi_201802.$C$3:.$C$64]) + SUMPRODUCT([Thong_Tin_Ngay_Nghi_201803.$B$3:.$B$58]=[.$B10];[Thong_Tin_Ngay_Nghi_201803.$C$3:.$C$58])" office:value-type="float" office:value="3">
            <text:p>3</text:p>
          </table:table-cell>
          <table:table-cell table:style-name="ce61" table:formula="of:=SUMPRODUCT([Thong_Tin_Ngay_Nghi_201801.$B$3:.$B$61]=[.$B10];[Thong_Tin_Ngay_Nghi_201801.$C$3:.$C$61])+SUMPRODUCT([Thong_Tin_Ngay_Nghi_201802.$B$3:.$B$65]=[.$B10];[Thong_Tin_Ngay_Nghi_201802.$C$3:.$C$65])+SUMPRODUCT([Thong_Tin_Ngay_Nghi_201803.$B$3:.$B$59]=[.$B10];[Thong_Tin_Ngay_Nghi_201803.$C$3:.$C$59])+SUMPRODUCT([Thong_Tin_Ngay_Nghi_201804.$B$3:.$B$57]=[.$B10];[Thong_Tin_Ngay_Nghi_201804.$C$3:.$C$57])+SUMPRODUCT([Thong_Tin_Ngay_Nghi_201805.$B$3:.$B$54]=[.$B10];[Thong_Tin_Ngay_Nghi_201805.$C$3:.$C$54])+SUMPRODUCT([Thong_Tin_Ngay_Nghi_201806.$B$3:.$B$58]=[.$B10];[Thong_Tin_Ngay_Nghi_201806.$C$3:.$C$58])+SUMPRODUCT([Thong_Tin_Ngay_Nghi_201807.$B$3:.$B$59]=[.$B10];[Thong_Tin_Ngay_Nghi_201807.$C$3:.$C$59])+SUMPRODUCT([Thong_Tin_Ngay_Nghi_201808.$B$3:.$B$60]=[.$B10];[Thong_Tin_Ngay_Nghi_201808.$C$3:.$C$60])+SUMPRODUCT([Thong_Tin_Ngay_Nghi_201809.$B$3:.$B$57]=[.$B10];[Thong_Tin_Ngay_Nghi_201809.$C$3:.$C$57])+SUMPRODUCT([Thong_Tin_Ngay_Nghi_201810.$B$3:.$B$56]=[.$B10];[Thong_Tin_Ngay_Nghi_201810.$C$3:.$C$56])+SUMPRODUCT([Thong_Tin_Ngay_Nghi_201811.$B$3:.$B$58]=[.$B10];[Thong_Tin_Ngay_Nghi_201811.$C$3:.$C$58])+ SUMPRODUCT([Thong_Tin_Ngay_Nghi_201812.$B$3:.$B$59]=[.$B10];[Thong_Tin_Ngay_Nghi_201812.$C$3:.$C$59])" office:value-type="float" office:value="3">
            <text:p>3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4-09T13:31:54">
            <text:p>04/09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3">
            <text:p>3</text:p>
          </table:table-cell>
          <table:table-cell table:style-name="ce56" table:formula="of:=SUMPRODUCT([Thong_Tin_Ngay_Nghi_201801.$B$3:.$B$60]=[.$B11];[Thong_Tin_Ngay_Nghi_201801.$C$3:.$C$60]) +  SUMPRODUCT([Thong_Tin_Ngay_Nghi_201802.$B$3:.$B$64]=[.$B11];[Thong_Tin_Ngay_Nghi_201802.$C$3:.$C$64]) + SUMPRODUCT([Thong_Tin_Ngay_Nghi_201803.$B$3:.$B$58]=[.$B11];[Thong_Tin_Ngay_Nghi_201803.$C$3:.$C$58])" office:value-type="float" office:value="9.5">
            <text:p>9.5</text:p>
          </table:table-cell>
          <table:table-cell table:style-name="ce61" table:formula="of:=SUMPRODUCT([Thong_Tin_Ngay_Nghi_201801.$B$3:.$B$61]=[.$B11];[Thong_Tin_Ngay_Nghi_201801.$C$3:.$C$61])+SUMPRODUCT([Thong_Tin_Ngay_Nghi_201802.$B$3:.$B$65]=[.$B11];[Thong_Tin_Ngay_Nghi_201802.$C$3:.$C$65])+SUMPRODUCT([Thong_Tin_Ngay_Nghi_201803.$B$3:.$B$59]=[.$B11];[Thong_Tin_Ngay_Nghi_201803.$C$3:.$C$59])+SUMPRODUCT([Thong_Tin_Ngay_Nghi_201804.$B$3:.$B$57]=[.$B11];[Thong_Tin_Ngay_Nghi_201804.$C$3:.$C$57])+SUMPRODUCT([Thong_Tin_Ngay_Nghi_201805.$B$3:.$B$54]=[.$B11];[Thong_Tin_Ngay_Nghi_201805.$C$3:.$C$54])+SUMPRODUCT([Thong_Tin_Ngay_Nghi_201806.$B$3:.$B$58]=[.$B11];[Thong_Tin_Ngay_Nghi_201806.$C$3:.$C$58])+SUMPRODUCT([Thong_Tin_Ngay_Nghi_201807.$B$3:.$B$59]=[.$B11];[Thong_Tin_Ngay_Nghi_201807.$C$3:.$C$59])+SUMPRODUCT([Thong_Tin_Ngay_Nghi_201808.$B$3:.$B$60]=[.$B11];[Thong_Tin_Ngay_Nghi_201808.$C$3:.$C$60])+SUMPRODUCT([Thong_Tin_Ngay_Nghi_201809.$B$3:.$B$57]=[.$B11];[Thong_Tin_Ngay_Nghi_201809.$C$3:.$C$57])+SUMPRODUCT([Thong_Tin_Ngay_Nghi_201810.$B$3:.$B$56]=[.$B11];[Thong_Tin_Ngay_Nghi_201810.$C$3:.$C$56])+SUMPRODUCT([Thong_Tin_Ngay_Nghi_201811.$B$3:.$B$58]=[.$B11];[Thong_Tin_Ngay_Nghi_201811.$C$3:.$C$58])+ SUMPRODUCT([Thong_Tin_Ngay_Nghi_201812.$B$3:.$B$59]=[.$B11];[Thong_Tin_Ngay_Nghi_201812.$C$3:.$C$59])" office:value-type="float" office:value="9.5">
            <text:p>9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4-09T13:31:54.01">
            <text:p>04/09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3">
            <text:p>3</text:p>
          </table:table-cell>
          <table:table-cell table:style-name="ce56" table:formula="of:=SUMPRODUCT([Thong_Tin_Ngay_Nghi_201801.$B$3:.$B$60]=[.$B12];[Thong_Tin_Ngay_Nghi_201801.$C$3:.$C$60]) +  SUMPRODUCT([Thong_Tin_Ngay_Nghi_201802.$B$3:.$B$64]=[.$B12];[Thong_Tin_Ngay_Nghi_201802.$C$3:.$C$64]) + SUMPRODUCT([Thong_Tin_Ngay_Nghi_201803.$B$3:.$B$58]=[.$B12];[Thong_Tin_Ngay_Nghi_201803.$C$3:.$C$58])" office:value-type="float" office:value="3">
            <text:p>3</text:p>
          </table:table-cell>
          <table:table-cell table:style-name="ce61" table:formula="of:=SUMPRODUCT([Thong_Tin_Ngay_Nghi_201801.$B$3:.$B$61]=[.$B12];[Thong_Tin_Ngay_Nghi_201801.$C$3:.$C$61])+SUMPRODUCT([Thong_Tin_Ngay_Nghi_201802.$B$3:.$B$65]=[.$B12];[Thong_Tin_Ngay_Nghi_201802.$C$3:.$C$65])+SUMPRODUCT([Thong_Tin_Ngay_Nghi_201803.$B$3:.$B$59]=[.$B12];[Thong_Tin_Ngay_Nghi_201803.$C$3:.$C$59])+SUMPRODUCT([Thong_Tin_Ngay_Nghi_201804.$B$3:.$B$57]=[.$B12];[Thong_Tin_Ngay_Nghi_201804.$C$3:.$C$57])+SUMPRODUCT([Thong_Tin_Ngay_Nghi_201805.$B$3:.$B$54]=[.$B12];[Thong_Tin_Ngay_Nghi_201805.$C$3:.$C$54])+SUMPRODUCT([Thong_Tin_Ngay_Nghi_201806.$B$3:.$B$58]=[.$B12];[Thong_Tin_Ngay_Nghi_201806.$C$3:.$C$58])+SUMPRODUCT([Thong_Tin_Ngay_Nghi_201807.$B$3:.$B$59]=[.$B12];[Thong_Tin_Ngay_Nghi_201807.$C$3:.$C$59])+SUMPRODUCT([Thong_Tin_Ngay_Nghi_201808.$B$3:.$B$60]=[.$B12];[Thong_Tin_Ngay_Nghi_201808.$C$3:.$C$60])+SUMPRODUCT([Thong_Tin_Ngay_Nghi_201809.$B$3:.$B$57]=[.$B12];[Thong_Tin_Ngay_Nghi_201809.$C$3:.$C$57])+SUMPRODUCT([Thong_Tin_Ngay_Nghi_201810.$B$3:.$B$56]=[.$B12];[Thong_Tin_Ngay_Nghi_201810.$C$3:.$C$56])+SUMPRODUCT([Thong_Tin_Ngay_Nghi_201811.$B$3:.$B$58]=[.$B12];[Thong_Tin_Ngay_Nghi_201811.$C$3:.$C$58])+ SUMPRODUCT([Thong_Tin_Ngay_Nghi_201812.$B$3:.$B$59]=[.$B12];[Thong_Tin_Ngay_Nghi_201812.$C$3:.$C$59])" office:value-type="float" office:value="3">
            <text:p>3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3]);DATE(YEAR([.E13]);12;31);NOW())" office:value-type="date" office:date-value="2018-04-09T13:31:54.01">
            <text:p>04/09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3">
            <text:p>3</text:p>
          </table:table-cell>
          <table:table-cell table:style-name="ce56" table:formula="of:=SUMPRODUCT([Thong_Tin_Ngay_Nghi_201801.$B$3:.$B$60]=[.$B13];[Thong_Tin_Ngay_Nghi_201801.$C$3:.$C$60]) +  SUMPRODUCT([Thong_Tin_Ngay_Nghi_201802.$B$3:.$B$64]=[.$B13];[Thong_Tin_Ngay_Nghi_201802.$C$3:.$C$64]) + SUMPRODUCT([Thong_Tin_Ngay_Nghi_201803.$B$3:.$B$58]=[.$B13];[Thong_Tin_Ngay_Nghi_201803.$C$3:.$C$58])" office:value-type="float" office:value="6">
            <text:p>6</text:p>
          </table:table-cell>
          <table:table-cell table:style-name="ce61" table:formula="of:=SUMPRODUCT([Thong_Tin_Ngay_Nghi_201801.$B$3:.$B$61]=[.$B13];[Thong_Tin_Ngay_Nghi_201801.$C$3:.$C$61])+SUMPRODUCT([Thong_Tin_Ngay_Nghi_201802.$B$3:.$B$65]=[.$B13];[Thong_Tin_Ngay_Nghi_201802.$C$3:.$C$65])+SUMPRODUCT([Thong_Tin_Ngay_Nghi_201803.$B$3:.$B$59]=[.$B13];[Thong_Tin_Ngay_Nghi_201803.$C$3:.$C$59])+SUMPRODUCT([Thong_Tin_Ngay_Nghi_201804.$B$3:.$B$57]=[.$B13];[Thong_Tin_Ngay_Nghi_201804.$C$3:.$C$57])+SUMPRODUCT([Thong_Tin_Ngay_Nghi_201805.$B$3:.$B$54]=[.$B13];[Thong_Tin_Ngay_Nghi_201805.$C$3:.$C$54])+SUMPRODUCT([Thong_Tin_Ngay_Nghi_201806.$B$3:.$B$58]=[.$B13];[Thong_Tin_Ngay_Nghi_201806.$C$3:.$C$58])+SUMPRODUCT([Thong_Tin_Ngay_Nghi_201807.$B$3:.$B$59]=[.$B13];[Thong_Tin_Ngay_Nghi_201807.$C$3:.$C$59])+SUMPRODUCT([Thong_Tin_Ngay_Nghi_201808.$B$3:.$B$60]=[.$B13];[Thong_Tin_Ngay_Nghi_201808.$C$3:.$C$60])+SUMPRODUCT([Thong_Tin_Ngay_Nghi_201809.$B$3:.$B$57]=[.$B13];[Thong_Tin_Ngay_Nghi_201809.$C$3:.$C$57])+SUMPRODUCT([Thong_Tin_Ngay_Nghi_201810.$B$3:.$B$56]=[.$B13];[Thong_Tin_Ngay_Nghi_201810.$C$3:.$C$56])+SUMPRODUCT([Thong_Tin_Ngay_Nghi_201811.$B$3:.$B$58]=[.$B13];[Thong_Tin_Ngay_Nghi_201811.$C$3:.$C$58])+ SUMPRODUCT([Thong_Tin_Ngay_Nghi_201812.$B$3:.$B$59]=[.$B13];[Thong_Tin_Ngay_Nghi_201812.$C$3:.$C$59])" office:value-type="float" office:value="6">
            <text:p>6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3">
            <text:p>-3</text:p>
          </table:table-cell>
          <table:table-cell table:number-columns-repeated="2" table:style-name="ce49"/>
          <table:table-cell table:style-name="ce64"/>
          <table:table-cell table:style-name="ce48" table:formula="of:=[.J13]+[.L13] +[.K13]+[.M13]" office:value-type="float" office:value="-3">
            <text:p>-3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4]);DATE(YEAR([.E14]);12;31);NOW())" office:value-type="date" office:date-value="2018-04-09T13:31:54.01">
            <text:p>04/09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3">
            <text:p>3</text:p>
          </table:table-cell>
          <table:table-cell table:style-name="ce56" table:formula="of:=SUMPRODUCT([Thong_Tin_Ngay_Nghi_201801.$B$3:.$B$60]=[.$B14];[Thong_Tin_Ngay_Nghi_201801.$C$3:.$C$60]) +  SUMPRODUCT([Thong_Tin_Ngay_Nghi_201802.$B$3:.$B$64]=[.$B14];[Thong_Tin_Ngay_Nghi_201802.$C$3:.$C$64]) + SUMPRODUCT([Thong_Tin_Ngay_Nghi_201803.$B$3:.$B$58]=[.$B14];[Thong_Tin_Ngay_Nghi_201803.$C$3:.$C$58])" office:value-type="float" office:value="5">
            <text:p>5</text:p>
          </table:table-cell>
          <table:table-cell table:style-name="ce61" table:formula="of:=SUMPRODUCT([Thong_Tin_Ngay_Nghi_201801.$B$3:.$B$61]=[.$B14];[Thong_Tin_Ngay_Nghi_201801.$C$3:.$C$61])+SUMPRODUCT([Thong_Tin_Ngay_Nghi_201802.$B$3:.$B$65]=[.$B14];[Thong_Tin_Ngay_Nghi_201802.$C$3:.$C$65])+SUMPRODUCT([Thong_Tin_Ngay_Nghi_201803.$B$3:.$B$59]=[.$B14];[Thong_Tin_Ngay_Nghi_201803.$C$3:.$C$59])+SUMPRODUCT([Thong_Tin_Ngay_Nghi_201804.$B$3:.$B$57]=[.$B14];[Thong_Tin_Ngay_Nghi_201804.$C$3:.$C$57])+SUMPRODUCT([Thong_Tin_Ngay_Nghi_201805.$B$3:.$B$54]=[.$B14];[Thong_Tin_Ngay_Nghi_201805.$C$3:.$C$54])+SUMPRODUCT([Thong_Tin_Ngay_Nghi_201806.$B$3:.$B$58]=[.$B14];[Thong_Tin_Ngay_Nghi_201806.$C$3:.$C$58])+SUMPRODUCT([Thong_Tin_Ngay_Nghi_201807.$B$3:.$B$59]=[.$B14];[Thong_Tin_Ngay_Nghi_201807.$C$3:.$C$59])+SUMPRODUCT([Thong_Tin_Ngay_Nghi_201808.$B$3:.$B$60]=[.$B14];[Thong_Tin_Ngay_Nghi_201808.$C$3:.$C$60])+SUMPRODUCT([Thong_Tin_Ngay_Nghi_201809.$B$3:.$B$57]=[.$B14];[Thong_Tin_Ngay_Nghi_201809.$C$3:.$C$57])+SUMPRODUCT([Thong_Tin_Ngay_Nghi_201810.$B$3:.$B$56]=[.$B14];[Thong_Tin_Ngay_Nghi_201810.$C$3:.$C$56])+SUMPRODUCT([Thong_Tin_Ngay_Nghi_201811.$B$3:.$B$58]=[.$B14];[Thong_Tin_Ngay_Nghi_201811.$C$3:.$C$58])+ SUMPRODUCT([Thong_Tin_Ngay_Nghi_201812.$B$3:.$B$59]=[.$B14];[Thong_Tin_Ngay_Nghi_201812.$C$3:.$C$59])" office:value-type="float" office:value="5">
            <text:p>5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5]&lt;0;0;[.C15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5]);DATE(YEAR([.E15]);12;31);NOW())" office:value-type="date" office:date-value="2018-04-09T13:31:54.01">
            <text:p>04/09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3">
            <text:p>3</text:p>
          </table:table-cell>
          <table:table-cell table:style-name="ce56" table:formula="of:=SUMPRODUCT([Thong_Tin_Ngay_Nghi_201801.$B$3:.$B$60]=[.$B15];[Thong_Tin_Ngay_Nghi_201801.$C$3:.$C$60]) +  SUMPRODUCT([Thong_Tin_Ngay_Nghi_201802.$B$3:.$B$64]=[.$B15];[Thong_Tin_Ngay_Nghi_201802.$C$3:.$C$64]) + SUMPRODUCT([Thong_Tin_Ngay_Nghi_201803.$B$3:.$B$58]=[.$B15];[Thong_Tin_Ngay_Nghi_201803.$C$3:.$C$58])" office:value-type="float" office:value="7">
            <text:p>7</text:p>
          </table:table-cell>
          <table:table-cell table:style-name="ce61" table:formula="of:=SUMPRODUCT([Thong_Tin_Ngay_Nghi_201801.$B$3:.$B$61]=[.$B15];[Thong_Tin_Ngay_Nghi_201801.$C$3:.$C$61])+SUMPRODUCT([Thong_Tin_Ngay_Nghi_201802.$B$3:.$B$65]=[.$B15];[Thong_Tin_Ngay_Nghi_201802.$C$3:.$C$65])+SUMPRODUCT([Thong_Tin_Ngay_Nghi_201803.$B$3:.$B$59]=[.$B15];[Thong_Tin_Ngay_Nghi_201803.$C$3:.$C$59])+SUMPRODUCT([Thong_Tin_Ngay_Nghi_201804.$B$3:.$B$57]=[.$B15];[Thong_Tin_Ngay_Nghi_201804.$C$3:.$C$57])+SUMPRODUCT([Thong_Tin_Ngay_Nghi_201805.$B$3:.$B$54]=[.$B15];[Thong_Tin_Ngay_Nghi_201805.$C$3:.$C$54])+SUMPRODUCT([Thong_Tin_Ngay_Nghi_201806.$B$3:.$B$58]=[.$B15];[Thong_Tin_Ngay_Nghi_201806.$C$3:.$C$58])+SUMPRODUCT([Thong_Tin_Ngay_Nghi_201807.$B$3:.$B$59]=[.$B15];[Thong_Tin_Ngay_Nghi_201807.$C$3:.$C$59])+SUMPRODUCT([Thong_Tin_Ngay_Nghi_201808.$B$3:.$B$60]=[.$B15];[Thong_Tin_Ngay_Nghi_201808.$C$3:.$C$60])+SUMPRODUCT([Thong_Tin_Ngay_Nghi_201809.$B$3:.$B$57]=[.$B15];[Thong_Tin_Ngay_Nghi_201809.$C$3:.$C$57])+SUMPRODUCT([Thong_Tin_Ngay_Nghi_201810.$B$3:.$B$56]=[.$B15];[Thong_Tin_Ngay_Nghi_201810.$C$3:.$C$56])+SUMPRODUCT([Thong_Tin_Ngay_Nghi_201811.$B$3:.$B$58]=[.$B15];[Thong_Tin_Ngay_Nghi_201811.$C$3:.$C$58])+ SUMPRODUCT([Thong_Tin_Ngay_Nghi_201812.$B$3:.$B$59]=[.$B15];[Thong_Tin_Ngay_Nghi_201812.$C$3:.$C$59])" office:value-type="float" office:value="7">
            <text:p>7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-3.5">
            <text:p>-3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5]+[.L15] +[.K15]+[.M15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6]&lt;0;0;[.C1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04-09T13:31:54.01">
            <text:p>04/09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3">
            <text:p>3</text:p>
          </table:table-cell>
          <table:table-cell table:style-name="ce56" table:formula="of:=SUMPRODUCT([Thong_Tin_Ngay_Nghi_201801.$B$3:.$B$60]=[.$B16];[Thong_Tin_Ngay_Nghi_201801.$C$3:.$C$60]) +  SUMPRODUCT([Thong_Tin_Ngay_Nghi_201802.$B$3:.$B$64]=[.$B16];[Thong_Tin_Ngay_Nghi_201802.$C$3:.$C$64]) + SUMPRODUCT([Thong_Tin_Ngay_Nghi_201803.$B$3:.$B$58]=[.$B16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16];[Thong_Tin_Ngay_Nghi_201801.$C$3:.$C$61])+SUMPRODUCT([Thong_Tin_Ngay_Nghi_201802.$B$3:.$B$65]=[.$B16];[Thong_Tin_Ngay_Nghi_201802.$C$3:.$C$65])+SUMPRODUCT([Thong_Tin_Ngay_Nghi_201803.$B$3:.$B$59]=[.$B16];[Thong_Tin_Ngay_Nghi_201803.$C$3:.$C$59])+SUMPRODUCT([Thong_Tin_Ngay_Nghi_201804.$B$3:.$B$57]=[.$B16];[Thong_Tin_Ngay_Nghi_201804.$C$3:.$C$57])+SUMPRODUCT([Thong_Tin_Ngay_Nghi_201805.$B$3:.$B$54]=[.$B16];[Thong_Tin_Ngay_Nghi_201805.$C$3:.$C$54])+SUMPRODUCT([Thong_Tin_Ngay_Nghi_201806.$B$3:.$B$58]=[.$B16];[Thong_Tin_Ngay_Nghi_201806.$C$3:.$C$58])+SUMPRODUCT([Thong_Tin_Ngay_Nghi_201807.$B$3:.$B$59]=[.$B16];[Thong_Tin_Ngay_Nghi_201807.$C$3:.$C$59])+SUMPRODUCT([Thong_Tin_Ngay_Nghi_201808.$B$3:.$B$60]=[.$B16];[Thong_Tin_Ngay_Nghi_201808.$C$3:.$C$60])+SUMPRODUCT([Thong_Tin_Ngay_Nghi_201809.$B$3:.$B$57]=[.$B16];[Thong_Tin_Ngay_Nghi_201809.$C$3:.$C$57])+SUMPRODUCT([Thong_Tin_Ngay_Nghi_201810.$B$3:.$B$56]=[.$B16];[Thong_Tin_Ngay_Nghi_201810.$C$3:.$C$56])+SUMPRODUCT([Thong_Tin_Ngay_Nghi_201811.$B$3:.$B$58]=[.$B16];[Thong_Tin_Ngay_Nghi_201811.$C$3:.$C$58])+ SUMPRODUCT([Thong_Tin_Ngay_Nghi_201812.$B$3:.$B$59]=[.$B16];[Thong_Tin_Ngay_Nghi_201812.$C$3:.$C$59])" office:value-type="float" office:value="6.5">
            <text:p>6.5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16]+[.L16] +[.K16]+[.M16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7]&lt;0;0;[.C1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4-09T13:31:54.01">
            <text:p>04/09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3">
            <text:p>3</text:p>
          </table:table-cell>
          <table:table-cell table:style-name="ce56" table:formula="of:=SUMPRODUCT([Thong_Tin_Ngay_Nghi_201801.$B$3:.$B$60]=[.$B17];[Thong_Tin_Ngay_Nghi_201801.$C$3:.$C$60]) +  SUMPRODUCT([Thong_Tin_Ngay_Nghi_201802.$B$3:.$B$64]=[.$B17];[Thong_Tin_Ngay_Nghi_201802.$C$3:.$C$64]) + SUMPRODUCT([Thong_Tin_Ngay_Nghi_201803.$B$3:.$B$58]=[.$B17];[Thong_Tin_Ngay_Nghi_201803.$C$3:.$C$58])" office:value-type="float" office:value="7">
            <text:p>7</text:p>
          </table:table-cell>
          <table:table-cell table:style-name="ce61" table:formula="of:=SUMPRODUCT([Thong_Tin_Ngay_Nghi_201801.$B$3:.$B$61]=[.$B17];[Thong_Tin_Ngay_Nghi_201801.$C$3:.$C$61])+SUMPRODUCT([Thong_Tin_Ngay_Nghi_201802.$B$3:.$B$65]=[.$B17];[Thong_Tin_Ngay_Nghi_201802.$C$3:.$C$65])+SUMPRODUCT([Thong_Tin_Ngay_Nghi_201803.$B$3:.$B$59]=[.$B17];[Thong_Tin_Ngay_Nghi_201803.$C$3:.$C$59])+SUMPRODUCT([Thong_Tin_Ngay_Nghi_201804.$B$3:.$B$57]=[.$B17];[Thong_Tin_Ngay_Nghi_201804.$C$3:.$C$57])+SUMPRODUCT([Thong_Tin_Ngay_Nghi_201805.$B$3:.$B$54]=[.$B17];[Thong_Tin_Ngay_Nghi_201805.$C$3:.$C$54])+SUMPRODUCT([Thong_Tin_Ngay_Nghi_201806.$B$3:.$B$58]=[.$B17];[Thong_Tin_Ngay_Nghi_201806.$C$3:.$C$58])+SUMPRODUCT([Thong_Tin_Ngay_Nghi_201807.$B$3:.$B$59]=[.$B17];[Thong_Tin_Ngay_Nghi_201807.$C$3:.$C$59])+SUMPRODUCT([Thong_Tin_Ngay_Nghi_201808.$B$3:.$B$60]=[.$B17];[Thong_Tin_Ngay_Nghi_201808.$C$3:.$C$60])+SUMPRODUCT([Thong_Tin_Ngay_Nghi_201809.$B$3:.$B$57]=[.$B17];[Thong_Tin_Ngay_Nghi_201809.$C$3:.$C$57])+SUMPRODUCT([Thong_Tin_Ngay_Nghi_201810.$B$3:.$B$56]=[.$B17];[Thong_Tin_Ngay_Nghi_201810.$C$3:.$C$56])+SUMPRODUCT([Thong_Tin_Ngay_Nghi_201811.$B$3:.$B$58]=[.$B17];[Thong_Tin_Ngay_Nghi_201811.$C$3:.$C$58])+ SUMPRODUCT([Thong_Tin_Ngay_Nghi_201812.$B$3:.$B$59]=[.$B17];[Thong_Tin_Ngay_Nghi_201812.$C$3:.$C$59])" office:value-type="float" office:value="7.5">
            <text:p>7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8]&lt;0;0;[.C18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4-09T13:31:54.01">
            <text:p>04/09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56" table:formula="of:=SUMPRODUCT([Thong_Tin_Ngay_Nghi_201801.$B$3:.$B$60]=[.$B18];[Thong_Tin_Ngay_Nghi_201801.$C$3:.$C$60]) +  SUMPRODUCT([Thong_Tin_Ngay_Nghi_201802.$B$3:.$B$64]=[.$B18];[Thong_Tin_Ngay_Nghi_201802.$C$3:.$C$64]) + SUMPRODUCT([Thong_Tin_Ngay_Nghi_201803.$B$3:.$B$58]=[.$B18];[Thong_Tin_Ngay_Nghi_201803.$C$3:.$C$58])" office:value-type="float" office:value="4.5">
            <text:p>4.5</text:p>
          </table:table-cell>
          <table:table-cell table:style-name="ce61" table:formula="of:=SUMPRODUCT([Thong_Tin_Ngay_Nghi_201801.$B$3:.$B$61]=[.$B18];[Thong_Tin_Ngay_Nghi_201801.$C$3:.$C$61])+SUMPRODUCT([Thong_Tin_Ngay_Nghi_201802.$B$3:.$B$65]=[.$B18];[Thong_Tin_Ngay_Nghi_201802.$C$3:.$C$65])+SUMPRODUCT([Thong_Tin_Ngay_Nghi_201803.$B$3:.$B$59]=[.$B18];[Thong_Tin_Ngay_Nghi_201803.$C$3:.$C$59])+SUMPRODUCT([Thong_Tin_Ngay_Nghi_201804.$B$3:.$B$57]=[.$B18];[Thong_Tin_Ngay_Nghi_201804.$C$3:.$C$57])+SUMPRODUCT([Thong_Tin_Ngay_Nghi_201805.$B$3:.$B$54]=[.$B18];[Thong_Tin_Ngay_Nghi_201805.$C$3:.$C$54])+SUMPRODUCT([Thong_Tin_Ngay_Nghi_201806.$B$3:.$B$58]=[.$B18];[Thong_Tin_Ngay_Nghi_201806.$C$3:.$C$58])+SUMPRODUCT([Thong_Tin_Ngay_Nghi_201807.$B$3:.$B$59]=[.$B18];[Thong_Tin_Ngay_Nghi_201807.$C$3:.$C$59])+SUMPRODUCT([Thong_Tin_Ngay_Nghi_201808.$B$3:.$B$60]=[.$B18];[Thong_Tin_Ngay_Nghi_201808.$C$3:.$C$60])+SUMPRODUCT([Thong_Tin_Ngay_Nghi_201809.$B$3:.$B$57]=[.$B18];[Thong_Tin_Ngay_Nghi_201809.$C$3:.$C$57])+SUMPRODUCT([Thong_Tin_Ngay_Nghi_201810.$B$3:.$B$56]=[.$B18];[Thong_Tin_Ngay_Nghi_201810.$C$3:.$C$56])+SUMPRODUCT([Thong_Tin_Ngay_Nghi_201811.$B$3:.$B$58]=[.$B18];[Thong_Tin_Ngay_Nghi_201811.$C$3:.$C$58])+ SUMPRODUCT([Thong_Tin_Ngay_Nghi_201812.$B$3:.$B$59]=[.$B18];[Thong_Tin_Ngay_Nghi_201812.$C$3:.$C$59])" office:value-type="float" office:value="4.5">
            <text:p>4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4-09T13:31:54.01">
            <text:p>04/09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3">
            <text:p>3</text:p>
          </table:table-cell>
          <table:table-cell table:style-name="ce56" table:formula="of:=SUMPRODUCT([Thong_Tin_Ngay_Nghi_201801.$B$3:.$B$60]=[.$B19];[Thong_Tin_Ngay_Nghi_201801.$C$3:.$C$60]) +  SUMPRODUCT([Thong_Tin_Ngay_Nghi_201802.$B$3:.$B$64]=[.$B19];[Thong_Tin_Ngay_Nghi_201802.$C$3:.$C$64]) + SUMPRODUCT([Thong_Tin_Ngay_Nghi_201803.$B$3:.$B$58]=[.$B19];[Thong_Tin_Ngay_Nghi_201803.$C$3:.$C$58])" office:value-type="float" office:value="21">
            <text:p>21</text:p>
          </table:table-cell>
          <table:table-cell table:style-name="ce61" table:formula="of:=SUMPRODUCT([Thong_Tin_Ngay_Nghi_201801.$B$3:.$B$61]=[.$B19];[Thong_Tin_Ngay_Nghi_201801.$C$3:.$C$61])+SUMPRODUCT([Thong_Tin_Ngay_Nghi_201802.$B$3:.$B$65]=[.$B19];[Thong_Tin_Ngay_Nghi_201802.$C$3:.$C$65])+SUMPRODUCT([Thong_Tin_Ngay_Nghi_201803.$B$3:.$B$59]=[.$B19];[Thong_Tin_Ngay_Nghi_201803.$C$3:.$C$59])+SUMPRODUCT([Thong_Tin_Ngay_Nghi_201804.$B$3:.$B$57]=[.$B19];[Thong_Tin_Ngay_Nghi_201804.$C$3:.$C$57])+SUMPRODUCT([Thong_Tin_Ngay_Nghi_201805.$B$3:.$B$54]=[.$B19];[Thong_Tin_Ngay_Nghi_201805.$C$3:.$C$54])+SUMPRODUCT([Thong_Tin_Ngay_Nghi_201806.$B$3:.$B$58]=[.$B19];[Thong_Tin_Ngay_Nghi_201806.$C$3:.$C$58])+SUMPRODUCT([Thong_Tin_Ngay_Nghi_201807.$B$3:.$B$59]=[.$B19];[Thong_Tin_Ngay_Nghi_201807.$C$3:.$C$59])+SUMPRODUCT([Thong_Tin_Ngay_Nghi_201808.$B$3:.$B$60]=[.$B19];[Thong_Tin_Ngay_Nghi_201808.$C$3:.$C$60])+SUMPRODUCT([Thong_Tin_Ngay_Nghi_201809.$B$3:.$B$57]=[.$B19];[Thong_Tin_Ngay_Nghi_201809.$C$3:.$C$57])+SUMPRODUCT([Thong_Tin_Ngay_Nghi_201810.$B$3:.$B$56]=[.$B19];[Thong_Tin_Ngay_Nghi_201810.$C$3:.$C$56])+SUMPRODUCT([Thong_Tin_Ngay_Nghi_201811.$B$3:.$B$58]=[.$B19];[Thong_Tin_Ngay_Nghi_201811.$C$3:.$C$58])+ SUMPRODUCT([Thong_Tin_Ngay_Nghi_201812.$B$3:.$B$59]=[.$B19];[Thong_Tin_Ngay_Nghi_201812.$C$3:.$C$59])" office:value-type="float" office:value="22">
            <text:p>22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19">
            <text:p>-19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9]+[.L19] +[.K19]+[.M19]" office:value-type="float" office:value="-18">
            <text:p>-18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48"/>
          <table:table-cell table:style-name="ce48"/>
          <table:table-cell table:style-name="ce50" office:value-type="date" office:date-value="2018-02-05">
            <text:p>02/05/18</text:p>
          </table:table-cell>
          <table:table-cell table:style-name="ce50" table:formula="of:=IF(YEAR(NOW())&gt;YEAR([.E20]);DATE(YEAR([.E20]);12;31);NOW())" office:value-type="date" office:date-value="2018-04-09T13:31:54.01">
            <text:p>04/09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2">
            <text:p>2</text:p>
          </table:table-cell>
          <table:table-cell table:style-name="ce56" table:formula="of:=SUMPRODUCT([Thong_Tin_Ngay_Nghi_201801.$B$3:.$B$60]=[.$B20];[Thong_Tin_Ngay_Nghi_201801.$C$3:.$C$60]) +  SUMPRODUCT([Thong_Tin_Ngay_Nghi_201802.$B$3:.$B$64]=[.$B20];[Thong_Tin_Ngay_Nghi_201802.$C$3:.$C$64]) + SUMPRODUCT([Thong_Tin_Ngay_Nghi_201803.$B$3:.$B$58]=[.$B20];[Thong_Tin_Ngay_Nghi_201803.$C$3:.$C$58])" office:value-type="float" office:value="2">
            <text:p>2</text:p>
          </table:table-cell>
          <table:table-cell table:style-name="ce61" table:formula="of:=SUMPRODUCT([Thong_Tin_Ngay_Nghi_201801.$B$3:.$B$61]=[.$B20];[Thong_Tin_Ngay_Nghi_201801.$C$3:.$C$61])+SUMPRODUCT([Thong_Tin_Ngay_Nghi_201802.$B$3:.$B$65]=[.$B20];[Thong_Tin_Ngay_Nghi_201802.$C$3:.$C$65])+SUMPRODUCT([Thong_Tin_Ngay_Nghi_201803.$B$3:.$B$59]=[.$B20];[Thong_Tin_Ngay_Nghi_201803.$C$3:.$C$59])+SUMPRODUCT([Thong_Tin_Ngay_Nghi_201804.$B$3:.$B$57]=[.$B20];[Thong_Tin_Ngay_Nghi_201804.$C$3:.$C$57])+SUMPRODUCT([Thong_Tin_Ngay_Nghi_201805.$B$3:.$B$54]=[.$B20];[Thong_Tin_Ngay_Nghi_201805.$C$3:.$C$54])+SUMPRODUCT([Thong_Tin_Ngay_Nghi_201806.$B$3:.$B$58]=[.$B20];[Thong_Tin_Ngay_Nghi_201806.$C$3:.$C$58])+SUMPRODUCT([Thong_Tin_Ngay_Nghi_201807.$B$3:.$B$59]=[.$B20];[Thong_Tin_Ngay_Nghi_201807.$C$3:.$C$59])+SUMPRODUCT([Thong_Tin_Ngay_Nghi_201808.$B$3:.$B$60]=[.$B20];[Thong_Tin_Ngay_Nghi_201808.$C$3:.$C$60])+SUMPRODUCT([Thong_Tin_Ngay_Nghi_201809.$B$3:.$B$57]=[.$B20];[Thong_Tin_Ngay_Nghi_201809.$C$3:.$C$57])+SUMPRODUCT([Thong_Tin_Ngay_Nghi_201810.$B$3:.$B$56]=[.$B20];[Thong_Tin_Ngay_Nghi_201810.$C$3:.$C$56])+SUMPRODUCT([Thong_Tin_Ngay_Nghi_201811.$B$3:.$B$58]=[.$B20];[Thong_Tin_Ngay_Nghi_201811.$C$3:.$C$58])+ SUMPRODUCT([Thong_Tin_Ngay_Nghi_201812.$B$3:.$B$59]=[.$B20];[Thong_Tin_Ngay_Nghi_201812.$C$3:.$C$59])" office:value-type="float" office:value="2">
            <text:p>2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2">
            <text:p>2</text:p>
          </table:table-cell>
          <table:table-cell table:style-name="ce48" table:formula="of:=[.J20]+[.L20] +[.K20]+[.M20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 </text:p>
            <text:p>- Tháng 3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1]&lt;0;0;[.C21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04-09T13:31:54.02">
            <text:p>04/09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3">
            <text:p>3</text:p>
          </table:table-cell>
          <table:table-cell table:style-name="ce56" table:formula="of:=SUMPRODUCT([Thong_Tin_Ngay_Nghi_201801.$B$3:.$B$60]=[.$B21];[Thong_Tin_Ngay_Nghi_201801.$C$3:.$C$60]) +  SUMPRODUCT([Thong_Tin_Ngay_Nghi_201802.$B$3:.$B$64]=[.$B21];[Thong_Tin_Ngay_Nghi_201802.$C$3:.$C$64]) + SUMPRODUCT([Thong_Tin_Ngay_Nghi_201803.$B$3:.$B$58]=[.$B21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21];[Thong_Tin_Ngay_Nghi_201801.$C$3:.$C$61])+SUMPRODUCT([Thong_Tin_Ngay_Nghi_201802.$B$3:.$B$65]=[.$B21];[Thong_Tin_Ngay_Nghi_201802.$C$3:.$C$65])+SUMPRODUCT([Thong_Tin_Ngay_Nghi_201803.$B$3:.$B$59]=[.$B21];[Thong_Tin_Ngay_Nghi_201803.$C$3:.$C$59])+SUMPRODUCT([Thong_Tin_Ngay_Nghi_201804.$B$3:.$B$57]=[.$B21];[Thong_Tin_Ngay_Nghi_201804.$C$3:.$C$57])+SUMPRODUCT([Thong_Tin_Ngay_Nghi_201805.$B$3:.$B$54]=[.$B21];[Thong_Tin_Ngay_Nghi_201805.$C$3:.$C$54])+SUMPRODUCT([Thong_Tin_Ngay_Nghi_201806.$B$3:.$B$58]=[.$B21];[Thong_Tin_Ngay_Nghi_201806.$C$3:.$C$58])+SUMPRODUCT([Thong_Tin_Ngay_Nghi_201807.$B$3:.$B$59]=[.$B21];[Thong_Tin_Ngay_Nghi_201807.$C$3:.$C$59])+SUMPRODUCT([Thong_Tin_Ngay_Nghi_201808.$B$3:.$B$60]=[.$B21];[Thong_Tin_Ngay_Nghi_201808.$C$3:.$C$60])+SUMPRODUCT([Thong_Tin_Ngay_Nghi_201809.$B$3:.$B$57]=[.$B21];[Thong_Tin_Ngay_Nghi_201809.$C$3:.$C$57])+SUMPRODUCT([Thong_Tin_Ngay_Nghi_201810.$B$3:.$B$56]=[.$B21];[Thong_Tin_Ngay_Nghi_201810.$C$3:.$C$56])+SUMPRODUCT([Thong_Tin_Ngay_Nghi_201811.$B$3:.$B$58]=[.$B21];[Thong_Tin_Ngay_Nghi_201811.$C$3:.$C$58])+ SUMPRODUCT([Thong_Tin_Ngay_Nghi_201812.$B$3:.$B$59]=[.$B21];[Thong_Tin_Ngay_Nghi_201812.$C$3:.$C$59])" office:value-type="float" office:value="7">
            <text:p>7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1]+[.L21] +[.K21]+[.M2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2]&lt;0;0;[.C22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4-09T13:31:54.02">
            <text:p>04/09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6" table:formula="of:=SUMPRODUCT([Thong_Tin_Ngay_Nghi_201801.$B$3:.$B$60]=[.$B22];[Thong_Tin_Ngay_Nghi_201801.$C$3:.$C$60]) +  SUMPRODUCT([Thong_Tin_Ngay_Nghi_201802.$B$3:.$B$64]=[.$B22];[Thong_Tin_Ngay_Nghi_201802.$C$3:.$C$64]) + SUMPRODUCT([Thong_Tin_Ngay_Nghi_201803.$B$3:.$B$58]=[.$B22];[Thong_Tin_Ngay_Nghi_201803.$C$3:.$C$58])" office:value-type="float" office:value="4">
            <text:p>4</text:p>
          </table:table-cell>
          <table:table-cell table:style-name="ce61" table:formula="of:=SUMPRODUCT([Thong_Tin_Ngay_Nghi_201801.$B$3:.$B$61]=[.$B22];[Thong_Tin_Ngay_Nghi_201801.$C$3:.$C$61])+SUMPRODUCT([Thong_Tin_Ngay_Nghi_201802.$B$3:.$B$65]=[.$B22];[Thong_Tin_Ngay_Nghi_201802.$C$3:.$C$65])+SUMPRODUCT([Thong_Tin_Ngay_Nghi_201803.$B$3:.$B$59]=[.$B22];[Thong_Tin_Ngay_Nghi_201803.$C$3:.$C$59])+SUMPRODUCT([Thong_Tin_Ngay_Nghi_201804.$B$3:.$B$57]=[.$B22];[Thong_Tin_Ngay_Nghi_201804.$C$3:.$C$57])+SUMPRODUCT([Thong_Tin_Ngay_Nghi_201805.$B$3:.$B$54]=[.$B22];[Thong_Tin_Ngay_Nghi_201805.$C$3:.$C$54])+SUMPRODUCT([Thong_Tin_Ngay_Nghi_201806.$B$3:.$B$58]=[.$B22];[Thong_Tin_Ngay_Nghi_201806.$C$3:.$C$58])+SUMPRODUCT([Thong_Tin_Ngay_Nghi_201807.$B$3:.$B$59]=[.$B22];[Thong_Tin_Ngay_Nghi_201807.$C$3:.$C$59])+SUMPRODUCT([Thong_Tin_Ngay_Nghi_201808.$B$3:.$B$60]=[.$B22];[Thong_Tin_Ngay_Nghi_201808.$C$3:.$C$60])+SUMPRODUCT([Thong_Tin_Ngay_Nghi_201809.$B$3:.$B$57]=[.$B22];[Thong_Tin_Ngay_Nghi_201809.$C$3:.$C$57])+SUMPRODUCT([Thong_Tin_Ngay_Nghi_201810.$B$3:.$B$56]=[.$B22];[Thong_Tin_Ngay_Nghi_201810.$C$3:.$C$56])+SUMPRODUCT([Thong_Tin_Ngay_Nghi_201811.$B$3:.$B$58]=[.$B22];[Thong_Tin_Ngay_Nghi_201811.$C$3:.$C$58])+ SUMPRODUCT([Thong_Tin_Ngay_Nghi_201812.$B$3:.$B$59]=[.$B22];[Thong_Tin_Ngay_Nghi_201812.$C$3:.$C$59])" office:value-type="float" office:value="4.5">
            <text:p>4.5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2.5">
            <text:p>2.5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3]&lt;0;0;[.C23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4-09T13:31:54.02">
            <text:p>04/09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3">
            <text:p>3</text:p>
          </table:table-cell>
          <table:table-cell table:style-name="ce56" table:formula="of:=SUMPRODUCT([Thong_Tin_Ngay_Nghi_201801.$B$3:.$B$60]=[.$B23];[Thong_Tin_Ngay_Nghi_201801.$C$3:.$C$60]) +  SUMPRODUCT([Thong_Tin_Ngay_Nghi_201802.$B$3:.$B$64]=[.$B23];[Thong_Tin_Ngay_Nghi_201802.$C$3:.$C$64]) + SUMPRODUCT([Thong_Tin_Ngay_Nghi_201803.$B$3:.$B$58]=[.$B23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23];[Thong_Tin_Ngay_Nghi_201801.$C$3:.$C$61])+SUMPRODUCT([Thong_Tin_Ngay_Nghi_201802.$B$3:.$B$65]=[.$B23];[Thong_Tin_Ngay_Nghi_201802.$C$3:.$C$65])+SUMPRODUCT([Thong_Tin_Ngay_Nghi_201803.$B$3:.$B$59]=[.$B23];[Thong_Tin_Ngay_Nghi_201803.$C$3:.$C$59])+SUMPRODUCT([Thong_Tin_Ngay_Nghi_201804.$B$3:.$B$57]=[.$B23];[Thong_Tin_Ngay_Nghi_201804.$C$3:.$C$57])+SUMPRODUCT([Thong_Tin_Ngay_Nghi_201805.$B$3:.$B$54]=[.$B23];[Thong_Tin_Ngay_Nghi_201805.$C$3:.$C$54])+SUMPRODUCT([Thong_Tin_Ngay_Nghi_201806.$B$3:.$B$58]=[.$B23];[Thong_Tin_Ngay_Nghi_201806.$C$3:.$C$58])+SUMPRODUCT([Thong_Tin_Ngay_Nghi_201807.$B$3:.$B$59]=[.$B23];[Thong_Tin_Ngay_Nghi_201807.$C$3:.$C$59])+SUMPRODUCT([Thong_Tin_Ngay_Nghi_201808.$B$3:.$B$60]=[.$B23];[Thong_Tin_Ngay_Nghi_201808.$C$3:.$C$60])+SUMPRODUCT([Thong_Tin_Ngay_Nghi_201809.$B$3:.$B$57]=[.$B23];[Thong_Tin_Ngay_Nghi_201809.$C$3:.$C$57])+SUMPRODUCT([Thong_Tin_Ngay_Nghi_201810.$B$3:.$B$56]=[.$B23];[Thong_Tin_Ngay_Nghi_201810.$C$3:.$C$56])+SUMPRODUCT([Thong_Tin_Ngay_Nghi_201811.$B$3:.$B$58]=[.$B23];[Thong_Tin_Ngay_Nghi_201811.$C$3:.$C$58])+ SUMPRODUCT([Thong_Tin_Ngay_Nghi_201812.$B$3:.$B$59]=[.$B23];[Thong_Tin_Ngay_Nghi_201812.$C$3:.$C$59])" office:value-type="float" office:value="3">
            <text:p>3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4]&lt;0;0;[.C24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4-09T13:31:54.02">
            <text:p>04/09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3">
            <text:p>3</text:p>
          </table:table-cell>
          <table:table-cell table:style-name="ce56" table:formula="of:=SUMPRODUCT([Thong_Tin_Ngay_Nghi_201801.$B$3:.$B$60]=[.$B24];[Thong_Tin_Ngay_Nghi_201801.$C$3:.$C$60]) +  SUMPRODUCT([Thong_Tin_Ngay_Nghi_201802.$B$3:.$B$64]=[.$B24];[Thong_Tin_Ngay_Nghi_201802.$C$3:.$C$64]) + SUMPRODUCT([Thong_Tin_Ngay_Nghi_201803.$B$3:.$B$58]=[.$B24];[Thong_Tin_Ngay_Nghi_201803.$C$3:.$C$58])" office:value-type="float" office:value="4">
            <text:p>4</text:p>
          </table:table-cell>
          <table:table-cell table:style-name="ce61" table:formula="of:=SUMPRODUCT([Thong_Tin_Ngay_Nghi_201801.$B$3:.$B$61]=[.$B24];[Thong_Tin_Ngay_Nghi_201801.$C$3:.$C$61])+SUMPRODUCT([Thong_Tin_Ngay_Nghi_201802.$B$3:.$B$65]=[.$B24];[Thong_Tin_Ngay_Nghi_201802.$C$3:.$C$65])+SUMPRODUCT([Thong_Tin_Ngay_Nghi_201803.$B$3:.$B$59]=[.$B24];[Thong_Tin_Ngay_Nghi_201803.$C$3:.$C$59])+SUMPRODUCT([Thong_Tin_Ngay_Nghi_201804.$B$3:.$B$57]=[.$B24];[Thong_Tin_Ngay_Nghi_201804.$C$3:.$C$57])+SUMPRODUCT([Thong_Tin_Ngay_Nghi_201805.$B$3:.$B$54]=[.$B24];[Thong_Tin_Ngay_Nghi_201805.$C$3:.$C$54])+SUMPRODUCT([Thong_Tin_Ngay_Nghi_201806.$B$3:.$B$58]=[.$B24];[Thong_Tin_Ngay_Nghi_201806.$C$3:.$C$58])+SUMPRODUCT([Thong_Tin_Ngay_Nghi_201807.$B$3:.$B$59]=[.$B24];[Thong_Tin_Ngay_Nghi_201807.$C$3:.$C$59])+SUMPRODUCT([Thong_Tin_Ngay_Nghi_201808.$B$3:.$B$60]=[.$B24];[Thong_Tin_Ngay_Nghi_201808.$C$3:.$C$60])+SUMPRODUCT([Thong_Tin_Ngay_Nghi_201809.$B$3:.$B$57]=[.$B24];[Thong_Tin_Ngay_Nghi_201809.$C$3:.$C$57])+SUMPRODUCT([Thong_Tin_Ngay_Nghi_201810.$B$3:.$B$56]=[.$B24];[Thong_Tin_Ngay_Nghi_201810.$C$3:.$C$56])+SUMPRODUCT([Thong_Tin_Ngay_Nghi_201811.$B$3:.$B$58]=[.$B24];[Thong_Tin_Ngay_Nghi_201811.$C$3:.$C$58])+ SUMPRODUCT([Thong_Tin_Ngay_Nghi_201812.$B$3:.$B$59]=[.$B24];[Thong_Tin_Ngay_Nghi_201812.$C$3:.$C$59])" office:value-type="float" office:value="4">
            <text:p>4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4-09T13:31:54.02">
            <text:p>04/09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3">
            <text:p>3</text:p>
          </table:table-cell>
          <table:table-cell table:style-name="ce56" table:formula="of:=SUMPRODUCT([Thong_Tin_Ngay_Nghi_201801.$B$3:.$B$60]=[.$B25];[Thong_Tin_Ngay_Nghi_201801.$C$3:.$C$60]) +  SUMPRODUCT([Thong_Tin_Ngay_Nghi_201802.$B$3:.$B$64]=[.$B25];[Thong_Tin_Ngay_Nghi_201802.$C$3:.$C$64]) + SUMPRODUCT([Thong_Tin_Ngay_Nghi_201803.$B$3:.$B$58]=[.$B25];[Thong_Tin_Ngay_Nghi_201803.$C$3:.$C$58])" office:value-type="float" office:value="12.5">
            <text:p>12.5</text:p>
          </table:table-cell>
          <table:table-cell table:style-name="ce61" table:formula="of:=SUMPRODUCT([Thong_Tin_Ngay_Nghi_201801.$B$3:.$B$61]=[.$B25];[Thong_Tin_Ngay_Nghi_201801.$C$3:.$C$61])+SUMPRODUCT([Thong_Tin_Ngay_Nghi_201802.$B$3:.$B$65]=[.$B25];[Thong_Tin_Ngay_Nghi_201802.$C$3:.$C$65])+SUMPRODUCT([Thong_Tin_Ngay_Nghi_201803.$B$3:.$B$59]=[.$B25];[Thong_Tin_Ngay_Nghi_201803.$C$3:.$C$59])+SUMPRODUCT([Thong_Tin_Ngay_Nghi_201804.$B$3:.$B$57]=[.$B25];[Thong_Tin_Ngay_Nghi_201804.$C$3:.$C$57])+SUMPRODUCT([Thong_Tin_Ngay_Nghi_201805.$B$3:.$B$54]=[.$B25];[Thong_Tin_Ngay_Nghi_201805.$C$3:.$C$54])+SUMPRODUCT([Thong_Tin_Ngay_Nghi_201806.$B$3:.$B$58]=[.$B25];[Thong_Tin_Ngay_Nghi_201806.$C$3:.$C$58])+SUMPRODUCT([Thong_Tin_Ngay_Nghi_201807.$B$3:.$B$59]=[.$B25];[Thong_Tin_Ngay_Nghi_201807.$C$3:.$C$59])+SUMPRODUCT([Thong_Tin_Ngay_Nghi_201808.$B$3:.$B$60]=[.$B25];[Thong_Tin_Ngay_Nghi_201808.$C$3:.$C$60])+SUMPRODUCT([Thong_Tin_Ngay_Nghi_201809.$B$3:.$B$57]=[.$B25];[Thong_Tin_Ngay_Nghi_201809.$C$3:.$C$57])+SUMPRODUCT([Thong_Tin_Ngay_Nghi_201810.$B$3:.$B$56]=[.$B25];[Thong_Tin_Ngay_Nghi_201810.$C$3:.$C$56])+SUMPRODUCT([Thong_Tin_Ngay_Nghi_201811.$B$3:.$B$58]=[.$B25];[Thong_Tin_Ngay_Nghi_201811.$C$3:.$C$58])+ SUMPRODUCT([Thong_Tin_Ngay_Nghi_201812.$B$3:.$B$59]=[.$B25];[Thong_Tin_Ngay_Nghi_201812.$C$3:.$C$59])" office:value-type="float" office:value="12.5">
            <text:p>12.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9.5">
            <text:p>-9.5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4-09T13:31:54.02">
            <text:p>04/09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3">
            <text:p>3</text:p>
          </table:table-cell>
          <table:table-cell table:style-name="ce56" table:formula="of:=SUMPRODUCT([Thong_Tin_Ngay_Nghi_201801.$B$3:.$B$60]=[.$B26];[Thong_Tin_Ngay_Nghi_201801.$C$3:.$C$60]) +  SUMPRODUCT([Thong_Tin_Ngay_Nghi_201802.$B$3:.$B$64]=[.$B26];[Thong_Tin_Ngay_Nghi_201802.$C$3:.$C$64]) + SUMPRODUCT([Thong_Tin_Ngay_Nghi_201803.$B$3:.$B$58]=[.$B26];[Thong_Tin_Ngay_Nghi_201803.$C$3:.$C$58])" office:value-type="float" office:value="12.5">
            <text:p>12.5</text:p>
          </table:table-cell>
          <table:table-cell table:style-name="ce61" table:formula="of:=SUMPRODUCT([Thong_Tin_Ngay_Nghi_201801.$B$3:.$B$61]=[.$B26];[Thong_Tin_Ngay_Nghi_201801.$C$3:.$C$61])+SUMPRODUCT([Thong_Tin_Ngay_Nghi_201802.$B$3:.$B$65]=[.$B26];[Thong_Tin_Ngay_Nghi_201802.$C$3:.$C$65])+SUMPRODUCT([Thong_Tin_Ngay_Nghi_201803.$B$3:.$B$59]=[.$B26];[Thong_Tin_Ngay_Nghi_201803.$C$3:.$C$59])+SUMPRODUCT([Thong_Tin_Ngay_Nghi_201804.$B$3:.$B$57]=[.$B26];[Thong_Tin_Ngay_Nghi_201804.$C$3:.$C$57])+SUMPRODUCT([Thong_Tin_Ngay_Nghi_201805.$B$3:.$B$54]=[.$B26];[Thong_Tin_Ngay_Nghi_201805.$C$3:.$C$54])+SUMPRODUCT([Thong_Tin_Ngay_Nghi_201806.$B$3:.$B$58]=[.$B26];[Thong_Tin_Ngay_Nghi_201806.$C$3:.$C$58])+SUMPRODUCT([Thong_Tin_Ngay_Nghi_201807.$B$3:.$B$59]=[.$B26];[Thong_Tin_Ngay_Nghi_201807.$C$3:.$C$59])+SUMPRODUCT([Thong_Tin_Ngay_Nghi_201808.$B$3:.$B$60]=[.$B26];[Thong_Tin_Ngay_Nghi_201808.$C$3:.$C$60])+SUMPRODUCT([Thong_Tin_Ngay_Nghi_201809.$B$3:.$B$57]=[.$B26];[Thong_Tin_Ngay_Nghi_201809.$C$3:.$C$57])+SUMPRODUCT([Thong_Tin_Ngay_Nghi_201810.$B$3:.$B$56]=[.$B26];[Thong_Tin_Ngay_Nghi_201810.$C$3:.$C$56])+SUMPRODUCT([Thong_Tin_Ngay_Nghi_201811.$B$3:.$B$58]=[.$B26];[Thong_Tin_Ngay_Nghi_201811.$C$3:.$C$58])+ SUMPRODUCT([Thong_Tin_Ngay_Nghi_201812.$B$3:.$B$59]=[.$B26];[Thong_Tin_Ngay_Nghi_201812.$C$3:.$C$59])" office:value-type="float" office:value="12.5">
            <text:p>12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9.5">
            <text:p>-9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4-09T13:31:54.02">
            <text:p>04/09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3">
            <text:p>3</text:p>
          </table:table-cell>
          <table:table-cell table:style-name="ce56" table:formula="of:=SUMPRODUCT([Thong_Tin_Ngay_Nghi_201801.$B$3:.$B$60]=[.$B27];[Thong_Tin_Ngay_Nghi_201801.$C$3:.$C$60]) +  SUMPRODUCT([Thong_Tin_Ngay_Nghi_201802.$B$3:.$B$64]=[.$B27];[Thong_Tin_Ngay_Nghi_201802.$C$3:.$C$64]) + SUMPRODUCT([Thong_Tin_Ngay_Nghi_201803.$B$3:.$B$58]=[.$B27];[Thong_Tin_Ngay_Nghi_201803.$C$3:.$C$58])" office:value-type="float" office:value="2">
            <text:p>2</text:p>
          </table:table-cell>
          <table:table-cell table:style-name="ce61" table:formula="of:=SUMPRODUCT([Thong_Tin_Ngay_Nghi_201801.$B$3:.$B$61]=[.$B27];[Thong_Tin_Ngay_Nghi_201801.$C$3:.$C$61])+SUMPRODUCT([Thong_Tin_Ngay_Nghi_201802.$B$3:.$B$65]=[.$B27];[Thong_Tin_Ngay_Nghi_201802.$C$3:.$C$65])+SUMPRODUCT([Thong_Tin_Ngay_Nghi_201803.$B$3:.$B$59]=[.$B27];[Thong_Tin_Ngay_Nghi_201803.$C$3:.$C$59])+SUMPRODUCT([Thong_Tin_Ngay_Nghi_201804.$B$3:.$B$57]=[.$B27];[Thong_Tin_Ngay_Nghi_201804.$C$3:.$C$57])+SUMPRODUCT([Thong_Tin_Ngay_Nghi_201805.$B$3:.$B$54]=[.$B27];[Thong_Tin_Ngay_Nghi_201805.$C$3:.$C$54])+SUMPRODUCT([Thong_Tin_Ngay_Nghi_201806.$B$3:.$B$58]=[.$B27];[Thong_Tin_Ngay_Nghi_201806.$C$3:.$C$58])+SUMPRODUCT([Thong_Tin_Ngay_Nghi_201807.$B$3:.$B$59]=[.$B27];[Thong_Tin_Ngay_Nghi_201807.$C$3:.$C$59])+SUMPRODUCT([Thong_Tin_Ngay_Nghi_201808.$B$3:.$B$60]=[.$B27];[Thong_Tin_Ngay_Nghi_201808.$C$3:.$C$60])+SUMPRODUCT([Thong_Tin_Ngay_Nghi_201809.$B$3:.$B$57]=[.$B27];[Thong_Tin_Ngay_Nghi_201809.$C$3:.$C$57])+SUMPRODUCT([Thong_Tin_Ngay_Nghi_201810.$B$3:.$B$56]=[.$B27];[Thong_Tin_Ngay_Nghi_201810.$C$3:.$C$56])+SUMPRODUCT([Thong_Tin_Ngay_Nghi_201811.$B$3:.$B$58]=[.$B27];[Thong_Tin_Ngay_Nghi_201811.$C$3:.$C$58])+ SUMPRODUCT([Thong_Tin_Ngay_Nghi_201812.$B$3:.$B$59]=[.$B27];[Thong_Tin_Ngay_Nghi_201812.$C$3:.$C$59])" office:value-type="float" office:value="2">
            <text:p>2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8]&lt;0;0;[.C28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4-09T13:31:54.02">
            <text:p>04/09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3">
            <text:p>3</text:p>
          </table:table-cell>
          <table:table-cell table:style-name="ce56" table:formula="of:=SUMPRODUCT([Thong_Tin_Ngay_Nghi_201801.$B$3:.$B$60]=[.$B28];[Thong_Tin_Ngay_Nghi_201801.$C$3:.$C$60]) +  SUMPRODUCT([Thong_Tin_Ngay_Nghi_201802.$B$3:.$B$64]=[.$B28];[Thong_Tin_Ngay_Nghi_201802.$C$3:.$C$64]) + SUMPRODUCT([Thong_Tin_Ngay_Nghi_201803.$B$3:.$B$58]=[.$B28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28];[Thong_Tin_Ngay_Nghi_201801.$C$3:.$C$61])+SUMPRODUCT([Thong_Tin_Ngay_Nghi_201802.$B$3:.$B$65]=[.$B28];[Thong_Tin_Ngay_Nghi_201802.$C$3:.$C$65])+SUMPRODUCT([Thong_Tin_Ngay_Nghi_201803.$B$3:.$B$59]=[.$B28];[Thong_Tin_Ngay_Nghi_201803.$C$3:.$C$59])+SUMPRODUCT([Thong_Tin_Ngay_Nghi_201804.$B$3:.$B$57]=[.$B28];[Thong_Tin_Ngay_Nghi_201804.$C$3:.$C$57])+SUMPRODUCT([Thong_Tin_Ngay_Nghi_201805.$B$3:.$B$54]=[.$B28];[Thong_Tin_Ngay_Nghi_201805.$C$3:.$C$54])+SUMPRODUCT([Thong_Tin_Ngay_Nghi_201806.$B$3:.$B$58]=[.$B28];[Thong_Tin_Ngay_Nghi_201806.$C$3:.$C$58])+SUMPRODUCT([Thong_Tin_Ngay_Nghi_201807.$B$3:.$B$59]=[.$B28];[Thong_Tin_Ngay_Nghi_201807.$C$3:.$C$59])+SUMPRODUCT([Thong_Tin_Ngay_Nghi_201808.$B$3:.$B$60]=[.$B28];[Thong_Tin_Ngay_Nghi_201808.$C$3:.$C$60])+SUMPRODUCT([Thong_Tin_Ngay_Nghi_201809.$B$3:.$B$57]=[.$B28];[Thong_Tin_Ngay_Nghi_201809.$C$3:.$C$57])+SUMPRODUCT([Thong_Tin_Ngay_Nghi_201810.$B$3:.$B$56]=[.$B28];[Thong_Tin_Ngay_Nghi_201810.$C$3:.$C$56])+SUMPRODUCT([Thong_Tin_Ngay_Nghi_201811.$B$3:.$B$58]=[.$B28];[Thong_Tin_Ngay_Nghi_201811.$C$3:.$C$58])+ SUMPRODUCT([Thong_Tin_Ngay_Nghi_201812.$B$3:.$B$59]=[.$B28];[Thong_Tin_Ngay_Nghi_201812.$C$3:.$C$59])" office:value-type="float" office:value="7.5">
            <text:p>7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9]&lt;0;0;[.C29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4-09T13:31:54.02">
            <text:p>04/09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3">
            <text:p>3</text:p>
          </table:table-cell>
          <table:table-cell table:style-name="ce56" table:formula="of:=SUMPRODUCT([Thong_Tin_Ngay_Nghi_201801.$B$3:.$B$60]=[.$B29];[Thong_Tin_Ngay_Nghi_201801.$C$3:.$C$60]) +  SUMPRODUCT([Thong_Tin_Ngay_Nghi_201802.$B$3:.$B$64]=[.$B29];[Thong_Tin_Ngay_Nghi_201802.$C$3:.$C$64]) + SUMPRODUCT([Thong_Tin_Ngay_Nghi_201803.$B$3:.$B$58]=[.$B29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29];[Thong_Tin_Ngay_Nghi_201801.$C$3:.$C$61])+SUMPRODUCT([Thong_Tin_Ngay_Nghi_201802.$B$3:.$B$65]=[.$B29];[Thong_Tin_Ngay_Nghi_201802.$C$3:.$C$65])+SUMPRODUCT([Thong_Tin_Ngay_Nghi_201803.$B$3:.$B$59]=[.$B29];[Thong_Tin_Ngay_Nghi_201803.$C$3:.$C$59])+SUMPRODUCT([Thong_Tin_Ngay_Nghi_201804.$B$3:.$B$57]=[.$B29];[Thong_Tin_Ngay_Nghi_201804.$C$3:.$C$57])+SUMPRODUCT([Thong_Tin_Ngay_Nghi_201805.$B$3:.$B$54]=[.$B29];[Thong_Tin_Ngay_Nghi_201805.$C$3:.$C$54])+SUMPRODUCT([Thong_Tin_Ngay_Nghi_201806.$B$3:.$B$58]=[.$B29];[Thong_Tin_Ngay_Nghi_201806.$C$3:.$C$58])+SUMPRODUCT([Thong_Tin_Ngay_Nghi_201807.$B$3:.$B$59]=[.$B29];[Thong_Tin_Ngay_Nghi_201807.$C$3:.$C$59])+SUMPRODUCT([Thong_Tin_Ngay_Nghi_201808.$B$3:.$B$60]=[.$B29];[Thong_Tin_Ngay_Nghi_201808.$C$3:.$C$60])+SUMPRODUCT([Thong_Tin_Ngay_Nghi_201809.$B$3:.$B$57]=[.$B29];[Thong_Tin_Ngay_Nghi_201809.$C$3:.$C$57])+SUMPRODUCT([Thong_Tin_Ngay_Nghi_201810.$B$3:.$B$56]=[.$B29];[Thong_Tin_Ngay_Nghi_201810.$C$3:.$C$56])+SUMPRODUCT([Thong_Tin_Ngay_Nghi_201811.$B$3:.$B$58]=[.$B29];[Thong_Tin_Ngay_Nghi_201811.$C$3:.$C$58])+ SUMPRODUCT([Thong_Tin_Ngay_Nghi_201812.$B$3:.$B$59]=[.$B29];[Thong_Tin_Ngay_Nghi_201812.$C$3:.$C$59])" office:value-type="float" office:value="3.5">
            <text:p>3.5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0]&lt;0;0;[.C3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4-09T13:31:54.02">
            <text:p>04/09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3">
            <text:p>3</text:p>
          </table:table-cell>
          <table:table-cell table:style-name="ce56" table:formula="of:=SUMPRODUCT([Thong_Tin_Ngay_Nghi_201801.$B$3:.$B$60]=[.$B30];[Thong_Tin_Ngay_Nghi_201801.$C$3:.$C$60]) +  SUMPRODUCT([Thong_Tin_Ngay_Nghi_201802.$B$3:.$B$64]=[.$B30];[Thong_Tin_Ngay_Nghi_201802.$C$3:.$C$64]) + SUMPRODUCT([Thong_Tin_Ngay_Nghi_201803.$B$3:.$B$58]=[.$B30];[Thong_Tin_Ngay_Nghi_201803.$C$3:.$C$58])" office:value-type="float" office:value="8">
            <text:p>8</text:p>
          </table:table-cell>
          <table:table-cell table:style-name="ce61" table:formula="of:=SUMPRODUCT([Thong_Tin_Ngay_Nghi_201801.$B$3:.$B$61]=[.$B30];[Thong_Tin_Ngay_Nghi_201801.$C$3:.$C$61])+SUMPRODUCT([Thong_Tin_Ngay_Nghi_201802.$B$3:.$B$65]=[.$B30];[Thong_Tin_Ngay_Nghi_201802.$C$3:.$C$65])+SUMPRODUCT([Thong_Tin_Ngay_Nghi_201803.$B$3:.$B$59]=[.$B30];[Thong_Tin_Ngay_Nghi_201803.$C$3:.$C$59])+SUMPRODUCT([Thong_Tin_Ngay_Nghi_201804.$B$3:.$B$57]=[.$B30];[Thong_Tin_Ngay_Nghi_201804.$C$3:.$C$57])+SUMPRODUCT([Thong_Tin_Ngay_Nghi_201805.$B$3:.$B$54]=[.$B30];[Thong_Tin_Ngay_Nghi_201805.$C$3:.$C$54])+SUMPRODUCT([Thong_Tin_Ngay_Nghi_201806.$B$3:.$B$58]=[.$B30];[Thong_Tin_Ngay_Nghi_201806.$C$3:.$C$58])+SUMPRODUCT([Thong_Tin_Ngay_Nghi_201807.$B$3:.$B$59]=[.$B30];[Thong_Tin_Ngay_Nghi_201807.$C$3:.$C$59])+SUMPRODUCT([Thong_Tin_Ngay_Nghi_201808.$B$3:.$B$60]=[.$B30];[Thong_Tin_Ngay_Nghi_201808.$C$3:.$C$60])+SUMPRODUCT([Thong_Tin_Ngay_Nghi_201809.$B$3:.$B$57]=[.$B30];[Thong_Tin_Ngay_Nghi_201809.$C$3:.$C$57])+SUMPRODUCT([Thong_Tin_Ngay_Nghi_201810.$B$3:.$B$56]=[.$B30];[Thong_Tin_Ngay_Nghi_201810.$C$3:.$C$56])+SUMPRODUCT([Thong_Tin_Ngay_Nghi_201811.$B$3:.$B$58]=[.$B30];[Thong_Tin_Ngay_Nghi_201811.$C$3:.$C$58])+ SUMPRODUCT([Thong_Tin_Ngay_Nghi_201812.$B$3:.$B$59]=[.$B30];[Thong_Tin_Ngay_Nghi_201812.$C$3:.$C$59])" office:value-type="float" office:value="8">
            <text:p>8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-5">
            <text:p>-5</text:p>
          </table:table-cell>
          <table:table-cell table:style-name="ce48"/>
          <table:table-cell table:style-name="ce48" table:formula="of:=1+1" office:value-type="float" office:value="2">
            <text:p>2</text:p>
          </table:table-cell>
          <table:table-cell table:style-name="ce63"/>
          <table:table-cell table:style-name="ce48" table:formula="of:=[.J30]+[.L30] +[.K30]+[.M30]" office:value-type="float" office:value="-3">
            <text:p>-3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4-09T13:31:54.03">
            <text:p>04/09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3">
            <text:p>3</text:p>
          </table:table-cell>
          <table:table-cell table:style-name="ce56" table:formula="of:=SUMPRODUCT([Thong_Tin_Ngay_Nghi_201801.$B$3:.$B$60]=[.$B31];[Thong_Tin_Ngay_Nghi_201801.$C$3:.$C$60]) +  SUMPRODUCT([Thong_Tin_Ngay_Nghi_201802.$B$3:.$B$64]=[.$B31];[Thong_Tin_Ngay_Nghi_201802.$C$3:.$C$64]) + SUMPRODUCT([Thong_Tin_Ngay_Nghi_201803.$B$3:.$B$58]=[.$B31];[Thong_Tin_Ngay_Nghi_201803.$C$3:.$C$58])" office:value-type="float" office:value="4">
            <text:p>4</text:p>
          </table:table-cell>
          <table:table-cell table:style-name="ce61" table:formula="of:=SUMPRODUCT([Thong_Tin_Ngay_Nghi_201801.$B$3:.$B$61]=[.$B31];[Thong_Tin_Ngay_Nghi_201801.$C$3:.$C$61])+SUMPRODUCT([Thong_Tin_Ngay_Nghi_201802.$B$3:.$B$65]=[.$B31];[Thong_Tin_Ngay_Nghi_201802.$C$3:.$C$65])+SUMPRODUCT([Thong_Tin_Ngay_Nghi_201803.$B$3:.$B$59]=[.$B31];[Thong_Tin_Ngay_Nghi_201803.$C$3:.$C$59])+SUMPRODUCT([Thong_Tin_Ngay_Nghi_201804.$B$3:.$B$57]=[.$B31];[Thong_Tin_Ngay_Nghi_201804.$C$3:.$C$57])+SUMPRODUCT([Thong_Tin_Ngay_Nghi_201805.$B$3:.$B$54]=[.$B31];[Thong_Tin_Ngay_Nghi_201805.$C$3:.$C$54])+SUMPRODUCT([Thong_Tin_Ngay_Nghi_201806.$B$3:.$B$58]=[.$B31];[Thong_Tin_Ngay_Nghi_201806.$C$3:.$C$58])+SUMPRODUCT([Thong_Tin_Ngay_Nghi_201807.$B$3:.$B$59]=[.$B31];[Thong_Tin_Ngay_Nghi_201807.$C$3:.$C$59])+SUMPRODUCT([Thong_Tin_Ngay_Nghi_201808.$B$3:.$B$60]=[.$B31];[Thong_Tin_Ngay_Nghi_201808.$C$3:.$C$60])+SUMPRODUCT([Thong_Tin_Ngay_Nghi_201809.$B$3:.$B$57]=[.$B31];[Thong_Tin_Ngay_Nghi_201809.$C$3:.$C$57])+SUMPRODUCT([Thong_Tin_Ngay_Nghi_201810.$B$3:.$B$56]=[.$B31];[Thong_Tin_Ngay_Nghi_201810.$C$3:.$C$56])+SUMPRODUCT([Thong_Tin_Ngay_Nghi_201811.$B$3:.$B$58]=[.$B31];[Thong_Tin_Ngay_Nghi_201811.$C$3:.$C$58])+ SUMPRODUCT([Thong_Tin_Ngay_Nghi_201812.$B$3:.$B$59]=[.$B31];[Thong_Tin_Ngay_Nghi_201812.$C$3:.$C$59])" office:value-type="float" office:value="4">
            <text:p>4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2]&lt;0;0;[.C3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4-09T13:31:54.03">
            <text:p>04/09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3">
            <text:p>3</text:p>
          </table:table-cell>
          <table:table-cell table:style-name="ce56" table:formula="of:=SUMPRODUCT([Thong_Tin_Ngay_Nghi_201801.$B$3:.$B$60]=[.$B32];[Thong_Tin_Ngay_Nghi_201801.$C$3:.$C$60]) +  SUMPRODUCT([Thong_Tin_Ngay_Nghi_201802.$B$3:.$B$64]=[.$B32];[Thong_Tin_Ngay_Nghi_201802.$C$3:.$C$64]) + SUMPRODUCT([Thong_Tin_Ngay_Nghi_201803.$B$3:.$B$58]=[.$B32];[Thong_Tin_Ngay_Nghi_201803.$C$3:.$C$58])" office:value-type="float" office:value="1.5">
            <text:p>1.5</text:p>
          </table:table-cell>
          <table:table-cell table:style-name="ce61" table:formula="of:=SUMPRODUCT([Thong_Tin_Ngay_Nghi_201801.$B$3:.$B$61]=[.$B32];[Thong_Tin_Ngay_Nghi_201801.$C$3:.$C$61])+SUMPRODUCT([Thong_Tin_Ngay_Nghi_201802.$B$3:.$B$65]=[.$B32];[Thong_Tin_Ngay_Nghi_201802.$C$3:.$C$65])+SUMPRODUCT([Thong_Tin_Ngay_Nghi_201803.$B$3:.$B$59]=[.$B32];[Thong_Tin_Ngay_Nghi_201803.$C$3:.$C$59])+SUMPRODUCT([Thong_Tin_Ngay_Nghi_201804.$B$3:.$B$57]=[.$B32];[Thong_Tin_Ngay_Nghi_201804.$C$3:.$C$57])+SUMPRODUCT([Thong_Tin_Ngay_Nghi_201805.$B$3:.$B$54]=[.$B32];[Thong_Tin_Ngay_Nghi_201805.$C$3:.$C$54])+SUMPRODUCT([Thong_Tin_Ngay_Nghi_201806.$B$3:.$B$58]=[.$B32];[Thong_Tin_Ngay_Nghi_201806.$C$3:.$C$58])+SUMPRODUCT([Thong_Tin_Ngay_Nghi_201807.$B$3:.$B$59]=[.$B32];[Thong_Tin_Ngay_Nghi_201807.$C$3:.$C$59])+SUMPRODUCT([Thong_Tin_Ngay_Nghi_201808.$B$3:.$B$60]=[.$B32];[Thong_Tin_Ngay_Nghi_201808.$C$3:.$C$60])+SUMPRODUCT([Thong_Tin_Ngay_Nghi_201809.$B$3:.$B$57]=[.$B32];[Thong_Tin_Ngay_Nghi_201809.$C$3:.$C$57])+SUMPRODUCT([Thong_Tin_Ngay_Nghi_201810.$B$3:.$B$56]=[.$B32];[Thong_Tin_Ngay_Nghi_201810.$C$3:.$C$56])+SUMPRODUCT([Thong_Tin_Ngay_Nghi_201811.$B$3:.$B$58]=[.$B32];[Thong_Tin_Ngay_Nghi_201811.$C$3:.$C$58])+ SUMPRODUCT([Thong_Tin_Ngay_Nghi_201812.$B$3:.$B$59]=[.$B32];[Thong_Tin_Ngay_Nghi_201812.$C$3:.$C$59])" office:value-type="float" office:value="2">
            <text:p>2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3]&lt;0;0;[.C33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4-09T13:31:54.03">
            <text:p>04/09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3">
            <text:p>3</text:p>
          </table:table-cell>
          <table:table-cell table:style-name="ce56" table:formula="of:=SUMPRODUCT([Thong_Tin_Ngay_Nghi_201801.$B$3:.$B$60]=[.$B33];[Thong_Tin_Ngay_Nghi_201801.$C$3:.$C$60]) +  SUMPRODUCT([Thong_Tin_Ngay_Nghi_201802.$B$3:.$B$64]=[.$B33];[Thong_Tin_Ngay_Nghi_201802.$C$3:.$C$64]) + SUMPRODUCT([Thong_Tin_Ngay_Nghi_201803.$B$3:.$B$58]=[.$B33];[Thong_Tin_Ngay_Nghi_201803.$C$3:.$C$58])" office:value-type="float" office:value="0">
            <text:p>0</text:p>
          </table:table-cell>
          <table:table-cell table:style-name="ce61" table:formula="of:=SUMPRODUCT([Thong_Tin_Ngay_Nghi_201801.$B$3:.$B$61]=[.$B33];[Thong_Tin_Ngay_Nghi_201801.$C$3:.$C$61])+SUMPRODUCT([Thong_Tin_Ngay_Nghi_201802.$B$3:.$B$65]=[.$B33];[Thong_Tin_Ngay_Nghi_201802.$C$3:.$C$65])+SUMPRODUCT([Thong_Tin_Ngay_Nghi_201803.$B$3:.$B$59]=[.$B33];[Thong_Tin_Ngay_Nghi_201803.$C$3:.$C$59])+SUMPRODUCT([Thong_Tin_Ngay_Nghi_201804.$B$3:.$B$57]=[.$B33];[Thong_Tin_Ngay_Nghi_201804.$C$3:.$C$57])+SUMPRODUCT([Thong_Tin_Ngay_Nghi_201805.$B$3:.$B$54]=[.$B33];[Thong_Tin_Ngay_Nghi_201805.$C$3:.$C$54])+SUMPRODUCT([Thong_Tin_Ngay_Nghi_201806.$B$3:.$B$58]=[.$B33];[Thong_Tin_Ngay_Nghi_201806.$C$3:.$C$58])+SUMPRODUCT([Thong_Tin_Ngay_Nghi_201807.$B$3:.$B$59]=[.$B33];[Thong_Tin_Ngay_Nghi_201807.$C$3:.$C$59])+SUMPRODUCT([Thong_Tin_Ngay_Nghi_201808.$B$3:.$B$60]=[.$B33];[Thong_Tin_Ngay_Nghi_201808.$C$3:.$C$60])+SUMPRODUCT([Thong_Tin_Ngay_Nghi_201809.$B$3:.$B$57]=[.$B33];[Thong_Tin_Ngay_Nghi_201809.$C$3:.$C$57])+SUMPRODUCT([Thong_Tin_Ngay_Nghi_201810.$B$3:.$B$56]=[.$B33];[Thong_Tin_Ngay_Nghi_201810.$C$3:.$C$56])+SUMPRODUCT([Thong_Tin_Ngay_Nghi_201811.$B$3:.$B$58]=[.$B33];[Thong_Tin_Ngay_Nghi_201811.$C$3:.$C$58])+ SUMPRODUCT([Thong_Tin_Ngay_Nghi_201812.$B$3:.$B$59]=[.$B33];[Thong_Tin_Ngay_Nghi_201812.$C$3:.$C$59])" office:value-type="float" office:value="0">
            <text:p>0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4]&lt;0;0;[.C34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4-09T13:31:54.03">
            <text:p>04/09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3">
            <text:p>3</text:p>
          </table:table-cell>
          <table:table-cell table:style-name="ce56" table:formula="of:=SUMPRODUCT([Thong_Tin_Ngay_Nghi_201801.$B$3:.$B$60]=[.$B34];[Thong_Tin_Ngay_Nghi_201801.$C$3:.$C$60]) +  SUMPRODUCT([Thong_Tin_Ngay_Nghi_201802.$B$3:.$B$64]=[.$B34];[Thong_Tin_Ngay_Nghi_201802.$C$3:.$C$64]) + SUMPRODUCT([Thong_Tin_Ngay_Nghi_201803.$B$3:.$B$58]=[.$B34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34];[Thong_Tin_Ngay_Nghi_201801.$C$3:.$C$61])+SUMPRODUCT([Thong_Tin_Ngay_Nghi_201802.$B$3:.$B$65]=[.$B34];[Thong_Tin_Ngay_Nghi_201802.$C$3:.$C$65])+SUMPRODUCT([Thong_Tin_Ngay_Nghi_201803.$B$3:.$B$59]=[.$B34];[Thong_Tin_Ngay_Nghi_201803.$C$3:.$C$59])+SUMPRODUCT([Thong_Tin_Ngay_Nghi_201804.$B$3:.$B$57]=[.$B34];[Thong_Tin_Ngay_Nghi_201804.$C$3:.$C$57])+SUMPRODUCT([Thong_Tin_Ngay_Nghi_201805.$B$3:.$B$54]=[.$B34];[Thong_Tin_Ngay_Nghi_201805.$C$3:.$C$54])+SUMPRODUCT([Thong_Tin_Ngay_Nghi_201806.$B$3:.$B$58]=[.$B34];[Thong_Tin_Ngay_Nghi_201806.$C$3:.$C$58])+SUMPRODUCT([Thong_Tin_Ngay_Nghi_201807.$B$3:.$B$59]=[.$B34];[Thong_Tin_Ngay_Nghi_201807.$C$3:.$C$59])+SUMPRODUCT([Thong_Tin_Ngay_Nghi_201808.$B$3:.$B$60]=[.$B34];[Thong_Tin_Ngay_Nghi_201808.$C$3:.$C$60])+SUMPRODUCT([Thong_Tin_Ngay_Nghi_201809.$B$3:.$B$57]=[.$B34];[Thong_Tin_Ngay_Nghi_201809.$C$3:.$C$57])+SUMPRODUCT([Thong_Tin_Ngay_Nghi_201810.$B$3:.$B$56]=[.$B34];[Thong_Tin_Ngay_Nghi_201810.$C$3:.$C$56])+SUMPRODUCT([Thong_Tin_Ngay_Nghi_201811.$B$3:.$B$58]=[.$B34];[Thong_Tin_Ngay_Nghi_201811.$C$3:.$C$58])+ SUMPRODUCT([Thong_Tin_Ngay_Nghi_201812.$B$3:.$B$59]=[.$B34];[Thong_Tin_Ngay_Nghi_201812.$C$3:.$C$59])" office:value-type="float" office:value="7.5">
            <text:p>7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5]&lt;0;0;[.C35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4-09T13:31:54.03">
            <text:p>04/09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3">
            <text:p>3</text:p>
          </table:table-cell>
          <table:table-cell table:style-name="ce56" table:formula="of:=SUMPRODUCT([Thong_Tin_Ngay_Nghi_201801.$B$3:.$B$60]=[.$B35];[Thong_Tin_Ngay_Nghi_201801.$C$3:.$C$60]) +  SUMPRODUCT([Thong_Tin_Ngay_Nghi_201802.$B$3:.$B$64]=[.$B35];[Thong_Tin_Ngay_Nghi_201802.$C$3:.$C$64]) + SUMPRODUCT([Thong_Tin_Ngay_Nghi_201803.$B$3:.$B$58]=[.$B35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35];[Thong_Tin_Ngay_Nghi_201801.$C$3:.$C$61])+SUMPRODUCT([Thong_Tin_Ngay_Nghi_201802.$B$3:.$B$65]=[.$B35];[Thong_Tin_Ngay_Nghi_201802.$C$3:.$C$65])+SUMPRODUCT([Thong_Tin_Ngay_Nghi_201803.$B$3:.$B$59]=[.$B35];[Thong_Tin_Ngay_Nghi_201803.$C$3:.$C$59])+SUMPRODUCT([Thong_Tin_Ngay_Nghi_201804.$B$3:.$B$57]=[.$B35];[Thong_Tin_Ngay_Nghi_201804.$C$3:.$C$57])+SUMPRODUCT([Thong_Tin_Ngay_Nghi_201805.$B$3:.$B$54]=[.$B35];[Thong_Tin_Ngay_Nghi_201805.$C$3:.$C$54])+SUMPRODUCT([Thong_Tin_Ngay_Nghi_201806.$B$3:.$B$58]=[.$B35];[Thong_Tin_Ngay_Nghi_201806.$C$3:.$C$58])+SUMPRODUCT([Thong_Tin_Ngay_Nghi_201807.$B$3:.$B$59]=[.$B35];[Thong_Tin_Ngay_Nghi_201807.$C$3:.$C$59])+SUMPRODUCT([Thong_Tin_Ngay_Nghi_201808.$B$3:.$B$60]=[.$B35];[Thong_Tin_Ngay_Nghi_201808.$C$3:.$C$60])+SUMPRODUCT([Thong_Tin_Ngay_Nghi_201809.$B$3:.$B$57]=[.$B35];[Thong_Tin_Ngay_Nghi_201809.$C$3:.$C$57])+SUMPRODUCT([Thong_Tin_Ngay_Nghi_201810.$B$3:.$B$56]=[.$B35];[Thong_Tin_Ngay_Nghi_201810.$C$3:.$C$56])+SUMPRODUCT([Thong_Tin_Ngay_Nghi_201811.$B$3:.$B$58]=[.$B35];[Thong_Tin_Ngay_Nghi_201811.$C$3:.$C$58])+ SUMPRODUCT([Thong_Tin_Ngay_Nghi_201812.$B$3:.$B$59]=[.$B35];[Thong_Tin_Ngay_Nghi_201812.$C$3:.$C$59])" office:value-type="float" office:value="2.5">
            <text:p>2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6]&lt;0;0;[.C3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4-09T13:31:54.03">
            <text:p>04/09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3">
            <text:p>3</text:p>
          </table:table-cell>
          <table:table-cell table:style-name="ce56" table:formula="of:=SUMPRODUCT([Thong_Tin_Ngay_Nghi_201801.$B$3:.$B$60]=[.$B36];[Thong_Tin_Ngay_Nghi_201801.$C$3:.$C$60]) +  SUMPRODUCT([Thong_Tin_Ngay_Nghi_201802.$B$3:.$B$64]=[.$B36];[Thong_Tin_Ngay_Nghi_201802.$C$3:.$C$64]) + SUMPRODUCT([Thong_Tin_Ngay_Nghi_201803.$B$3:.$B$58]=[.$B36];[Thong_Tin_Ngay_Nghi_201803.$C$3:.$C$58])" office:value-type="float" office:value="5">
            <text:p>5</text:p>
          </table:table-cell>
          <table:table-cell table:style-name="ce61" table:formula="of:=SUMPRODUCT([Thong_Tin_Ngay_Nghi_201801.$B$3:.$B$61]=[.$B36];[Thong_Tin_Ngay_Nghi_201801.$C$3:.$C$61])+SUMPRODUCT([Thong_Tin_Ngay_Nghi_201802.$B$3:.$B$65]=[.$B36];[Thong_Tin_Ngay_Nghi_201802.$C$3:.$C$65])+SUMPRODUCT([Thong_Tin_Ngay_Nghi_201803.$B$3:.$B$59]=[.$B36];[Thong_Tin_Ngay_Nghi_201803.$C$3:.$C$59])+SUMPRODUCT([Thong_Tin_Ngay_Nghi_201804.$B$3:.$B$57]=[.$B36];[Thong_Tin_Ngay_Nghi_201804.$C$3:.$C$57])+SUMPRODUCT([Thong_Tin_Ngay_Nghi_201805.$B$3:.$B$54]=[.$B36];[Thong_Tin_Ngay_Nghi_201805.$C$3:.$C$54])+SUMPRODUCT([Thong_Tin_Ngay_Nghi_201806.$B$3:.$B$58]=[.$B36];[Thong_Tin_Ngay_Nghi_201806.$C$3:.$C$58])+SUMPRODUCT([Thong_Tin_Ngay_Nghi_201807.$B$3:.$B$59]=[.$B36];[Thong_Tin_Ngay_Nghi_201807.$C$3:.$C$59])+SUMPRODUCT([Thong_Tin_Ngay_Nghi_201808.$B$3:.$B$60]=[.$B36];[Thong_Tin_Ngay_Nghi_201808.$C$3:.$C$60])+SUMPRODUCT([Thong_Tin_Ngay_Nghi_201809.$B$3:.$B$57]=[.$B36];[Thong_Tin_Ngay_Nghi_201809.$C$3:.$C$57])+SUMPRODUCT([Thong_Tin_Ngay_Nghi_201810.$B$3:.$B$56]=[.$B36];[Thong_Tin_Ngay_Nghi_201810.$C$3:.$C$56])+SUMPRODUCT([Thong_Tin_Ngay_Nghi_201811.$B$3:.$B$58]=[.$B36];[Thong_Tin_Ngay_Nghi_201811.$C$3:.$C$58])+ SUMPRODUCT([Thong_Tin_Ngay_Nghi_201812.$B$3:.$B$59]=[.$B36];[Thong_Tin_Ngay_Nghi_201812.$C$3:.$C$59])" office:value-type="float" office:value="5">
            <text:p>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6]+[.L36] +[.K36]+[.M36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7]&lt;0;0;[.C37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4-09T13:31:54.03">
            <text:p>04/09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3">
            <text:p>3</text:p>
          </table:table-cell>
          <table:table-cell table:style-name="ce56" table:formula="of:=SUMPRODUCT([Thong_Tin_Ngay_Nghi_201801.$B$3:.$B$60]=[.$B37];[Thong_Tin_Ngay_Nghi_201801.$C$3:.$C$60]) +  SUMPRODUCT([Thong_Tin_Ngay_Nghi_201802.$B$3:.$B$64]=[.$B37];[Thong_Tin_Ngay_Nghi_201802.$C$3:.$C$64]) + SUMPRODUCT([Thong_Tin_Ngay_Nghi_201803.$B$3:.$B$58]=[.$B37];[Thong_Tin_Ngay_Nghi_201803.$C$3:.$C$58])" office:value-type="float" office:value="6">
            <text:p>6</text:p>
          </table:table-cell>
          <table:table-cell table:style-name="ce61" table:formula="of:=SUMPRODUCT([Thong_Tin_Ngay_Nghi_201801.$B$3:.$B$61]=[.$B37];[Thong_Tin_Ngay_Nghi_201801.$C$3:.$C$61])+SUMPRODUCT([Thong_Tin_Ngay_Nghi_201802.$B$3:.$B$65]=[.$B37];[Thong_Tin_Ngay_Nghi_201802.$C$3:.$C$65])+SUMPRODUCT([Thong_Tin_Ngay_Nghi_201803.$B$3:.$B$59]=[.$B37];[Thong_Tin_Ngay_Nghi_201803.$C$3:.$C$59])+SUMPRODUCT([Thong_Tin_Ngay_Nghi_201804.$B$3:.$B$57]=[.$B37];[Thong_Tin_Ngay_Nghi_201804.$C$3:.$C$57])+SUMPRODUCT([Thong_Tin_Ngay_Nghi_201805.$B$3:.$B$54]=[.$B37];[Thong_Tin_Ngay_Nghi_201805.$C$3:.$C$54])+SUMPRODUCT([Thong_Tin_Ngay_Nghi_201806.$B$3:.$B$58]=[.$B37];[Thong_Tin_Ngay_Nghi_201806.$C$3:.$C$58])+SUMPRODUCT([Thong_Tin_Ngay_Nghi_201807.$B$3:.$B$59]=[.$B37];[Thong_Tin_Ngay_Nghi_201807.$C$3:.$C$59])+SUMPRODUCT([Thong_Tin_Ngay_Nghi_201808.$B$3:.$B$60]=[.$B37];[Thong_Tin_Ngay_Nghi_201808.$C$3:.$C$60])+SUMPRODUCT([Thong_Tin_Ngay_Nghi_201809.$B$3:.$B$57]=[.$B37];[Thong_Tin_Ngay_Nghi_201809.$C$3:.$C$57])+SUMPRODUCT([Thong_Tin_Ngay_Nghi_201810.$B$3:.$B$56]=[.$B37];[Thong_Tin_Ngay_Nghi_201810.$C$3:.$C$56])+SUMPRODUCT([Thong_Tin_Ngay_Nghi_201811.$B$3:.$B$58]=[.$B37];[Thong_Tin_Ngay_Nghi_201811.$C$3:.$C$58])+ SUMPRODUCT([Thong_Tin_Ngay_Nghi_201812.$B$3:.$B$59]=[.$B37];[Thong_Tin_Ngay_Nghi_201812.$C$3:.$C$59])" office:value-type="float" office:value="6.5">
            <text:p>6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8]&lt;0;0;[.C38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8]);DATE(YEAR([.E38]);12;31);NOW())" office:value-type="date" office:date-value="2018-04-09T13:31:54.03">
            <text:p>04/09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3">
            <text:p>3</text:p>
          </table:table-cell>
          <table:table-cell table:style-name="ce56" table:formula="of:=SUMPRODUCT([Thong_Tin_Ngay_Nghi_201801.$B$3:.$B$60]=[.$B38];[Thong_Tin_Ngay_Nghi_201801.$C$3:.$C$60]) +  SUMPRODUCT([Thong_Tin_Ngay_Nghi_201802.$B$3:.$B$64]=[.$B38];[Thong_Tin_Ngay_Nghi_201802.$C$3:.$C$64]) + SUMPRODUCT([Thong_Tin_Ngay_Nghi_201803.$B$3:.$B$58]=[.$B38];[Thong_Tin_Ngay_Nghi_201803.$C$3:.$C$58])" office:value-type="float" office:value="8">
            <text:p>8</text:p>
          </table:table-cell>
          <table:table-cell table:style-name="ce61" table:formula="of:=SUMPRODUCT([Thong_Tin_Ngay_Nghi_201801.$B$3:.$B$61]=[.$B38];[Thong_Tin_Ngay_Nghi_201801.$C$3:.$C$61])+SUMPRODUCT([Thong_Tin_Ngay_Nghi_201802.$B$3:.$B$65]=[.$B38];[Thong_Tin_Ngay_Nghi_201802.$C$3:.$C$65])+SUMPRODUCT([Thong_Tin_Ngay_Nghi_201803.$B$3:.$B$59]=[.$B38];[Thong_Tin_Ngay_Nghi_201803.$C$3:.$C$59])+SUMPRODUCT([Thong_Tin_Ngay_Nghi_201804.$B$3:.$B$57]=[.$B38];[Thong_Tin_Ngay_Nghi_201804.$C$3:.$C$57])+SUMPRODUCT([Thong_Tin_Ngay_Nghi_201805.$B$3:.$B$54]=[.$B38];[Thong_Tin_Ngay_Nghi_201805.$C$3:.$C$54])+SUMPRODUCT([Thong_Tin_Ngay_Nghi_201806.$B$3:.$B$58]=[.$B38];[Thong_Tin_Ngay_Nghi_201806.$C$3:.$C$58])+SUMPRODUCT([Thong_Tin_Ngay_Nghi_201807.$B$3:.$B$59]=[.$B38];[Thong_Tin_Ngay_Nghi_201807.$C$3:.$C$59])+SUMPRODUCT([Thong_Tin_Ngay_Nghi_201808.$B$3:.$B$60]=[.$B38];[Thong_Tin_Ngay_Nghi_201808.$C$3:.$C$60])+SUMPRODUCT([Thong_Tin_Ngay_Nghi_201809.$B$3:.$B$57]=[.$B38];[Thong_Tin_Ngay_Nghi_201809.$C$3:.$C$57])+SUMPRODUCT([Thong_Tin_Ngay_Nghi_201810.$B$3:.$B$56]=[.$B38];[Thong_Tin_Ngay_Nghi_201810.$C$3:.$C$56])+SUMPRODUCT([Thong_Tin_Ngay_Nghi_201811.$B$3:.$B$58]=[.$B38];[Thong_Tin_Ngay_Nghi_201811.$C$3:.$C$58])+ SUMPRODUCT([Thong_Tin_Ngay_Nghi_201812.$B$3:.$B$59]=[.$B38];[Thong_Tin_Ngay_Nghi_201812.$C$3:.$C$59])" office:value-type="float" office:value="10">
            <text:p>10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0.5">
            <text:p>0.5</text:p>
          </table:table-cell>
          <table:table-cell table:style-name="ce48" table:formula="of:=IF([.C39]&lt;0;0;[.C39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4-09T13:31:54.03">
            <text:p>04/09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3">
            <text:p>3</text:p>
          </table:table-cell>
          <table:table-cell table:style-name="ce56" table:formula="of:=SUMPRODUCT([Thong_Tin_Ngay_Nghi_201801.$B$3:.$B$60]=[.$B39];[Thong_Tin_Ngay_Nghi_201801.$C$3:.$C$60]) +  SUMPRODUCT([Thong_Tin_Ngay_Nghi_201802.$B$3:.$B$64]=[.$B39];[Thong_Tin_Ngay_Nghi_201802.$C$3:.$C$64]) + SUMPRODUCT([Thong_Tin_Ngay_Nghi_201803.$B$3:.$B$58]=[.$B39];[Thong_Tin_Ngay_Nghi_201803.$C$3:.$C$58])" office:value-type="float" office:value="4">
            <text:p>4</text:p>
          </table:table-cell>
          <table:table-cell table:style-name="ce61" table:formula="of:=SUMPRODUCT([Thong_Tin_Ngay_Nghi_201801.$B$3:.$B$61]=[.$B39];[Thong_Tin_Ngay_Nghi_201801.$C$3:.$C$61])+SUMPRODUCT([Thong_Tin_Ngay_Nghi_201802.$B$3:.$B$65]=[.$B39];[Thong_Tin_Ngay_Nghi_201802.$C$3:.$C$65])+SUMPRODUCT([Thong_Tin_Ngay_Nghi_201803.$B$3:.$B$59]=[.$B39];[Thong_Tin_Ngay_Nghi_201803.$C$3:.$C$59])+SUMPRODUCT([Thong_Tin_Ngay_Nghi_201804.$B$3:.$B$57]=[.$B39];[Thong_Tin_Ngay_Nghi_201804.$C$3:.$C$57])+SUMPRODUCT([Thong_Tin_Ngay_Nghi_201805.$B$3:.$B$54]=[.$B39];[Thong_Tin_Ngay_Nghi_201805.$C$3:.$C$54])+SUMPRODUCT([Thong_Tin_Ngay_Nghi_201806.$B$3:.$B$58]=[.$B39];[Thong_Tin_Ngay_Nghi_201806.$C$3:.$C$58])+SUMPRODUCT([Thong_Tin_Ngay_Nghi_201807.$B$3:.$B$59]=[.$B39];[Thong_Tin_Ngay_Nghi_201807.$C$3:.$C$59])+SUMPRODUCT([Thong_Tin_Ngay_Nghi_201808.$B$3:.$B$60]=[.$B39];[Thong_Tin_Ngay_Nghi_201808.$C$3:.$C$60])+SUMPRODUCT([Thong_Tin_Ngay_Nghi_201809.$B$3:.$B$57]=[.$B39];[Thong_Tin_Ngay_Nghi_201809.$C$3:.$C$57])+SUMPRODUCT([Thong_Tin_Ngay_Nghi_201810.$B$3:.$B$56]=[.$B39];[Thong_Tin_Ngay_Nghi_201810.$C$3:.$C$56])+SUMPRODUCT([Thong_Tin_Ngay_Nghi_201811.$B$3:.$B$58]=[.$B39];[Thong_Tin_Ngay_Nghi_201811.$C$3:.$C$58])+ SUMPRODUCT([Thong_Tin_Ngay_Nghi_201812.$B$3:.$B$59]=[.$B39];[Thong_Tin_Ngay_Nghi_201812.$C$3:.$C$59])" office:value-type="float" office:value="5">
            <text:p>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0]&lt;0;0;[.C40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4-09T13:31:54.04">
            <text:p>04/09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3">
            <text:p>3</text:p>
          </table:table-cell>
          <table:table-cell table:style-name="ce56" table:formula="of:=SUMPRODUCT([Thong_Tin_Ngay_Nghi_201801.$B$3:.$B$60]=[.$B40];[Thong_Tin_Ngay_Nghi_201801.$C$3:.$C$60]) +  SUMPRODUCT([Thong_Tin_Ngay_Nghi_201802.$B$3:.$B$64]=[.$B40];[Thong_Tin_Ngay_Nghi_201802.$C$3:.$C$64]) + SUMPRODUCT([Thong_Tin_Ngay_Nghi_201803.$B$3:.$B$58]=[.$B40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40];[Thong_Tin_Ngay_Nghi_201801.$C$3:.$C$61])+SUMPRODUCT([Thong_Tin_Ngay_Nghi_201802.$B$3:.$B$65]=[.$B40];[Thong_Tin_Ngay_Nghi_201802.$C$3:.$C$65])+SUMPRODUCT([Thong_Tin_Ngay_Nghi_201803.$B$3:.$B$59]=[.$B40];[Thong_Tin_Ngay_Nghi_201803.$C$3:.$C$59])+SUMPRODUCT([Thong_Tin_Ngay_Nghi_201804.$B$3:.$B$57]=[.$B40];[Thong_Tin_Ngay_Nghi_201804.$C$3:.$C$57])+SUMPRODUCT([Thong_Tin_Ngay_Nghi_201805.$B$3:.$B$54]=[.$B40];[Thong_Tin_Ngay_Nghi_201805.$C$3:.$C$54])+SUMPRODUCT([Thong_Tin_Ngay_Nghi_201806.$B$3:.$B$58]=[.$B40];[Thong_Tin_Ngay_Nghi_201806.$C$3:.$C$58])+SUMPRODUCT([Thong_Tin_Ngay_Nghi_201807.$B$3:.$B$59]=[.$B40];[Thong_Tin_Ngay_Nghi_201807.$C$3:.$C$59])+SUMPRODUCT([Thong_Tin_Ngay_Nghi_201808.$B$3:.$B$60]=[.$B40];[Thong_Tin_Ngay_Nghi_201808.$C$3:.$C$60])+SUMPRODUCT([Thong_Tin_Ngay_Nghi_201809.$B$3:.$B$57]=[.$B40];[Thong_Tin_Ngay_Nghi_201809.$C$3:.$C$57])+SUMPRODUCT([Thong_Tin_Ngay_Nghi_201810.$B$3:.$B$56]=[.$B40];[Thong_Tin_Ngay_Nghi_201810.$C$3:.$C$56])+SUMPRODUCT([Thong_Tin_Ngay_Nghi_201811.$B$3:.$B$58]=[.$B40];[Thong_Tin_Ngay_Nghi_201811.$C$3:.$C$58])+ SUMPRODUCT([Thong_Tin_Ngay_Nghi_201812.$B$3:.$B$59]=[.$B40];[Thong_Tin_Ngay_Nghi_201812.$C$3:.$C$59])" office:value-type="float" office:value="3.5">
            <text:p>3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1]&lt;0;0;[.C41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1]);DATE(YEAR([.E41]);12;31);NOW())" office:value-type="date" office:date-value="2018-04-09T13:31:54.04">
            <text:p>04/09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3">
            <text:p>3</text:p>
          </table:table-cell>
          <table:table-cell table:style-name="ce56" table:formula="of:=SUMPRODUCT([Thong_Tin_Ngay_Nghi_201801.$B$3:.$B$60]=[.$B41];[Thong_Tin_Ngay_Nghi_201801.$C$3:.$C$60]) +  SUMPRODUCT([Thong_Tin_Ngay_Nghi_201802.$B$3:.$B$64]=[.$B41];[Thong_Tin_Ngay_Nghi_201802.$C$3:.$C$64]) + SUMPRODUCT([Thong_Tin_Ngay_Nghi_201803.$B$3:.$B$58]=[.$B41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41];[Thong_Tin_Ngay_Nghi_201801.$C$3:.$C$61])+SUMPRODUCT([Thong_Tin_Ngay_Nghi_201802.$B$3:.$B$65]=[.$B41];[Thong_Tin_Ngay_Nghi_201802.$C$3:.$C$65])+SUMPRODUCT([Thong_Tin_Ngay_Nghi_201803.$B$3:.$B$59]=[.$B41];[Thong_Tin_Ngay_Nghi_201803.$C$3:.$C$59])+SUMPRODUCT([Thong_Tin_Ngay_Nghi_201804.$B$3:.$B$57]=[.$B41];[Thong_Tin_Ngay_Nghi_201804.$C$3:.$C$57])+SUMPRODUCT([Thong_Tin_Ngay_Nghi_201805.$B$3:.$B$54]=[.$B41];[Thong_Tin_Ngay_Nghi_201805.$C$3:.$C$54])+SUMPRODUCT([Thong_Tin_Ngay_Nghi_201806.$B$3:.$B$58]=[.$B41];[Thong_Tin_Ngay_Nghi_201806.$C$3:.$C$58])+SUMPRODUCT([Thong_Tin_Ngay_Nghi_201807.$B$3:.$B$59]=[.$B41];[Thong_Tin_Ngay_Nghi_201807.$C$3:.$C$59])+SUMPRODUCT([Thong_Tin_Ngay_Nghi_201808.$B$3:.$B$60]=[.$B41];[Thong_Tin_Ngay_Nghi_201808.$C$3:.$C$60])+SUMPRODUCT([Thong_Tin_Ngay_Nghi_201809.$B$3:.$B$57]=[.$B41];[Thong_Tin_Ngay_Nghi_201809.$C$3:.$C$57])+SUMPRODUCT([Thong_Tin_Ngay_Nghi_201810.$B$3:.$B$56]=[.$B41];[Thong_Tin_Ngay_Nghi_201810.$C$3:.$C$56])+SUMPRODUCT([Thong_Tin_Ngay_Nghi_201811.$B$3:.$B$58]=[.$B41];[Thong_Tin_Ngay_Nghi_201811.$C$3:.$C$58])+ SUMPRODUCT([Thong_Tin_Ngay_Nghi_201812.$B$3:.$B$59]=[.$B41];[Thong_Tin_Ngay_Nghi_201812.$C$3:.$C$59])" office:value-type="float" office:value="2.5">
            <text:p>2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6">
            <text:p>36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4-09T13:31:54.04">
            <text:p>04/09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3">
            <text:p>3</text:p>
          </table:table-cell>
          <table:table-cell table:style-name="ce56" table:formula="of:=SUMPRODUCT([Thong_Tin_Ngay_Nghi_201801.$B$3:.$B$60]=[.$B42];[Thong_Tin_Ngay_Nghi_201801.$C$3:.$C$60]) +  SUMPRODUCT([Thong_Tin_Ngay_Nghi_201802.$B$3:.$B$64]=[.$B42];[Thong_Tin_Ngay_Nghi_201802.$C$3:.$C$64]) + SUMPRODUCT([Thong_Tin_Ngay_Nghi_201803.$B$3:.$B$58]=[.$B42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42];[Thong_Tin_Ngay_Nghi_201801.$C$3:.$C$61])+SUMPRODUCT([Thong_Tin_Ngay_Nghi_201802.$B$3:.$B$65]=[.$B42];[Thong_Tin_Ngay_Nghi_201802.$C$3:.$C$65])+SUMPRODUCT([Thong_Tin_Ngay_Nghi_201803.$B$3:.$B$59]=[.$B42];[Thong_Tin_Ngay_Nghi_201803.$C$3:.$C$59])+SUMPRODUCT([Thong_Tin_Ngay_Nghi_201804.$B$3:.$B$57]=[.$B42];[Thong_Tin_Ngay_Nghi_201804.$C$3:.$C$57])+SUMPRODUCT([Thong_Tin_Ngay_Nghi_201805.$B$3:.$B$54]=[.$B42];[Thong_Tin_Ngay_Nghi_201805.$C$3:.$C$54])+SUMPRODUCT([Thong_Tin_Ngay_Nghi_201806.$B$3:.$B$58]=[.$B42];[Thong_Tin_Ngay_Nghi_201806.$C$3:.$C$58])+SUMPRODUCT([Thong_Tin_Ngay_Nghi_201807.$B$3:.$B$59]=[.$B42];[Thong_Tin_Ngay_Nghi_201807.$C$3:.$C$59])+SUMPRODUCT([Thong_Tin_Ngay_Nghi_201808.$B$3:.$B$60]=[.$B42];[Thong_Tin_Ngay_Nghi_201808.$C$3:.$C$60])+SUMPRODUCT([Thong_Tin_Ngay_Nghi_201809.$B$3:.$B$57]=[.$B42];[Thong_Tin_Ngay_Nghi_201809.$C$3:.$C$57])+SUMPRODUCT([Thong_Tin_Ngay_Nghi_201810.$B$3:.$B$56]=[.$B42];[Thong_Tin_Ngay_Nghi_201810.$C$3:.$C$56])+SUMPRODUCT([Thong_Tin_Ngay_Nghi_201811.$B$3:.$B$58]=[.$B42];[Thong_Tin_Ngay_Nghi_201811.$C$3:.$C$58])+ SUMPRODUCT([Thong_Tin_Ngay_Nghi_201812.$B$3:.$B$59]=[.$B42];[Thong_Tin_Ngay_Nghi_201812.$C$3:.$C$59])" office:value-type="float" office:value="10">
            <text:p>10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7">
            <text:p>-7</text:p>
          </table:table-cell>
          <table:table-cell table:style-name="ce48"/>
          <table:table-cell table:style-name="ce48" office:value-type="float" office:value="4.5">
            <text:p>4.5</text:p>
          </table:table-cell>
          <table:table-cell table:style-name="ce63"/>
          <table:table-cell table:style-name="ce48" table:formula="of:=[.J42]+[.L42] +[.K42]+[.M42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3]&lt;0;0;[.C4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04-09T13:31:54.04">
            <text:p>04/09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3">
            <text:p>3</text:p>
          </table:table-cell>
          <table:table-cell table:style-name="ce56" table:formula="of:=SUMPRODUCT([Thong_Tin_Ngay_Nghi_201801.$B$3:.$B$60]=[.$B43];[Thong_Tin_Ngay_Nghi_201801.$C$3:.$C$60]) +  SUMPRODUCT([Thong_Tin_Ngay_Nghi_201802.$B$3:.$B$64]=[.$B43];[Thong_Tin_Ngay_Nghi_201802.$C$3:.$C$64]) + SUMPRODUCT([Thong_Tin_Ngay_Nghi_201803.$B$3:.$B$58]=[.$B43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43];[Thong_Tin_Ngay_Nghi_201801.$C$3:.$C$61])+SUMPRODUCT([Thong_Tin_Ngay_Nghi_201802.$B$3:.$B$65]=[.$B43];[Thong_Tin_Ngay_Nghi_201802.$C$3:.$C$65])+SUMPRODUCT([Thong_Tin_Ngay_Nghi_201803.$B$3:.$B$59]=[.$B43];[Thong_Tin_Ngay_Nghi_201803.$C$3:.$C$59])+SUMPRODUCT([Thong_Tin_Ngay_Nghi_201804.$B$3:.$B$57]=[.$B43];[Thong_Tin_Ngay_Nghi_201804.$C$3:.$C$57])+SUMPRODUCT([Thong_Tin_Ngay_Nghi_201805.$B$3:.$B$54]=[.$B43];[Thong_Tin_Ngay_Nghi_201805.$C$3:.$C$54])+SUMPRODUCT([Thong_Tin_Ngay_Nghi_201806.$B$3:.$B$58]=[.$B43];[Thong_Tin_Ngay_Nghi_201806.$C$3:.$C$58])+SUMPRODUCT([Thong_Tin_Ngay_Nghi_201807.$B$3:.$B$59]=[.$B43];[Thong_Tin_Ngay_Nghi_201807.$C$3:.$C$59])+SUMPRODUCT([Thong_Tin_Ngay_Nghi_201808.$B$3:.$B$60]=[.$B43];[Thong_Tin_Ngay_Nghi_201808.$C$3:.$C$60])+SUMPRODUCT([Thong_Tin_Ngay_Nghi_201809.$B$3:.$B$57]=[.$B43];[Thong_Tin_Ngay_Nghi_201809.$C$3:.$C$57])+SUMPRODUCT([Thong_Tin_Ngay_Nghi_201810.$B$3:.$B$56]=[.$B43];[Thong_Tin_Ngay_Nghi_201810.$C$3:.$C$56])+SUMPRODUCT([Thong_Tin_Ngay_Nghi_201811.$B$3:.$B$58]=[.$B43];[Thong_Tin_Ngay_Nghi_201811.$C$3:.$C$58])+ SUMPRODUCT([Thong_Tin_Ngay_Nghi_201812.$B$3:.$B$59]=[.$B43];[Thong_Tin_Ngay_Nghi_201812.$C$3:.$C$59])" office:value-type="float" office:value="2.5">
            <text:p>2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4-09T13:31:54.04">
            <text:p>04/09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6" table:formula="of:=SUMPRODUCT([Thong_Tin_Ngay_Nghi_201801.$B$3:.$B$60]=[.$B44];[Thong_Tin_Ngay_Nghi_201801.$C$3:.$C$60]) +  SUMPRODUCT([Thong_Tin_Ngay_Nghi_201802.$B$3:.$B$64]=[.$B44];[Thong_Tin_Ngay_Nghi_201802.$C$3:.$C$64]) + SUMPRODUCT([Thong_Tin_Ngay_Nghi_201803.$B$3:.$B$58]=[.$B44];[Thong_Tin_Ngay_Nghi_201803.$C$3:.$C$58])" office:value-type="float" office:value="0">
            <text:p>0</text:p>
          </table:table-cell>
          <table:table-cell table:style-name="ce61" table:formula="of:=SUMPRODUCT([Thong_Tin_Ngay_Nghi_201801.$B$3:.$B$61]=[.$B44];[Thong_Tin_Ngay_Nghi_201801.$C$3:.$C$61])+SUMPRODUCT([Thong_Tin_Ngay_Nghi_201802.$B$3:.$B$65]=[.$B44];[Thong_Tin_Ngay_Nghi_201802.$C$3:.$C$65])+SUMPRODUCT([Thong_Tin_Ngay_Nghi_201803.$B$3:.$B$59]=[.$B44];[Thong_Tin_Ngay_Nghi_201803.$C$3:.$C$59])+SUMPRODUCT([Thong_Tin_Ngay_Nghi_201804.$B$3:.$B$57]=[.$B44];[Thong_Tin_Ngay_Nghi_201804.$C$3:.$C$57])+SUMPRODUCT([Thong_Tin_Ngay_Nghi_201805.$B$3:.$B$54]=[.$B44];[Thong_Tin_Ngay_Nghi_201805.$C$3:.$C$54])+SUMPRODUCT([Thong_Tin_Ngay_Nghi_201806.$B$3:.$B$58]=[.$B44];[Thong_Tin_Ngay_Nghi_201806.$C$3:.$C$58])+SUMPRODUCT([Thong_Tin_Ngay_Nghi_201807.$B$3:.$B$59]=[.$B44];[Thong_Tin_Ngay_Nghi_201807.$C$3:.$C$59])+SUMPRODUCT([Thong_Tin_Ngay_Nghi_201808.$B$3:.$B$60]=[.$B44];[Thong_Tin_Ngay_Nghi_201808.$C$3:.$C$60])+SUMPRODUCT([Thong_Tin_Ngay_Nghi_201809.$B$3:.$B$57]=[.$B44];[Thong_Tin_Ngay_Nghi_201809.$C$3:.$C$57])+SUMPRODUCT([Thong_Tin_Ngay_Nghi_201810.$B$3:.$B$56]=[.$B44];[Thong_Tin_Ngay_Nghi_201810.$C$3:.$C$56])+SUMPRODUCT([Thong_Tin_Ngay_Nghi_201811.$B$3:.$B$58]=[.$B44];[Thong_Tin_Ngay_Nghi_201811.$C$3:.$C$58])+ SUMPRODUCT([Thong_Tin_Ngay_Nghi_201812.$B$3:.$B$59]=[.$B44];[Thong_Tin_Ngay_Nghi_201812.$C$3:.$C$59])" office:value-type="float" office:value="0">
            <text:p>0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5]&lt;0;0;[.C45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4-09T13:31:54.04">
            <text:p>04/09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3">
            <text:p>3</text:p>
          </table:table-cell>
          <table:table-cell table:style-name="ce56" table:formula="of:=SUMPRODUCT([Thong_Tin_Ngay_Nghi_201801.$B$3:.$B$60]=[.$B45];[Thong_Tin_Ngay_Nghi_201801.$C$3:.$C$60]) +  SUMPRODUCT([Thong_Tin_Ngay_Nghi_201802.$B$3:.$B$64]=[.$B45];[Thong_Tin_Ngay_Nghi_201802.$C$3:.$C$64]) + SUMPRODUCT([Thong_Tin_Ngay_Nghi_201803.$B$3:.$B$58]=[.$B45];[Thong_Tin_Ngay_Nghi_201803.$C$3:.$C$58])" office:value-type="float" office:value="8.5">
            <text:p>8.5</text:p>
          </table:table-cell>
          <table:table-cell table:style-name="ce61" table:formula="of:=SUMPRODUCT([Thong_Tin_Ngay_Nghi_201801.$B$3:.$B$61]=[.$B45];[Thong_Tin_Ngay_Nghi_201801.$C$3:.$C$61])+SUMPRODUCT([Thong_Tin_Ngay_Nghi_201802.$B$3:.$B$65]=[.$B45];[Thong_Tin_Ngay_Nghi_201802.$C$3:.$C$65])+SUMPRODUCT([Thong_Tin_Ngay_Nghi_201803.$B$3:.$B$59]=[.$B45];[Thong_Tin_Ngay_Nghi_201803.$C$3:.$C$59])+SUMPRODUCT([Thong_Tin_Ngay_Nghi_201804.$B$3:.$B$57]=[.$B45];[Thong_Tin_Ngay_Nghi_201804.$C$3:.$C$57])+SUMPRODUCT([Thong_Tin_Ngay_Nghi_201805.$B$3:.$B$54]=[.$B45];[Thong_Tin_Ngay_Nghi_201805.$C$3:.$C$54])+SUMPRODUCT([Thong_Tin_Ngay_Nghi_201806.$B$3:.$B$58]=[.$B45];[Thong_Tin_Ngay_Nghi_201806.$C$3:.$C$58])+SUMPRODUCT([Thong_Tin_Ngay_Nghi_201807.$B$3:.$B$59]=[.$B45];[Thong_Tin_Ngay_Nghi_201807.$C$3:.$C$59])+SUMPRODUCT([Thong_Tin_Ngay_Nghi_201808.$B$3:.$B$60]=[.$B45];[Thong_Tin_Ngay_Nghi_201808.$C$3:.$C$60])+SUMPRODUCT([Thong_Tin_Ngay_Nghi_201809.$B$3:.$B$57]=[.$B45];[Thong_Tin_Ngay_Nghi_201809.$C$3:.$C$57])+SUMPRODUCT([Thong_Tin_Ngay_Nghi_201810.$B$3:.$B$56]=[.$B45];[Thong_Tin_Ngay_Nghi_201810.$C$3:.$C$56])+SUMPRODUCT([Thong_Tin_Ngay_Nghi_201811.$B$3:.$B$58]=[.$B45];[Thong_Tin_Ngay_Nghi_201811.$C$3:.$C$58])+ SUMPRODUCT([Thong_Tin_Ngay_Nghi_201812.$B$3:.$B$59]=[.$B45];[Thong_Tin_Ngay_Nghi_201812.$C$3:.$C$59])" office:value-type="float" office:value="26.5">
            <text:p>26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22">
            <text:p>-22</text:p>
          </table:table-cell>
          <table:table-cell table:style-name="ce48"/>
          <table:table-cell table:style-name="ce48" table:formula="of:=4.5" office:value-type="float" office:value="4.5">
            <text:p>4.5</text:p>
          </table:table-cell>
          <table:table-cell table:style-name="ce63"/>
          <table:table-cell table:style-name="ce48" table:formula="of:=[.J45]+[.L45] +[.K45]+[.M45]" office:value-type="float" office:value="-17.5">
            <text:p>-17.5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6]);DATE(YEAR([.E46]);12;31);NOW())" office:value-type="date" office:date-value="2018-04-09T13:31:54.04">
            <text:p>04/09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2">
            <text:p>2</text:p>
          </table:table-cell>
          <table:table-cell table:style-name="ce56" table:formula="of:=SUMPRODUCT([Thong_Tin_Ngay_Nghi_201801.$B$3:.$B$60]=[.$B46];[Thong_Tin_Ngay_Nghi_201801.$C$3:.$C$60]) +  SUMPRODUCT([Thong_Tin_Ngay_Nghi_201802.$B$3:.$B$64]=[.$B46];[Thong_Tin_Ngay_Nghi_201802.$C$3:.$C$64]) + SUMPRODUCT([Thong_Tin_Ngay_Nghi_201803.$B$3:.$B$58]=[.$B46];[Thong_Tin_Ngay_Nghi_201803.$C$3:.$C$58])" office:value-type="float" office:value="6">
            <text:p>6</text:p>
          </table:table-cell>
          <table:table-cell table:style-name="ce61" table:formula="of:=SUMPRODUCT([Thong_Tin_Ngay_Nghi_201801.$B$3:.$B$61]=[.$B46];[Thong_Tin_Ngay_Nghi_201801.$C$3:.$C$61])+SUMPRODUCT([Thong_Tin_Ngay_Nghi_201802.$B$3:.$B$65]=[.$B46];[Thong_Tin_Ngay_Nghi_201802.$C$3:.$C$65])+SUMPRODUCT([Thong_Tin_Ngay_Nghi_201803.$B$3:.$B$59]=[.$B46];[Thong_Tin_Ngay_Nghi_201803.$C$3:.$C$59])+SUMPRODUCT([Thong_Tin_Ngay_Nghi_201804.$B$3:.$B$57]=[.$B46];[Thong_Tin_Ngay_Nghi_201804.$C$3:.$C$57])+SUMPRODUCT([Thong_Tin_Ngay_Nghi_201805.$B$3:.$B$54]=[.$B46];[Thong_Tin_Ngay_Nghi_201805.$C$3:.$C$54])+SUMPRODUCT([Thong_Tin_Ngay_Nghi_201806.$B$3:.$B$58]=[.$B46];[Thong_Tin_Ngay_Nghi_201806.$C$3:.$C$58])+SUMPRODUCT([Thong_Tin_Ngay_Nghi_201807.$B$3:.$B$59]=[.$B46];[Thong_Tin_Ngay_Nghi_201807.$C$3:.$C$59])+SUMPRODUCT([Thong_Tin_Ngay_Nghi_201808.$B$3:.$B$60]=[.$B46];[Thong_Tin_Ngay_Nghi_201808.$C$3:.$C$60])+SUMPRODUCT([Thong_Tin_Ngay_Nghi_201809.$B$3:.$B$57]=[.$B46];[Thong_Tin_Ngay_Nghi_201809.$C$3:.$C$57])+SUMPRODUCT([Thong_Tin_Ngay_Nghi_201810.$B$3:.$B$56]=[.$B46];[Thong_Tin_Ngay_Nghi_201810.$C$3:.$C$56])+SUMPRODUCT([Thong_Tin_Ngay_Nghi_201811.$B$3:.$B$58]=[.$B46];[Thong_Tin_Ngay_Nghi_201811.$C$3:.$C$58])+ SUMPRODUCT([Thong_Tin_Ngay_Nghi_201812.$B$3:.$B$59]=[.$B46];[Thong_Tin_Ngay_Nghi_201812.$C$3:.$C$59])" office:value-type="float" office:value="19">
            <text:p>19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17">
            <text:p>-17</text:p>
          </table:table-cell>
          <table:table-cell table:style-name="ce48"/>
          <table:table-cell table:style-name="ce48" table:formula="of:=2" office:value-type="float" office:value="2">
            <text:p>2</text:p>
          </table:table-cell>
          <table:table-cell table:style-name="ce63"/>
          <table:table-cell table:style-name="ce48" table:formula="of:=[.J46]+[.L46] +[.K46]+[.M46]" office:value-type="float" office:value="-15">
            <text:p>-15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48" office:value-type="float" office:value="2">
            <text:p>2</text:p>
          </table:table-cell>
          <table:table-cell table:style-name="ce48" table:formula="of:=IF([.C47]&lt;0;0;[.C47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04-09T13:31:54.04">
            <text:p>04/09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3">
            <text:p>3</text:p>
          </table:table-cell>
          <table:table-cell table:style-name="ce56" table:formula="of:=SUMPRODUCT([Thong_Tin_Ngay_Nghi_201801.$B$3:.$B$60]=[.$B47];[Thong_Tin_Ngay_Nghi_201801.$C$3:.$C$60]) +  SUMPRODUCT([Thong_Tin_Ngay_Nghi_201802.$B$3:.$B$64]=[.$B47];[Thong_Tin_Ngay_Nghi_201802.$C$3:.$C$64]) + SUMPRODUCT([Thong_Tin_Ngay_Nghi_201803.$B$3:.$B$58]=[.$B47];[Thong_Tin_Ngay_Nghi_201803.$C$3:.$C$58])" office:value-type="float" office:value="7">
            <text:p>7</text:p>
          </table:table-cell>
          <table:table-cell table:style-name="ce61" table:formula="of:=SUMPRODUCT([Thong_Tin_Ngay_Nghi_201801.$B$3:.$B$61]=[.$B47];[Thong_Tin_Ngay_Nghi_201801.$C$3:.$C$61])+SUMPRODUCT([Thong_Tin_Ngay_Nghi_201802.$B$3:.$B$65]=[.$B47];[Thong_Tin_Ngay_Nghi_201802.$C$3:.$C$65])+SUMPRODUCT([Thong_Tin_Ngay_Nghi_201803.$B$3:.$B$59]=[.$B47];[Thong_Tin_Ngay_Nghi_201803.$C$3:.$C$59])+SUMPRODUCT([Thong_Tin_Ngay_Nghi_201804.$B$3:.$B$57]=[.$B47];[Thong_Tin_Ngay_Nghi_201804.$C$3:.$C$57])+SUMPRODUCT([Thong_Tin_Ngay_Nghi_201805.$B$3:.$B$54]=[.$B47];[Thong_Tin_Ngay_Nghi_201805.$C$3:.$C$54])+SUMPRODUCT([Thong_Tin_Ngay_Nghi_201806.$B$3:.$B$58]=[.$B47];[Thong_Tin_Ngay_Nghi_201806.$C$3:.$C$58])+SUMPRODUCT([Thong_Tin_Ngay_Nghi_201807.$B$3:.$B$59]=[.$B47];[Thong_Tin_Ngay_Nghi_201807.$C$3:.$C$59])+SUMPRODUCT([Thong_Tin_Ngay_Nghi_201808.$B$3:.$B$60]=[.$B47];[Thong_Tin_Ngay_Nghi_201808.$C$3:.$C$60])+SUMPRODUCT([Thong_Tin_Ngay_Nghi_201809.$B$3:.$B$57]=[.$B47];[Thong_Tin_Ngay_Nghi_201809.$C$3:.$C$57])+SUMPRODUCT([Thong_Tin_Ngay_Nghi_201810.$B$3:.$B$56]=[.$B47];[Thong_Tin_Ngay_Nghi_201810.$C$3:.$C$56])+SUMPRODUCT([Thong_Tin_Ngay_Nghi_201811.$B$3:.$B$58]=[.$B47];[Thong_Tin_Ngay_Nghi_201811.$C$3:.$C$58])+ SUMPRODUCT([Thong_Tin_Ngay_Nghi_201812.$B$3:.$B$59]=[.$B47];[Thong_Tin_Ngay_Nghi_201812.$C$3:.$C$59])" office:value-type="float" office:value="7">
            <text:p>7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-2">
            <text:p>-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47]+[.L47] +[.K47]+[.M47]" office:value-type="float" office:value="0">
            <text:p>0</text:p>
          </table:table-cell>
          <table:table-cell table:style-name="ce66" office:value-type="string">
            <text:p>Những ngày nghỉ này đã trừ vào lương → sẽ ko trừ vào phép nữa:</text:p>
            <text:p>- Tháng 1 2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8]);DATE(YEAR([.E48]);12;31);NOW())" office:value-type="date" office:date-value="2018-04-09T13:31:54.05">
            <text:p>04/09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2">
            <text:p>2</text:p>
          </table:table-cell>
          <table:table-cell table:style-name="ce56" table:formula="of:=SUMPRODUCT([Thong_Tin_Ngay_Nghi_201801.$B$3:.$B$60]=[.$B48];[Thong_Tin_Ngay_Nghi_201801.$C$3:.$C$60]) +  SUMPRODUCT([Thong_Tin_Ngay_Nghi_201802.$B$3:.$B$64]=[.$B48];[Thong_Tin_Ngay_Nghi_201802.$C$3:.$C$64]) + SUMPRODUCT([Thong_Tin_Ngay_Nghi_201803.$B$3:.$B$58]=[.$B48];[Thong_Tin_Ngay_Nghi_201803.$C$3:.$C$58])" office:value-type="float" office:value="0.5">
            <text:p>0.5</text:p>
          </table:table-cell>
          <table:table-cell table:style-name="ce61" table:formula="of:=SUMPRODUCT([Thong_Tin_Ngay_Nghi_201801.$B$3:.$B$61]=[.$B48];[Thong_Tin_Ngay_Nghi_201801.$C$3:.$C$61])+SUMPRODUCT([Thong_Tin_Ngay_Nghi_201802.$B$3:.$B$65]=[.$B48];[Thong_Tin_Ngay_Nghi_201802.$C$3:.$C$65])+SUMPRODUCT([Thong_Tin_Ngay_Nghi_201803.$B$3:.$B$59]=[.$B48];[Thong_Tin_Ngay_Nghi_201803.$C$3:.$C$59])+SUMPRODUCT([Thong_Tin_Ngay_Nghi_201804.$B$3:.$B$57]=[.$B48];[Thong_Tin_Ngay_Nghi_201804.$C$3:.$C$57])+SUMPRODUCT([Thong_Tin_Ngay_Nghi_201805.$B$3:.$B$54]=[.$B48];[Thong_Tin_Ngay_Nghi_201805.$C$3:.$C$54])+SUMPRODUCT([Thong_Tin_Ngay_Nghi_201806.$B$3:.$B$58]=[.$B48];[Thong_Tin_Ngay_Nghi_201806.$C$3:.$C$58])+SUMPRODUCT([Thong_Tin_Ngay_Nghi_201807.$B$3:.$B$59]=[.$B48];[Thong_Tin_Ngay_Nghi_201807.$C$3:.$C$59])+SUMPRODUCT([Thong_Tin_Ngay_Nghi_201808.$B$3:.$B$60]=[.$B48];[Thong_Tin_Ngay_Nghi_201808.$C$3:.$C$60])+SUMPRODUCT([Thong_Tin_Ngay_Nghi_201809.$B$3:.$B$57]=[.$B48];[Thong_Tin_Ngay_Nghi_201809.$C$3:.$C$57])+SUMPRODUCT([Thong_Tin_Ngay_Nghi_201810.$B$3:.$B$56]=[.$B48];[Thong_Tin_Ngay_Nghi_201810.$C$3:.$C$56])+SUMPRODUCT([Thong_Tin_Ngay_Nghi_201811.$B$3:.$B$58]=[.$B48];[Thong_Tin_Ngay_Nghi_201811.$C$3:.$C$58])+ SUMPRODUCT([Thong_Tin_Ngay_Nghi_201812.$B$3:.$B$59]=[.$B48];[Thong_Tin_Ngay_Nghi_201812.$C$3:.$C$59])" office:value-type="float" office:value="0.5">
            <text:p>0.5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1.5">
            <text:p>1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8]+[.L48] +[.K48]+[.M48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9]);DATE(YEAR([.E49]);12;31);NOW())" office:value-type="date" office:date-value="2018-04-09T13:31:54.05">
            <text:p>04/09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2">
            <text:p>2</text:p>
          </table:table-cell>
          <table:table-cell table:style-name="ce56" table:formula="of:=SUMPRODUCT([Thong_Tin_Ngay_Nghi_201801.$B$3:.$B$60]=[.$B49];[Thong_Tin_Ngay_Nghi_201801.$C$3:.$C$60]) +  SUMPRODUCT([Thong_Tin_Ngay_Nghi_201802.$B$3:.$B$64]=[.$B49];[Thong_Tin_Ngay_Nghi_201802.$C$3:.$C$64]) + SUMPRODUCT([Thong_Tin_Ngay_Nghi_201803.$B$3:.$B$58]=[.$B49];[Thong_Tin_Ngay_Nghi_201803.$C$3:.$C$58])" office:value-type="float" office:value="0.5">
            <text:p>0.5</text:p>
          </table:table-cell>
          <table:table-cell table:style-name="ce61" table:formula="of:=SUMPRODUCT([Thong_Tin_Ngay_Nghi_201801.$B$3:.$B$61]=[.$B49];[Thong_Tin_Ngay_Nghi_201801.$C$3:.$C$61])+SUMPRODUCT([Thong_Tin_Ngay_Nghi_201802.$B$3:.$B$65]=[.$B49];[Thong_Tin_Ngay_Nghi_201802.$C$3:.$C$65])+SUMPRODUCT([Thong_Tin_Ngay_Nghi_201803.$B$3:.$B$59]=[.$B49];[Thong_Tin_Ngay_Nghi_201803.$C$3:.$C$59])+SUMPRODUCT([Thong_Tin_Ngay_Nghi_201804.$B$3:.$B$57]=[.$B49];[Thong_Tin_Ngay_Nghi_201804.$C$3:.$C$57])+SUMPRODUCT([Thong_Tin_Ngay_Nghi_201805.$B$3:.$B$54]=[.$B49];[Thong_Tin_Ngay_Nghi_201805.$C$3:.$C$54])+SUMPRODUCT([Thong_Tin_Ngay_Nghi_201806.$B$3:.$B$58]=[.$B49];[Thong_Tin_Ngay_Nghi_201806.$C$3:.$C$58])+SUMPRODUCT([Thong_Tin_Ngay_Nghi_201807.$B$3:.$B$59]=[.$B49];[Thong_Tin_Ngay_Nghi_201807.$C$3:.$C$59])+SUMPRODUCT([Thong_Tin_Ngay_Nghi_201808.$B$3:.$B$60]=[.$B49];[Thong_Tin_Ngay_Nghi_201808.$C$3:.$C$60])+SUMPRODUCT([Thong_Tin_Ngay_Nghi_201809.$B$3:.$B$57]=[.$B49];[Thong_Tin_Ngay_Nghi_201809.$C$3:.$C$57])+SUMPRODUCT([Thong_Tin_Ngay_Nghi_201810.$B$3:.$B$56]=[.$B49];[Thong_Tin_Ngay_Nghi_201810.$C$3:.$C$56])+SUMPRODUCT([Thong_Tin_Ngay_Nghi_201811.$B$3:.$B$58]=[.$B49];[Thong_Tin_Ngay_Nghi_201811.$C$3:.$C$58])+ SUMPRODUCT([Thong_Tin_Ngay_Nghi_201812.$B$3:.$B$59]=[.$B49];[Thong_Tin_Ngay_Nghi_201812.$C$3:.$C$59])" office:value-type="float" office:value="0.5">
            <text:p>0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1.5">
            <text:p>1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9]+[.L49] +[.K49]+[.M49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0]&lt;0;0;[.C5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4-09T13:31:54.05">
            <text:p>04/09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3">
            <text:p>3</text:p>
          </table:table-cell>
          <table:table-cell table:style-name="ce56" table:formula="of:=SUMPRODUCT([Thong_Tin_Ngay_Nghi_201801.$B$3:.$B$60]=[.$B50];[Thong_Tin_Ngay_Nghi_201801.$C$3:.$C$60]) +  SUMPRODUCT([Thong_Tin_Ngay_Nghi_201802.$B$3:.$B$64]=[.$B50];[Thong_Tin_Ngay_Nghi_201802.$C$3:.$C$64]) + SUMPRODUCT([Thong_Tin_Ngay_Nghi_201803.$B$3:.$B$58]=[.$B50];[Thong_Tin_Ngay_Nghi_201803.$C$3:.$C$58])" office:value-type="float" office:value="5">
            <text:p>5</text:p>
          </table:table-cell>
          <table:table-cell table:style-name="ce61" table:formula="of:=SUMPRODUCT([Thong_Tin_Ngay_Nghi_201801.$B$3:.$B$61]=[.$B50];[Thong_Tin_Ngay_Nghi_201801.$C$3:.$C$61])+SUMPRODUCT([Thong_Tin_Ngay_Nghi_201802.$B$3:.$B$65]=[.$B50];[Thong_Tin_Ngay_Nghi_201802.$C$3:.$C$65])+SUMPRODUCT([Thong_Tin_Ngay_Nghi_201803.$B$3:.$B$59]=[.$B50];[Thong_Tin_Ngay_Nghi_201803.$C$3:.$C$59])+SUMPRODUCT([Thong_Tin_Ngay_Nghi_201804.$B$3:.$B$57]=[.$B50];[Thong_Tin_Ngay_Nghi_201804.$C$3:.$C$57])+SUMPRODUCT([Thong_Tin_Ngay_Nghi_201805.$B$3:.$B$54]=[.$B50];[Thong_Tin_Ngay_Nghi_201805.$C$3:.$C$54])+SUMPRODUCT([Thong_Tin_Ngay_Nghi_201806.$B$3:.$B$58]=[.$B50];[Thong_Tin_Ngay_Nghi_201806.$C$3:.$C$58])+SUMPRODUCT([Thong_Tin_Ngay_Nghi_201807.$B$3:.$B$59]=[.$B50];[Thong_Tin_Ngay_Nghi_201807.$C$3:.$C$59])+SUMPRODUCT([Thong_Tin_Ngay_Nghi_201808.$B$3:.$B$60]=[.$B50];[Thong_Tin_Ngay_Nghi_201808.$C$3:.$C$60])+SUMPRODUCT([Thong_Tin_Ngay_Nghi_201809.$B$3:.$B$57]=[.$B50];[Thong_Tin_Ngay_Nghi_201809.$C$3:.$C$57])+SUMPRODUCT([Thong_Tin_Ngay_Nghi_201810.$B$3:.$B$56]=[.$B50];[Thong_Tin_Ngay_Nghi_201810.$C$3:.$C$56])+SUMPRODUCT([Thong_Tin_Ngay_Nghi_201811.$B$3:.$B$58]=[.$B50];[Thong_Tin_Ngay_Nghi_201811.$C$3:.$C$58])+ SUMPRODUCT([Thong_Tin_Ngay_Nghi_201812.$B$3:.$B$59]=[.$B50];[Thong_Tin_Ngay_Nghi_201812.$C$3:.$C$59])" office:value-type="float" office:value="5">
            <text:p>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1]&lt;0;0;[.C51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4-09T13:31:54.05">
            <text:p>04/09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6" table:formula="of:=SUMPRODUCT([Thong_Tin_Ngay_Nghi_201801.$B$3:.$B$60]=[.$B51];[Thong_Tin_Ngay_Nghi_201801.$C$3:.$C$60]) +  SUMPRODUCT([Thong_Tin_Ngay_Nghi_201802.$B$3:.$B$64]=[.$B51];[Thong_Tin_Ngay_Nghi_201802.$C$3:.$C$64]) + SUMPRODUCT([Thong_Tin_Ngay_Nghi_201803.$B$3:.$B$58]=[.$B51];[Thong_Tin_Ngay_Nghi_201803.$C$3:.$C$58])" office:value-type="float" office:value="3">
            <text:p>3</text:p>
          </table:table-cell>
          <table:table-cell table:style-name="ce61" table:formula="of:=SUMPRODUCT([Thong_Tin_Ngay_Nghi_201801.$B$3:.$B$61]=[.$B51];[Thong_Tin_Ngay_Nghi_201801.$C$3:.$C$61])+SUMPRODUCT([Thong_Tin_Ngay_Nghi_201802.$B$3:.$B$65]=[.$B51];[Thong_Tin_Ngay_Nghi_201802.$C$3:.$C$65])+SUMPRODUCT([Thong_Tin_Ngay_Nghi_201803.$B$3:.$B$59]=[.$B51];[Thong_Tin_Ngay_Nghi_201803.$C$3:.$C$59])+SUMPRODUCT([Thong_Tin_Ngay_Nghi_201804.$B$3:.$B$57]=[.$B51];[Thong_Tin_Ngay_Nghi_201804.$C$3:.$C$57])+SUMPRODUCT([Thong_Tin_Ngay_Nghi_201805.$B$3:.$B$54]=[.$B51];[Thong_Tin_Ngay_Nghi_201805.$C$3:.$C$54])+SUMPRODUCT([Thong_Tin_Ngay_Nghi_201806.$B$3:.$B$58]=[.$B51];[Thong_Tin_Ngay_Nghi_201806.$C$3:.$C$58])+SUMPRODUCT([Thong_Tin_Ngay_Nghi_201807.$B$3:.$B$59]=[.$B51];[Thong_Tin_Ngay_Nghi_201807.$C$3:.$C$59])+SUMPRODUCT([Thong_Tin_Ngay_Nghi_201808.$B$3:.$B$60]=[.$B51];[Thong_Tin_Ngay_Nghi_201808.$C$3:.$C$60])+SUMPRODUCT([Thong_Tin_Ngay_Nghi_201809.$B$3:.$B$57]=[.$B51];[Thong_Tin_Ngay_Nghi_201809.$C$3:.$C$57])+SUMPRODUCT([Thong_Tin_Ngay_Nghi_201810.$B$3:.$B$56]=[.$B51];[Thong_Tin_Ngay_Nghi_201810.$C$3:.$C$56])+SUMPRODUCT([Thong_Tin_Ngay_Nghi_201811.$B$3:.$B$58]=[.$B51];[Thong_Tin_Ngay_Nghi_201811.$C$3:.$C$58])+ SUMPRODUCT([Thong_Tin_Ngay_Nghi_201812.$B$3:.$B$59]=[.$B51];[Thong_Tin_Ngay_Nghi_201812.$C$3:.$C$59])" office:value-type="float" office:value="3">
            <text:p>3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2]&lt;0;0;[.C52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2]);DATE(YEAR([.E52]);12;31);NOW())" office:value-type="date" office:date-value="2018-04-09T13:31:54.05">
            <text:p>04/09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6" table:formula="of:=SUMPRODUCT([Thong_Tin_Ngay_Nghi_201801.$B$3:.$B$60]=[.$B52];[Thong_Tin_Ngay_Nghi_201801.$C$3:.$C$60]) +  SUMPRODUCT([Thong_Tin_Ngay_Nghi_201802.$B$3:.$B$64]=[.$B52];[Thong_Tin_Ngay_Nghi_201802.$C$3:.$C$64]) + SUMPRODUCT([Thong_Tin_Ngay_Nghi_201803.$B$3:.$B$58]=[.$B52];[Thong_Tin_Ngay_Nghi_201803.$C$3:.$C$58])" office:value-type="float" office:value="1">
            <text:p>1</text:p>
          </table:table-cell>
          <table:table-cell table:style-name="ce61" table:formula="of:=SUMPRODUCT([Thong_Tin_Ngay_Nghi_201801.$B$3:.$B$61]=[.$B52];[Thong_Tin_Ngay_Nghi_201801.$C$3:.$C$61])+SUMPRODUCT([Thong_Tin_Ngay_Nghi_201802.$B$3:.$B$65]=[.$B52];[Thong_Tin_Ngay_Nghi_201802.$C$3:.$C$65])+SUMPRODUCT([Thong_Tin_Ngay_Nghi_201803.$B$3:.$B$59]=[.$B52];[Thong_Tin_Ngay_Nghi_201803.$C$3:.$C$59])+SUMPRODUCT([Thong_Tin_Ngay_Nghi_201804.$B$3:.$B$57]=[.$B52];[Thong_Tin_Ngay_Nghi_201804.$C$3:.$C$57])+SUMPRODUCT([Thong_Tin_Ngay_Nghi_201805.$B$3:.$B$54]=[.$B52];[Thong_Tin_Ngay_Nghi_201805.$C$3:.$C$54])+SUMPRODUCT([Thong_Tin_Ngay_Nghi_201806.$B$3:.$B$58]=[.$B52];[Thong_Tin_Ngay_Nghi_201806.$C$3:.$C$58])+SUMPRODUCT([Thong_Tin_Ngay_Nghi_201807.$B$3:.$B$59]=[.$B52];[Thong_Tin_Ngay_Nghi_201807.$C$3:.$C$59])+SUMPRODUCT([Thong_Tin_Ngay_Nghi_201808.$B$3:.$B$60]=[.$B52];[Thong_Tin_Ngay_Nghi_201808.$C$3:.$C$60])+SUMPRODUCT([Thong_Tin_Ngay_Nghi_201809.$B$3:.$B$57]=[.$B52];[Thong_Tin_Ngay_Nghi_201809.$C$3:.$C$57])+SUMPRODUCT([Thong_Tin_Ngay_Nghi_201810.$B$3:.$B$56]=[.$B52];[Thong_Tin_Ngay_Nghi_201810.$C$3:.$C$56])+SUMPRODUCT([Thong_Tin_Ngay_Nghi_201811.$B$3:.$B$58]=[.$B52];[Thong_Tin_Ngay_Nghi_201811.$C$3:.$C$58])+ SUMPRODUCT([Thong_Tin_Ngay_Nghi_201812.$B$3:.$B$59]=[.$B52];[Thong_Tin_Ngay_Nghi_201812.$C$3:.$C$59])" office:value-type="float" office:value="2">
            <text:p>2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4-09T13:31:54.05">
            <text:p>04/09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3">
            <text:p>3</text:p>
          </table:table-cell>
          <table:table-cell table:style-name="ce56" table:formula="of:=SUMPRODUCT([Thong_Tin_Ngay_Nghi_201801.$B$3:.$B$60]=[.$B53];[Thong_Tin_Ngay_Nghi_201801.$C$3:.$C$60]) +  SUMPRODUCT([Thong_Tin_Ngay_Nghi_201802.$B$3:.$B$64]=[.$B53];[Thong_Tin_Ngay_Nghi_201802.$C$3:.$C$64]) + SUMPRODUCT([Thong_Tin_Ngay_Nghi_201803.$B$3:.$B$58]=[.$B53];[Thong_Tin_Ngay_Nghi_201803.$C$3:.$C$58])" office:value-type="float" office:value="0">
            <text:p>0</text:p>
          </table:table-cell>
          <table:table-cell table:style-name="ce61" table:formula="of:=SUMPRODUCT([Thong_Tin_Ngay_Nghi_201801.$B$3:.$B$61]=[.$B53];[Thong_Tin_Ngay_Nghi_201801.$C$3:.$C$61])+SUMPRODUCT([Thong_Tin_Ngay_Nghi_201802.$B$3:.$B$65]=[.$B53];[Thong_Tin_Ngay_Nghi_201802.$C$3:.$C$65])+SUMPRODUCT([Thong_Tin_Ngay_Nghi_201803.$B$3:.$B$59]=[.$B53];[Thong_Tin_Ngay_Nghi_201803.$C$3:.$C$59])+SUMPRODUCT([Thong_Tin_Ngay_Nghi_201804.$B$3:.$B$57]=[.$B53];[Thong_Tin_Ngay_Nghi_201804.$C$3:.$C$57])+SUMPRODUCT([Thong_Tin_Ngay_Nghi_201805.$B$3:.$B$54]=[.$B53];[Thong_Tin_Ngay_Nghi_201805.$C$3:.$C$54])+SUMPRODUCT([Thong_Tin_Ngay_Nghi_201806.$B$3:.$B$58]=[.$B53];[Thong_Tin_Ngay_Nghi_201806.$C$3:.$C$58])+SUMPRODUCT([Thong_Tin_Ngay_Nghi_201807.$B$3:.$B$59]=[.$B53];[Thong_Tin_Ngay_Nghi_201807.$C$3:.$C$59])+SUMPRODUCT([Thong_Tin_Ngay_Nghi_201808.$B$3:.$B$60]=[.$B53];[Thong_Tin_Ngay_Nghi_201808.$C$3:.$C$60])+SUMPRODUCT([Thong_Tin_Ngay_Nghi_201809.$B$3:.$B$57]=[.$B53];[Thong_Tin_Ngay_Nghi_201809.$C$3:.$C$57])+SUMPRODUCT([Thong_Tin_Ngay_Nghi_201810.$B$3:.$B$56]=[.$B53];[Thong_Tin_Ngay_Nghi_201810.$C$3:.$C$56])+SUMPRODUCT([Thong_Tin_Ngay_Nghi_201811.$B$3:.$B$58]=[.$B53];[Thong_Tin_Ngay_Nghi_201811.$C$3:.$C$58])+ SUMPRODUCT([Thong_Tin_Ngay_Nghi_201812.$B$3:.$B$59]=[.$B53];[Thong_Tin_Ngay_Nghi_201812.$C$3:.$C$59])" office:value-type="float" office:value="0">
            <text:p>0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3]+[.L53] +[.K53]+[.M53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4]&lt;0;0;[.C54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4-09T13:31:54.05">
            <text:p>04/09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3">
            <text:p>3</text:p>
          </table:table-cell>
          <table:table-cell table:style-name="ce56" table:formula="of:=SUMPRODUCT([Thong_Tin_Ngay_Nghi_201801.$B$3:.$B$60]=[.$B54];[Thong_Tin_Ngay_Nghi_201801.$C$3:.$C$60]) +  SUMPRODUCT([Thong_Tin_Ngay_Nghi_201802.$B$3:.$B$64]=[.$B54];[Thong_Tin_Ngay_Nghi_201802.$C$3:.$C$64]) + SUMPRODUCT([Thong_Tin_Ngay_Nghi_201803.$B$3:.$B$58]=[.$B54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54];[Thong_Tin_Ngay_Nghi_201801.$C$3:.$C$61])+SUMPRODUCT([Thong_Tin_Ngay_Nghi_201802.$B$3:.$B$65]=[.$B54];[Thong_Tin_Ngay_Nghi_201802.$C$3:.$C$65])+SUMPRODUCT([Thong_Tin_Ngay_Nghi_201803.$B$3:.$B$59]=[.$B54];[Thong_Tin_Ngay_Nghi_201803.$C$3:.$C$59])+SUMPRODUCT([Thong_Tin_Ngay_Nghi_201804.$B$3:.$B$57]=[.$B54];[Thong_Tin_Ngay_Nghi_201804.$C$3:.$C$57])+SUMPRODUCT([Thong_Tin_Ngay_Nghi_201805.$B$3:.$B$54]=[.$B54];[Thong_Tin_Ngay_Nghi_201805.$C$3:.$C$54])+SUMPRODUCT([Thong_Tin_Ngay_Nghi_201806.$B$3:.$B$58]=[.$B54];[Thong_Tin_Ngay_Nghi_201806.$C$3:.$C$58])+SUMPRODUCT([Thong_Tin_Ngay_Nghi_201807.$B$3:.$B$59]=[.$B54];[Thong_Tin_Ngay_Nghi_201807.$C$3:.$C$59])+SUMPRODUCT([Thong_Tin_Ngay_Nghi_201808.$B$3:.$B$60]=[.$B54];[Thong_Tin_Ngay_Nghi_201808.$C$3:.$C$60])+SUMPRODUCT([Thong_Tin_Ngay_Nghi_201809.$B$3:.$B$57]=[.$B54];[Thong_Tin_Ngay_Nghi_201809.$C$3:.$C$57])+SUMPRODUCT([Thong_Tin_Ngay_Nghi_201810.$B$3:.$B$56]=[.$B54];[Thong_Tin_Ngay_Nghi_201810.$C$3:.$C$56])+SUMPRODUCT([Thong_Tin_Ngay_Nghi_201811.$B$3:.$B$58]=[.$B54];[Thong_Tin_Ngay_Nghi_201811.$C$3:.$C$58])+ SUMPRODUCT([Thong_Tin_Ngay_Nghi_201812.$B$3:.$B$59]=[.$B54];[Thong_Tin_Ngay_Nghi_201812.$C$3:.$C$59])" office:value-type="float" office:value="8.5">
            <text:p>8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5]&lt;0;0;[.C5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4-09T13:31:54.05">
            <text:p>04/09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6" table:formula="of:=SUMPRODUCT([Thong_Tin_Ngay_Nghi_201801.$B$3:.$B$60]=[.$B55];[Thong_Tin_Ngay_Nghi_201801.$C$3:.$C$60]) +  SUMPRODUCT([Thong_Tin_Ngay_Nghi_201802.$B$3:.$B$64]=[.$B55];[Thong_Tin_Ngay_Nghi_201802.$C$3:.$C$64]) + SUMPRODUCT([Thong_Tin_Ngay_Nghi_201803.$B$3:.$B$58]=[.$B55];[Thong_Tin_Ngay_Nghi_201803.$C$3:.$C$58])" office:value-type="float" office:value="4">
            <text:p>4</text:p>
          </table:table-cell>
          <table:table-cell table:style-name="ce61" table:formula="of:=SUMPRODUCT([Thong_Tin_Ngay_Nghi_201801.$B$3:.$B$61]=[.$B55];[Thong_Tin_Ngay_Nghi_201801.$C$3:.$C$61])+SUMPRODUCT([Thong_Tin_Ngay_Nghi_201802.$B$3:.$B$65]=[.$B55];[Thong_Tin_Ngay_Nghi_201802.$C$3:.$C$65])+SUMPRODUCT([Thong_Tin_Ngay_Nghi_201803.$B$3:.$B$59]=[.$B55];[Thong_Tin_Ngay_Nghi_201803.$C$3:.$C$59])+SUMPRODUCT([Thong_Tin_Ngay_Nghi_201804.$B$3:.$B$57]=[.$B55];[Thong_Tin_Ngay_Nghi_201804.$C$3:.$C$57])+SUMPRODUCT([Thong_Tin_Ngay_Nghi_201805.$B$3:.$B$54]=[.$B55];[Thong_Tin_Ngay_Nghi_201805.$C$3:.$C$54])+SUMPRODUCT([Thong_Tin_Ngay_Nghi_201806.$B$3:.$B$58]=[.$B55];[Thong_Tin_Ngay_Nghi_201806.$C$3:.$C$58])+SUMPRODUCT([Thong_Tin_Ngay_Nghi_201807.$B$3:.$B$59]=[.$B55];[Thong_Tin_Ngay_Nghi_201807.$C$3:.$C$59])+SUMPRODUCT([Thong_Tin_Ngay_Nghi_201808.$B$3:.$B$60]=[.$B55];[Thong_Tin_Ngay_Nghi_201808.$C$3:.$C$60])+SUMPRODUCT([Thong_Tin_Ngay_Nghi_201809.$B$3:.$B$57]=[.$B55];[Thong_Tin_Ngay_Nghi_201809.$C$3:.$C$57])+SUMPRODUCT([Thong_Tin_Ngay_Nghi_201810.$B$3:.$B$56]=[.$B55];[Thong_Tin_Ngay_Nghi_201810.$C$3:.$C$56])+SUMPRODUCT([Thong_Tin_Ngay_Nghi_201811.$B$3:.$B$58]=[.$B55];[Thong_Tin_Ngay_Nghi_201811.$C$3:.$C$58])+ SUMPRODUCT([Thong_Tin_Ngay_Nghi_201812.$B$3:.$B$59]=[.$B55];[Thong_Tin_Ngay_Nghi_201812.$C$3:.$C$59])" office:value-type="float" office:value="4">
            <text:p>4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4-09T13:31:54.05">
            <text:p>04/09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3">
            <text:p>3</text:p>
          </table:table-cell>
          <table:table-cell table:style-name="ce56" table:formula="of:=SUMPRODUCT([Thong_Tin_Ngay_Nghi_201801.$B$3:.$B$60]=[.$B56];[Thong_Tin_Ngay_Nghi_201801.$C$3:.$C$60]) +  SUMPRODUCT([Thong_Tin_Ngay_Nghi_201802.$B$3:.$B$64]=[.$B56];[Thong_Tin_Ngay_Nghi_201802.$C$3:.$C$64]) + SUMPRODUCT([Thong_Tin_Ngay_Nghi_201803.$B$3:.$B$58]=[.$B56];[Thong_Tin_Ngay_Nghi_201803.$C$3:.$C$58])" office:value-type="float" office:value="7">
            <text:p>7</text:p>
          </table:table-cell>
          <table:table-cell table:style-name="ce61" table:formula="of:=SUMPRODUCT([Thong_Tin_Ngay_Nghi_201801.$B$3:.$B$61]=[.$B56];[Thong_Tin_Ngay_Nghi_201801.$C$3:.$C$61])+SUMPRODUCT([Thong_Tin_Ngay_Nghi_201802.$B$3:.$B$65]=[.$B56];[Thong_Tin_Ngay_Nghi_201802.$C$3:.$C$65])+SUMPRODUCT([Thong_Tin_Ngay_Nghi_201803.$B$3:.$B$59]=[.$B56];[Thong_Tin_Ngay_Nghi_201803.$C$3:.$C$59])+SUMPRODUCT([Thong_Tin_Ngay_Nghi_201804.$B$3:.$B$57]=[.$B56];[Thong_Tin_Ngay_Nghi_201804.$C$3:.$C$57])+SUMPRODUCT([Thong_Tin_Ngay_Nghi_201805.$B$3:.$B$54]=[.$B56];[Thong_Tin_Ngay_Nghi_201805.$C$3:.$C$54])+SUMPRODUCT([Thong_Tin_Ngay_Nghi_201806.$B$3:.$B$58]=[.$B56];[Thong_Tin_Ngay_Nghi_201806.$C$3:.$C$58])+SUMPRODUCT([Thong_Tin_Ngay_Nghi_201807.$B$3:.$B$59]=[.$B56];[Thong_Tin_Ngay_Nghi_201807.$C$3:.$C$59])+SUMPRODUCT([Thong_Tin_Ngay_Nghi_201808.$B$3:.$B$60]=[.$B56];[Thong_Tin_Ngay_Nghi_201808.$C$3:.$C$60])+SUMPRODUCT([Thong_Tin_Ngay_Nghi_201809.$B$3:.$B$57]=[.$B56];[Thong_Tin_Ngay_Nghi_201809.$C$3:.$C$57])+SUMPRODUCT([Thong_Tin_Ngay_Nghi_201810.$B$3:.$B$56]=[.$B56];[Thong_Tin_Ngay_Nghi_201810.$C$3:.$C$56])+SUMPRODUCT([Thong_Tin_Ngay_Nghi_201811.$B$3:.$B$58]=[.$B56];[Thong_Tin_Ngay_Nghi_201811.$C$3:.$C$58])+ SUMPRODUCT([Thong_Tin_Ngay_Nghi_201812.$B$3:.$B$59]=[.$B56];[Thong_Tin_Ngay_Nghi_201812.$C$3:.$C$59])" office:value-type="float" office:value="10">
            <text:p>10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-7">
            <text:p>-7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6]+[.L56] +[.K56]+[.M56]" office:value-type="float" office:value="-6">
            <text:p>-6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7]&lt;0;0;[.C57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7]);DATE(YEAR([.E57]);12;31);NOW())" office:value-type="date" office:date-value="2018-04-09T13:31:54.06">
            <text:p>04/09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2">
            <text:p>2</text:p>
          </table:table-cell>
          <table:table-cell table:style-name="ce56" table:formula="of:=SUMPRODUCT([Thong_Tin_Ngay_Nghi_201801.$B$3:.$B$60]=[.$B57];[Thong_Tin_Ngay_Nghi_201801.$C$3:.$C$60]) +  SUMPRODUCT([Thong_Tin_Ngay_Nghi_201802.$B$3:.$B$64]=[.$B57];[Thong_Tin_Ngay_Nghi_201802.$C$3:.$C$64]) + SUMPRODUCT([Thong_Tin_Ngay_Nghi_201803.$B$3:.$B$58]=[.$B57];[Thong_Tin_Ngay_Nghi_201803.$C$3:.$C$58])" office:value-type="float" office:value="2">
            <text:p>2</text:p>
          </table:table-cell>
          <table:table-cell table:style-name="ce61" table:formula="of:=SUMPRODUCT([Thong_Tin_Ngay_Nghi_201801.$B$3:.$B$61]=[.$B57];[Thong_Tin_Ngay_Nghi_201801.$C$3:.$C$61])+SUMPRODUCT([Thong_Tin_Ngay_Nghi_201802.$B$3:.$B$65]=[.$B57];[Thong_Tin_Ngay_Nghi_201802.$C$3:.$C$65])+SUMPRODUCT([Thong_Tin_Ngay_Nghi_201803.$B$3:.$B$59]=[.$B57];[Thong_Tin_Ngay_Nghi_201803.$C$3:.$C$59])+SUMPRODUCT([Thong_Tin_Ngay_Nghi_201804.$B$3:.$B$57]=[.$B57];[Thong_Tin_Ngay_Nghi_201804.$C$3:.$C$57])+SUMPRODUCT([Thong_Tin_Ngay_Nghi_201805.$B$3:.$B$54]=[.$B57];[Thong_Tin_Ngay_Nghi_201805.$C$3:.$C$54])+SUMPRODUCT([Thong_Tin_Ngay_Nghi_201806.$B$3:.$B$58]=[.$B57];[Thong_Tin_Ngay_Nghi_201806.$C$3:.$C$58])+SUMPRODUCT([Thong_Tin_Ngay_Nghi_201807.$B$3:.$B$59]=[.$B57];[Thong_Tin_Ngay_Nghi_201807.$C$3:.$C$59])+SUMPRODUCT([Thong_Tin_Ngay_Nghi_201808.$B$3:.$B$60]=[.$B57];[Thong_Tin_Ngay_Nghi_201808.$C$3:.$C$60])+SUMPRODUCT([Thong_Tin_Ngay_Nghi_201809.$B$3:.$B$57]=[.$B57];[Thong_Tin_Ngay_Nghi_201809.$C$3:.$C$57])+SUMPRODUCT([Thong_Tin_Ngay_Nghi_201810.$B$3:.$B$56]=[.$B57];[Thong_Tin_Ngay_Nghi_201810.$C$3:.$C$56])+SUMPRODUCT([Thong_Tin_Ngay_Nghi_201811.$B$3:.$B$58]=[.$B57];[Thong_Tin_Ngay_Nghi_201811.$C$3:.$C$58])+ SUMPRODUCT([Thong_Tin_Ngay_Nghi_201812.$B$3:.$B$59]=[.$B57];[Thong_Tin_Ngay_Nghi_201812.$C$3:.$C$59])" office:value-type="float" office:value="2">
            <text:p>2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7]+[.L57] +[.K57]+[.M57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58]&lt;0;0;[.C58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04-09T13:31:54.06">
            <text:p>04/09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3">
            <text:p>3</text:p>
          </table:table-cell>
          <table:table-cell table:style-name="ce56" table:formula="of:=SUMPRODUCT([Thong_Tin_Ngay_Nghi_201801.$B$3:.$B$60]=[.$B58];[Thong_Tin_Ngay_Nghi_201801.$C$3:.$C$60]) +  SUMPRODUCT([Thong_Tin_Ngay_Nghi_201802.$B$3:.$B$64]=[.$B58];[Thong_Tin_Ngay_Nghi_201802.$C$3:.$C$64]) + SUMPRODUCT([Thong_Tin_Ngay_Nghi_201803.$B$3:.$B$58]=[.$B58];[Thong_Tin_Ngay_Nghi_201803.$C$3:.$C$58])" office:value-type="float" office:value="3">
            <text:p>3</text:p>
          </table:table-cell>
          <table:table-cell table:style-name="ce61" table:formula="of:=SUMPRODUCT([Thong_Tin_Ngay_Nghi_201801.$B$3:.$B$61]=[.$B58];[Thong_Tin_Ngay_Nghi_201801.$C$3:.$C$61])+SUMPRODUCT([Thong_Tin_Ngay_Nghi_201802.$B$3:.$B$65]=[.$B58];[Thong_Tin_Ngay_Nghi_201802.$C$3:.$C$65])+SUMPRODUCT([Thong_Tin_Ngay_Nghi_201803.$B$3:.$B$59]=[.$B58];[Thong_Tin_Ngay_Nghi_201803.$C$3:.$C$59])+SUMPRODUCT([Thong_Tin_Ngay_Nghi_201804.$B$3:.$B$57]=[.$B58];[Thong_Tin_Ngay_Nghi_201804.$C$3:.$C$57])+SUMPRODUCT([Thong_Tin_Ngay_Nghi_201805.$B$3:.$B$54]=[.$B58];[Thong_Tin_Ngay_Nghi_201805.$C$3:.$C$54])+SUMPRODUCT([Thong_Tin_Ngay_Nghi_201806.$B$3:.$B$58]=[.$B58];[Thong_Tin_Ngay_Nghi_201806.$C$3:.$C$58])+SUMPRODUCT([Thong_Tin_Ngay_Nghi_201807.$B$3:.$B$59]=[.$B58];[Thong_Tin_Ngay_Nghi_201807.$C$3:.$C$59])+SUMPRODUCT([Thong_Tin_Ngay_Nghi_201808.$B$3:.$B$60]=[.$B58];[Thong_Tin_Ngay_Nghi_201808.$C$3:.$C$60])+SUMPRODUCT([Thong_Tin_Ngay_Nghi_201809.$B$3:.$B$57]=[.$B58];[Thong_Tin_Ngay_Nghi_201809.$C$3:.$C$57])+SUMPRODUCT([Thong_Tin_Ngay_Nghi_201810.$B$3:.$B$56]=[.$B58];[Thong_Tin_Ngay_Nghi_201810.$C$3:.$C$56])+SUMPRODUCT([Thong_Tin_Ngay_Nghi_201811.$B$3:.$B$58]=[.$B58];[Thong_Tin_Ngay_Nghi_201811.$C$3:.$C$58])+ SUMPRODUCT([Thong_Tin_Ngay_Nghi_201812.$B$3:.$B$59]=[.$B58];[Thong_Tin_Ngay_Nghi_201812.$C$3:.$C$59])" office:value-type="float" office:value="4">
            <text:p>4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3">
            <text:p>53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59]&lt;0;0;[.C59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04-09T13:31:54.06">
            <text:p>04/09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3">
            <text:p>3</text:p>
          </table:table-cell>
          <table:table-cell table:style-name="ce56" table:formula="of:=SUMPRODUCT([Thong_Tin_Ngay_Nghi_201801.$B$3:.$B$60]=[.$B59];[Thong_Tin_Ngay_Nghi_201801.$C$3:.$C$60]) +  SUMPRODUCT([Thong_Tin_Ngay_Nghi_201802.$B$3:.$B$64]=[.$B59];[Thong_Tin_Ngay_Nghi_201802.$C$3:.$C$64]) + SUMPRODUCT([Thong_Tin_Ngay_Nghi_201803.$B$3:.$B$58]=[.$B59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59];[Thong_Tin_Ngay_Nghi_201801.$C$3:.$C$61])+SUMPRODUCT([Thong_Tin_Ngay_Nghi_201802.$B$3:.$B$65]=[.$B59];[Thong_Tin_Ngay_Nghi_201802.$C$3:.$C$65])+SUMPRODUCT([Thong_Tin_Ngay_Nghi_201803.$B$3:.$B$59]=[.$B59];[Thong_Tin_Ngay_Nghi_201803.$C$3:.$C$59])+SUMPRODUCT([Thong_Tin_Ngay_Nghi_201804.$B$3:.$B$57]=[.$B59];[Thong_Tin_Ngay_Nghi_201804.$C$3:.$C$57])+SUMPRODUCT([Thong_Tin_Ngay_Nghi_201805.$B$3:.$B$54]=[.$B59];[Thong_Tin_Ngay_Nghi_201805.$C$3:.$C$54])+SUMPRODUCT([Thong_Tin_Ngay_Nghi_201806.$B$3:.$B$58]=[.$B59];[Thong_Tin_Ngay_Nghi_201806.$C$3:.$C$58])+SUMPRODUCT([Thong_Tin_Ngay_Nghi_201807.$B$3:.$B$59]=[.$B59];[Thong_Tin_Ngay_Nghi_201807.$C$3:.$C$59])+SUMPRODUCT([Thong_Tin_Ngay_Nghi_201808.$B$3:.$B$60]=[.$B59];[Thong_Tin_Ngay_Nghi_201808.$C$3:.$C$60])+SUMPRODUCT([Thong_Tin_Ngay_Nghi_201809.$B$3:.$B$57]=[.$B59];[Thong_Tin_Ngay_Nghi_201809.$C$3:.$C$57])+SUMPRODUCT([Thong_Tin_Ngay_Nghi_201810.$B$3:.$B$56]=[.$B59];[Thong_Tin_Ngay_Nghi_201810.$C$3:.$C$56])+SUMPRODUCT([Thong_Tin_Ngay_Nghi_201811.$B$3:.$B$58]=[.$B59];[Thong_Tin_Ngay_Nghi_201811.$C$3:.$C$58])+ SUMPRODUCT([Thong_Tin_Ngay_Nghi_201812.$B$3:.$B$59]=[.$B59];[Thong_Tin_Ngay_Nghi_201812.$C$3:.$C$59])" office:value-type="float" office:value="2.5">
            <text:p>2.5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4">
            <text:p>54</text:p>
          </table:table-cell>
          <table:table-cell table:style-name="ce44" office:value-type="string">
            <text:p>VietLT</text:p>
          </table:table-cell>
          <table:table-cell table:style-name="ce48" office:value-type="float" office:value="0">
            <text:p>0</text:p>
          </table:table-cell>
          <table:table-cell table:style-name="ce48" table:formula="of:=IF([.C60]&lt;0;0;[.C60])" office:value-type="float" office:value="0">
            <text:p>0</text:p>
          </table:table-cell>
          <table:table-cell table:style-name="ce50" office:value-type="date" office:date-value="2018-04-03">
            <text:p>04/03/18</text:p>
          </table:table-cell>
          <table:table-cell table:style-name="ce50" table:formula="of:=IF(YEAR(NOW())&gt;YEAR([.E60]);DATE(YEAR([.E60]);12;31);NOW())" office:value-type="date" office:date-value="2018-04-09T13:31:54.06">
            <text:p>04/09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0">
            <text:p>0</text:p>
          </table:table-cell>
          <table:table-cell table:style-name="ce56" table:formula="of:=SUMPRODUCT([Thong_Tin_Ngay_Nghi_201801.$B$3:.$B$60]=[.$B60];[Thong_Tin_Ngay_Nghi_201801.$C$3:.$C$60]) +  SUMPRODUCT([Thong_Tin_Ngay_Nghi_201802.$B$3:.$B$64]=[.$B60];[Thong_Tin_Ngay_Nghi_201802.$C$3:.$C$64]) + SUMPRODUCT([Thong_Tin_Ngay_Nghi_201803.$B$3:.$B$58]=[.$B60];[Thong_Tin_Ngay_Nghi_201803.$C$3:.$C$58])" office:value-type="float" office:value="0">
            <text:p>0</text:p>
          </table:table-cell>
          <table:table-cell table:style-name="ce61" table:formula="of:=SUMPRODUCT([Thong_Tin_Ngay_Nghi_201801.$B$3:.$B$61]=[.$B60];[Thong_Tin_Ngay_Nghi_201801.$C$3:.$C$61])+SUMPRODUCT([Thong_Tin_Ngay_Nghi_201802.$B$3:.$B$65]=[.$B60];[Thong_Tin_Ngay_Nghi_201802.$C$3:.$C$65])+SUMPRODUCT([Thong_Tin_Ngay_Nghi_201803.$B$3:.$B$59]=[.$B60];[Thong_Tin_Ngay_Nghi_201803.$C$3:.$C$59])+SUMPRODUCT([Thong_Tin_Ngay_Nghi_201804.$B$3:.$B$57]=[.$B60];[Thong_Tin_Ngay_Nghi_201804.$C$3:.$C$57])+SUMPRODUCT([Thong_Tin_Ngay_Nghi_201805.$B$3:.$B$54]=[.$B60];[Thong_Tin_Ngay_Nghi_201805.$C$3:.$C$54])+SUMPRODUCT([Thong_Tin_Ngay_Nghi_201806.$B$3:.$B$58]=[.$B60];[Thong_Tin_Ngay_Nghi_201806.$C$3:.$C$58])+SUMPRODUCT([Thong_Tin_Ngay_Nghi_201807.$B$3:.$B$59]=[.$B60];[Thong_Tin_Ngay_Nghi_201807.$C$3:.$C$59])+SUMPRODUCT([Thong_Tin_Ngay_Nghi_201808.$B$3:.$B$60]=[.$B60];[Thong_Tin_Ngay_Nghi_201808.$C$3:.$C$60])+SUMPRODUCT([Thong_Tin_Ngay_Nghi_201809.$B$3:.$B$57]=[.$B60];[Thong_Tin_Ngay_Nghi_201809.$C$3:.$C$57])+SUMPRODUCT([Thong_Tin_Ngay_Nghi_201810.$B$3:.$B$56]=[.$B60];[Thong_Tin_Ngay_Nghi_201810.$C$3:.$C$56])+SUMPRODUCT([Thong_Tin_Ngay_Nghi_201811.$B$3:.$B$58]=[.$B60];[Thong_Tin_Ngay_Nghi_201811.$C$3:.$C$58])+ SUMPRODUCT([Thong_Tin_Ngay_Nghi_201812.$B$3:.$B$59]=[.$B60];[Thong_Tin_Ngay_Nghi_201812.$C$3:.$C$59])" office:value-type="float" office:value="0">
            <text:p>0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5">
            <text:p>55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1]&lt;0;0;[.C61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04-09T13:31:54.06">
            <text:p>04/09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3">
            <text:p>3</text:p>
          </table:table-cell>
          <table:table-cell table:style-name="ce56" table:formula="of:=SUMPRODUCT([Thong_Tin_Ngay_Nghi_201801.$B$3:.$B$60]=[.$B61];[Thong_Tin_Ngay_Nghi_201801.$C$3:.$C$60]) +  SUMPRODUCT([Thong_Tin_Ngay_Nghi_201802.$B$3:.$B$64]=[.$B61];[Thong_Tin_Ngay_Nghi_201802.$C$3:.$C$64]) + SUMPRODUCT([Thong_Tin_Ngay_Nghi_201803.$B$3:.$B$58]=[.$B61];[Thong_Tin_Ngay_Nghi_201803.$C$3:.$C$58])" office:value-type="float" office:value="5">
            <text:p>5</text:p>
          </table:table-cell>
          <table:table-cell table:style-name="ce61" table:formula="of:=SUMPRODUCT([Thong_Tin_Ngay_Nghi_201801.$B$3:.$B$61]=[.$B61];[Thong_Tin_Ngay_Nghi_201801.$C$3:.$C$61])+SUMPRODUCT([Thong_Tin_Ngay_Nghi_201802.$B$3:.$B$65]=[.$B61];[Thong_Tin_Ngay_Nghi_201802.$C$3:.$C$65])+SUMPRODUCT([Thong_Tin_Ngay_Nghi_201803.$B$3:.$B$59]=[.$B61];[Thong_Tin_Ngay_Nghi_201803.$C$3:.$C$59])+SUMPRODUCT([Thong_Tin_Ngay_Nghi_201804.$B$3:.$B$57]=[.$B61];[Thong_Tin_Ngay_Nghi_201804.$C$3:.$C$57])+SUMPRODUCT([Thong_Tin_Ngay_Nghi_201805.$B$3:.$B$54]=[.$B61];[Thong_Tin_Ngay_Nghi_201805.$C$3:.$C$54])+SUMPRODUCT([Thong_Tin_Ngay_Nghi_201806.$B$3:.$B$58]=[.$B61];[Thong_Tin_Ngay_Nghi_201806.$C$3:.$C$58])+SUMPRODUCT([Thong_Tin_Ngay_Nghi_201807.$B$3:.$B$59]=[.$B61];[Thong_Tin_Ngay_Nghi_201807.$C$3:.$C$59])+SUMPRODUCT([Thong_Tin_Ngay_Nghi_201808.$B$3:.$B$60]=[.$B61];[Thong_Tin_Ngay_Nghi_201808.$C$3:.$C$60])+SUMPRODUCT([Thong_Tin_Ngay_Nghi_201809.$B$3:.$B$57]=[.$B61];[Thong_Tin_Ngay_Nghi_201809.$C$3:.$C$57])+SUMPRODUCT([Thong_Tin_Ngay_Nghi_201810.$B$3:.$B$56]=[.$B61];[Thong_Tin_Ngay_Nghi_201810.$C$3:.$C$56])+SUMPRODUCT([Thong_Tin_Ngay_Nghi_201811.$B$3:.$B$58]=[.$B61];[Thong_Tin_Ngay_Nghi_201811.$C$3:.$C$58])+ SUMPRODUCT([Thong_Tin_Ngay_Nghi_201812.$B$3:.$B$59]=[.$B61];[Thong_Tin_Ngay_Nghi_201812.$C$3:.$C$59])" office:value-type="float" office:value="5">
            <text:p>5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61in" draw:caption-point-x="-0.2402in" draw:caption-point-y="0.60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35in" draw:caption-point-x="-0.2402in" draw:caption-point-y="0.6146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39in" draw:caption-point-x="-0.2402in" draw:caption-point-y="0.6142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67in" draw:caption-point-x="-0.2402in" draw:caption-point-y="0.6114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75in" draw:caption-point-x="-0.2402in" draw:caption-point-y="0.6106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79in" draw:caption-point-x="-0.2402in" draw:caption-point-y="0.6102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75in" draw:caption-point-x="-0.2402in" draw:caption-point-y="0.6106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91in" draw:caption-point-x="-0.2402in" draw:caption-point-y="0.6091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18in" draw:caption-point-x="-0.2402in" draw:caption-point-y="0.6063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14in" draw:caption-point-x="-0.2402in" draw:caption-point-y="0.6067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18in" draw:caption-point-x="-0.2402in" draw:caption-point-y="0.6063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22in" draw:caption-point-x="-0.2402in" draw:caption-point-y="0.6059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26in" draw:caption-point-x="-0.2402in" draw:caption-point-y="0.6055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3in" draw:caption-point-x="-0.2402in" draw:caption-point-y="0.6051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38in" draw:caption-point-x="-0.2402in" draw:caption-point-y="0.6043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46in" draw:caption-point-x="-0.2402in" draw:caption-point-y="0.6035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57in" draw:caption-point-x="-0.2402in" draw:caption-point-y="0.6024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1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8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6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96in" draw:caption-point-x="-0.2402in" draw:caption-point-y="0.6114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2in" draw:caption-point-x="-0.2402in" draw:caption-point-y="0.6091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35in" draw:caption-point-x="-0.2402in" draw:caption-point-y="0.6075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55in" draw:caption-point-x="-0.2402in" draw:caption-point-y="0.6055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59in" draw:caption-point-x="-0.2402in" draw:caption-point-y="0.6051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75in" draw:caption-point-x="-0.2402in" draw:caption-point-y="0.6035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4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65in" draw:caption-point-x="-0.2402in" draw:caption-point-y="0.6122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72in" draw:caption-point-x="-0.2402in" draw:caption-point-y="0.6114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1004in" draw:caption-point-x="-0.2402in" draw:caption-point-y="0.6083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2in" draw:caption-point-x="-0.2402in" draw:caption-point-y="0.6067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24in" draw:caption-point-x="-0.2402in" draw:caption-point-y="0.6063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79in" draw:caption-point-x="-0.2402in" draw:caption-point-y="0.6008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2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17in" draw:caption-point-x="-0.2402in" draw:caption-point-y="0.615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9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902in" draw:caption-point-x="-0.2402in" draw:caption-point-y="0.6142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37in" draw:caption-point-x="-0.2402in" draw:caption-point-y="0.610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69in" draw:caption-point-x="-0.2402in" draw:caption-point-y="0.6075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8in" draw:caption-point-x="-0.2402in" draw:caption-point-y="0.6063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2in" draw:caption-point-x="-0.2402in" draw:caption-point-y="0.6024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7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25in" draw:caption-point-x="-0.2402in" draw:caption-point-y="0.6094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69in" draw:caption-point-x="-0.2402in" draw:caption-point-y="0.6051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92in" draw:caption-point-x="-0.2402in" draw:caption-point-y="0.6028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5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54in" draw:caption-point-x="-0.2402in" draw:caption-point-y="0.6142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98in" draw:caption-point-x="-0.2402in" draw:caption-point-y="0.6098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906in" draw:caption-point-x="-0.2402in" draw:caption-point-y="0.6091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13in" draw:caption-point-x="-0.2402in" draw:caption-point-y="0.6083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21in" draw:caption-point-x="-0.2402in" draw:caption-point-y="0.6075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33in" draw:caption-point-x="-0.2402in" draw:caption-point-y="0.6063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41in" draw:caption-point-x="-0.2402in" draw:caption-point-y="0.6055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45in" draw:caption-point-x="-0.2402in" draw:caption-point-y="0.6051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53in" draw:caption-point-x="-0.2402in" draw:caption-point-y="0.6043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2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31in" draw:caption-point-x="-0.2402in" draw:caption-point-y="0.6142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7in" draw:caption-point-x="-0.2402in" draw:caption-point-y="0.6102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78in" draw:caption-point-x="-0.2402in" draw:caption-point-y="0.6094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82in" draw:caption-point-x="-0.2402in" draw:caption-point-y="0.6091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50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807in" draw:caption-point-x="-0.2402in" draw:caption-point-y="0.6142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35in" draw:caption-point-x="-0.2402in" draw:caption-point-y="0.6114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43in" draw:caption-point-x="-0.2402in" draw:caption-point-y="0.6106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54in" draw:caption-point-x="-0.2402in" draw:caption-point-y="0.6094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54in" draw:caption-point-x="-0.2402in" draw:caption-point-y="0.6094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74in" draw:caption-point-x="-0.2402in" draw:caption-point-y="0.6075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86in" draw:caption-point-x="-0.2402in" draw:caption-point-y="0.6063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906in" draw:caption-point-x="-0.2402in" draw:caption-point-y="0.6043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25in" draw:caption-point-x="-0.2402in" draw:caption-point-y="0.6024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54in" draw:caption-point-x="-0.2402in" draw:caption-point-y="0.6071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62in" draw:caption-point-x="-0.2402in" draw:caption-point-y="0.6063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39in" draw:caption-point-x="-0.2402in" draw:caption-point-y="0.6035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5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795in" draw:caption-point-x="-0.2402in" draw:caption-point-y="0.6106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39in" draw:caption-point-x="-0.2402in" draw:caption-point-y="0.606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39in" draw:caption-point-x="-0.2402in" draw:caption-point-y="0.606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46in" draw:caption-point-x="-0.2402in" draw:caption-point-y="0.6055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62in" draw:caption-point-x="-0.2402in" draw:caption-point-y="0.6039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3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32in" draw:caption-point-x="-0.2402in" draw:caption-point-y="0.615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8in" draw:caption-point-x="-0.2402in" draw:caption-point-y="0.6102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299in" draw:caption-point-x="-0.2402in" draw:caption-point-y="0.6083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58in" draw:caption-point-x="-0.2402in" draw:caption-point-y="0.6024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1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6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48in" draw:caption-point-x="-0.2402in" draw:caption-point-y="0.6063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4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46in" draw:caption-point-x="-0.2402in" draw:caption-point-y="0.6142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76" table:formula="of:=SUM([.D22:.AH2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1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1024in" svg:y="4.5614in" draw:caption-point-x="-0.2402in" draw:caption-point-y="0.615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4.5642in" draw:caption-point-x="-0.2402in" draw:caption-point-y="0.6122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4.565in" draw:caption-point-x="-0.2402in" draw:caption-point-y="0.6114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4.5657in" draw:caption-point-x="-0.2402in" draw:caption-point-y="0.6106in">
              <dc:date>2018-01-08T00:00:00</dc:date>
              <text:p text:style-name="P1"><text:span text:style-name="T1">Kẹt xe, 8h41 đê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4.5661in" draw:caption-point-x="-0.2402in" draw:caption-point-y="0.6102in">
              <dc:date>2018-01-09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65in" draw:caption-point-x="-0.2402in" draw:caption-point-y="0.6098in">
              <dc:date>2018-01-1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4.5669in" draw:caption-point-x="-0.2402in" draw:caption-point-y="0.6094in">
              <dc:date>2018-01-11T00:00:00</dc:date>
              <text:p text:style-name="P1"><text:span text:style-name="T1">Ngủ dậy muộn + kẹt xe, 9h0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4.5673in" draw:caption-point-x="-0.2402in" draw:caption-point-y="0.6091in">
              <dc:date>2018-01-12T00:00:00</dc:date>
              <text:p text:style-name="P1"><text:span text:style-name="T1">Ngủ dậy muộn, 8h5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4.5681in" draw:caption-point-x="-0.2402in" draw:caption-point-y="0.6083in">
              <dc:date>2018-01-15T00:00:00</dc:date>
              <text:p text:style-name="P1"><text:span text:style-name="T1">Ngủ dậy muộn + kẹt xe, 8h59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689in" draw:caption-point-x="-0.2402in" draw:caption-point-y="0.6075in">
              <dc:date>2018-01-16T00:00:00</dc:date>
              <text:p text:style-name="P1"><text:span text:style-name="T1">Ngủ dậy muộn, 9h08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4.5693in" draw:caption-point-x="-0.2402in" draw:caption-point-y="0.6071in">
              <dc:date>2018-01-17T00:00:00</dc:date>
              <text:p text:style-name="P1"><text:span text:style-name="T1">Ngủ dậy muộn, xin đi trễ, 9h07 đến cty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4.5697in" draw:caption-point-x="-0.2402in" draw:caption-point-y="0.6067in">
              <dc:date>2018-01-18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5701in" draw:caption-point-x="-0.2402in" draw:caption-point-y="0.6063in">
              <dc:date>2018-01-19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4.5709in" draw:caption-point-x="-0.2402in" draw:caption-point-y="0.6055in">
              <dc:date>2018-01-23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4.5713in" draw:caption-point-x="-0.2402in" draw:caption-point-y="0.6051in">
              <dc:date>2018-01-2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4.572in" draw:caption-point-x="-0.2402in" draw:caption-point-y="0.6043in">
              <dc:date>2018-01-2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36in" draw:caption-point-x="-0.2402in" draw:caption-point-y="0.6028in">
              <dc:date>2018-01-29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4.574in" draw:caption-point-x="-0.2402in" draw:caption-point-y="0.6024in">
              <dc:date>2018-01-3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4.5756in" draw:caption-point-x="-0.2402in" draw:caption-point-y="0.6008in">
              <dc:date>2018-01-31T00:00:00</dc:date>
              <text:p text:style-name="P1"><text:span text:style-name="T1">Không khỏe, xin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9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8126in" draw:caption-point-x="-0.2402in" draw:caption-point-y="0.6114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8142in" draw:caption-point-x="-0.2402in" draw:caption-point-y="0.6098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815in" draw:caption-point-x="-0.2402in" draw:caption-point-y="0.6091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8157in" draw:caption-point-x="-0.2402in" draw:caption-point-y="0.6083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8165in" draw:caption-point-x="-0.2402in" draw:caption-point-y="0.6075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8173in" draw:caption-point-x="-0.2402in" draw:caption-point-y="0.6067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8177in" draw:caption-point-x="-0.2402in" draw:caption-point-y="0.6063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8205in" draw:caption-point-x="-0.2402in" draw:caption-point-y="0.6035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8213in" draw:caption-point-x="-0.2402in" draw:caption-point-y="0.6028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8232in" draw:caption-point-x="-0.2402in" draw:caption-point-y="0.6008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7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5.0618in" draw:caption-point-x="-0.2402in" draw:caption-point-y="0.6098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4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76" table:formula="of:=SUM([.D26:.AH26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2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5602in" draw:caption-point-x="-0.2402in" draw:caption-point-y="0.6071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70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8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6.0575in" draw:caption-point-x="-0.2402in" draw:caption-point-y="0.6051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3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5457in" draw:caption-point-x="-0.2402in" draw:caption-point-y="0.6122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5465in" draw:caption-point-x="-0.2402in" draw:caption-point-y="0.6114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5476in" draw:caption-point-x="-0.2402in" draw:caption-point-y="0.6102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5484in" draw:caption-point-x="-0.2402in" draw:caption-point-y="0.6094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5488in" draw:caption-point-x="-0.2402in" draw:caption-point-y="0.6091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5496in" draw:caption-point-x="-0.2402in" draw:caption-point-y="0.6083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5504in" draw:caption-point-x="-0.2402in" draw:caption-point-y="0.6075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5516in" draw:caption-point-x="-0.2402in" draw:caption-point-y="0.6063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6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7953in" draw:caption-point-x="-0.2402in" draw:caption-point-y="0.6102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8004in" draw:caption-point-x="-0.2402in" draw:caption-point-y="0.6051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8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7.0449in" draw:caption-point-x="-0.2402in" draw:caption-point-y="0.6083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76" table:formula="of:=SUM([.D33:.AH3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6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287in" draw:caption-point-x="-0.2402in" draw:caption-point-y="0.6138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287in" draw:caption-point-x="-0.2402in" draw:caption-point-y="0.6138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3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5382in" draw:caption-point-x="-0.2402in" draw:caption-point-y="0.6102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5402in" draw:caption-point-x="-0.2402in" draw:caption-point-y="0.6083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7.7815in" draw:caption-point-x="-0.2402in" draw:caption-point-y="0.615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0157in" svg:y="7.7843in" draw:caption-point-x="-0.2402in" draw:caption-point-y="0.6122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7.787in" draw:caption-point-x="-0.2402in" draw:caption-point-y="0.6094in">
              <dc:date>2018-01-11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82in" draw:caption-point-x="-0.2402in" draw:caption-point-y="0.6083in">
              <dc:date>2018-01-15T00:00:00</dc:date>
              <text:p text:style-name="P1"><text:span text:style-name="T1">Đau bụng, xin đi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7.789in" draw:caption-point-x="-0.2402in" draw:caption-point-y="0.6075in">
              <dc:date>2018-01-16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7894in" draw:caption-point-x="-0.2402in" draw:caption-point-y="0.6071in">
              <dc:date>2018-01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8-01-18T00:00:00</dc:date>
              <text:p text:style-name="P1"><text:span text:style-name="T1">Ra ngân hàng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902in" draw:caption-point-x="-0.2402in" draw:caption-point-y="0.6063in">
              <dc:date>2018-01-19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7.7913in" draw:caption-point-x="-0.2402in" draw:caption-point-y="0.6051in">
              <dc:date>2018-01-24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7921in" draw:caption-point-x="-0.2402in" draw:caption-point-y="0.6043in">
              <dc:date>2018-01-25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7.7941in" draw:caption-point-x="-0.2402in" draw:caption-point-y="0.6024in">
              <dc:date>2018-01-3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572in" svg:y="7.7961in" draw:caption-point-x="-0.2402in" draw:caption-point-y="0.6004in">
              <dc:date>2018-01-31T00:00:00</dc:date>
              <text:p text:style-name="P1"><text:span text:style-name="T1">Đi khám bệnh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9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8.0299in" draw:caption-point-x="-0.2402in" draw:caption-point-y="0.6142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037in" draw:caption-point-x="-0.2402in" draw:caption-point-y="0.6071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0386in" draw:caption-point-x="-0.2402in" draw:caption-point-y="0.605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0398in" draw:caption-point-x="-0.2402in" draw:caption-point-y="0.6043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76" table:formula="of:=SUM([.D37:.AH3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7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8.3417in" draw:caption-point-x="-0.2402in" draw:caption-point-y="0.55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76" table:formula="of:=SUM([.D38:.AH38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4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5303in" draw:caption-point-x="-0.2402in" draw:caption-point-y="0.609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8.5323in" draw:caption-point-x="-0.2402in" draw:caption-point-y="0.6071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8.5323in" draw:caption-point-x="-0.2402in" draw:caption-point-y="0.6071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8.5358in" draw:caption-point-x="-0.2402in" draw:caption-point-y="0.6035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8.5366in" draw:caption-point-x="-0.2402in" draw:caption-point-y="0.6028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2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90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0311in" draw:caption-point-x="-0.2402in" draw:caption-point-y="0.6035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76" table:formula="of:=SUM([.D41:.AH41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7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9.274in" draw:caption-point-x="-0.2402in" draw:caption-point-y="0.6083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9.2752in" draw:caption-point-x="-0.2402in" draw:caption-point-y="0.6071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276in" draw:caption-point-x="-0.2402in" draw:caption-point-y="0.6063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2787in" draw:caption-point-x="-0.2402in" draw:caption-point-y="0.6035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2815in" draw:caption-point-x="-0.2402in" draw:caption-point-y="0.6008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QuangVD</text:p>
          </table:table-cell>
          <table:table-cell table:style-name="ce76" table:formula="of:=SUM([.D42:.AH4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5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9.515in" draw:caption-point-x="-0.2402in" draw:caption-point-y="0.615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3.5591in" svg:y="9.5157in" draw:caption-point-x="-0.2402in" draw:caption-point-y="0.6142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9.5177in" draw:caption-point-x="-0.2402in" draw:caption-point-y="0.6122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4.472in" svg:y="9.5185in" draw:caption-point-x="-0.2402in" draw:caption-point-y="0.6114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5.6587in" svg:y="9.5272in" draw:caption-point-x="-0.2402in" draw:caption-point-y="0.6028in">
              <dc:date>2018-01-29T00:00:00</dc:date>
              <text:p text:style-name="P1"><text:span text:style-name="T1">Báo cáo tiến độ đồ án, off sáng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9.5272in" draw:caption-point-x="-0.2402in" draw:caption-point-y="0.6028in">
              <dc:date>2018-01-30T00:00:00</dc:date>
              <text:p text:style-name="P1"><text:span text:style-name="T1">Báo cáo tiến độ đồ án, xin đi trễ, 9h2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3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7661in" draw:caption-point-x="-0.2402in" draw:caption-point-y="0.6114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9.7685in" draw:caption-point-x="-0.2402in" draw:caption-point-y="0.609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81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0193in" draw:caption-point-x="-0.2402in" draw:caption-point-y="0.6063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0201in" draw:caption-point-x="-0.2402in" draw:caption-point-y="0.605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8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10.2626in" draw:caption-point-x="-0.2402in" draw:caption-point-y="0.6106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75" office:value-type="string">
            <text:p>ThamDT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76" table:formula="of:=SUM([.D47:.AH4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0.7539in" draw:caption-point-x="-0.2402in" draw:caption-point-y="0.6146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7591in" draw:caption-point-x="-0.2402in" draw:caption-point-y="0.6094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0.7626in" draw:caption-point-x="-0.2402in" draw:caption-point-y="0.6059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7677in" draw:caption-point-x="-0.2402in" draw:caption-point-y="0.6008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76" table:formula="of:=SUM([.D48:.AH4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1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0047in" draw:caption-point-x="-0.2402in" draw:caption-point-y="0.6114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1.0079in" draw:caption-point-x="-0.2402in" draw:caption-point-y="0.6083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1.0079in" draw:caption-point-x="-0.2402in" draw:caption-point-y="0.6083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1.011in" draw:caption-point-x="-0.2402in" draw:caption-point-y="0.6051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76" table:formula="of:=SUM([.D49:.AH4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19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1.25in" draw:caption-point-x="-0.2402in" draw:caption-point-y="0.6138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1.2516in" draw:caption-point-x="-0.2402in" draw:caption-point-y="0.6122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1.2535in" draw:caption-point-x="-0.2402in" draw:caption-point-y="0.6102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1.2571in" draw:caption-point-x="-0.2402in" draw:caption-point-y="0.6067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1.2563in" draw:caption-point-x="-0.2402in" draw:caption-point-y="0.6075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1.2583in" draw:caption-point-x="-0.2402in" draw:caption-point-y="0.6055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1.2587in" draw:caption-point-x="-0.2402in" draw:caption-point-y="0.6051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1.261in" draw:caption-point-x="-0.2402in" draw:caption-point-y="0.6028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76" table:formula="of:=SUM([.D50:.AH50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76" table:formula="of:=SUM([.D51:.AH5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814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1.7531in" draw:caption-point-x="-0.2402in" draw:caption-point-y="0.6059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1.7539in" draw:caption-point-x="-0.2402in" draw:caption-point-y="0.6051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7591in" draw:caption-point-x="-0.2402in" draw:caption-point-y="0.6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76" table:formula="of:=SUM([.D52:.AH52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062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1.9929in" draw:caption-point-x="-0.2402in" draw:caption-point-y="0.6138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9953in" draw:caption-point-x="-0.2402in" draw:caption-point-y="0.6114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9972in" draw:caption-point-x="-0.2402in" draw:caption-point-y="0.6094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1.9984in" draw:caption-point-x="-0.2402in" draw:caption-point-y="0.6083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2.0004in" draw:caption-point-x="-0.2402in" draw:caption-point-y="0.6063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2.0008in" draw:caption-point-x="-0.2402in" draw:caption-point-y="0.6059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2.0059in" draw:caption-point-x="-0.2402in" draw:caption-point-y="0.6008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76" table:formula="of:=SUM([.D53:.AH5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310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2.2441in" draw:caption-point-x="-0.2402in" draw:caption-point-y="0.610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34in" draw:caption-point-x="-0.2402in" draw:caption-point-y="0.6047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42in" draw:caption-point-x="-0.2402in" draw:caption-point-y="0.6039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46in" draw:caption-point-x="-0.2402in" draw:caption-point-y="0.6035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57in" draw:caption-point-x="-0.2402in" draw:caption-point-y="0.6024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69in" draw:caption-point-x="-0.2402in" draw:caption-point-y="0.6012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2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87in" draw:caption-point-x="-0.2402in" draw:caption-point-y="0.6024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602in" draw:caption-point-x="-0.2402in" draw:caption-point-y="0.6008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618in" draw:caption-point-x="-0.2402in" draw:caption-point-y="0.5992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1035in" draw:caption-point-x="-0.2402in" draw:caption-point-y="0.6051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1039in" draw:caption-point-x="-0.2402in" draw:caption-point-y="0.6047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7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7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83in" draw:caption-point-x="-0.2402in" draw:caption-point-y="0.6004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535in" draw:caption-point-x="-0.2402in" draw:caption-point-y="0.6031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3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3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55in" draw:caption-point-x="-0.2402in" draw:caption-point-y="0.5988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51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51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516in" draw:caption-point-x="-0.2402in" draw:caption-point-y="0.6004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45in" draw:caption-point-x="-0.2402in" draw:caption-point-y="0.605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49in" draw:caption-point-x="-0.2402in" draw:caption-point-y="0.6047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72in" draw:caption-point-x="-0.2402in" draw:caption-point-y="0.6024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84in" draw:caption-point-x="-0.2402in" draw:caption-point-y="0.6012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8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8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88" table:formula="of:=SUM([.D13:.AH13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46in" draw:caption-point-x="-0.2402in" draw:caption-point-y="0.612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346in" draw:caption-point-x="-0.2402in" draw:caption-point-y="0.612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49in" draw:caption-point-x="-0.2402in" draw:caption-point-y="0.6024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3484in" draw:caption-point-x="-0.2402in" draw:caption-point-y="0.5988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88" table:formula="of:=SUM([.D14:.AH14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98in" draw:caption-point-x="-0.2402in" draw:caption-point-y="0.6051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5917in" draw:caption-point-x="-0.2402in" draw:caption-point-y="0.6031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5937in" draw:caption-point-x="-0.2402in" draw:caption-point-y="0.6012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88" table:formula="of:=SUM([.D15:.AH15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8378in" draw:caption-point-x="-0.2402in" draw:caption-point-y="0.6047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841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841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0862in" draw:caption-point-x="-0.2402in" draw:caption-point-y="0.6039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0886in" draw:caption-point-x="-0.2402in" draw:caption-point-y="0.6016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88" table:formula="of:=SUM([.D17:.AH17])" office:value-type="float" office:value="0.5">
            <text:p>0.5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3.3394in" draw:caption-point-x="-0.2402in" draw:caption-point-y="0.5988in">
              <dc:date>2018-02-28T00:00:00</dc:date>
              <text:p text:style-name="P1"><text:span text:style-name="T1">Có vấn đề về sức khỏe, off sáng</text:span></text:p>
            </office:annotation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88" table:formula="of:=SUM([.D18:.AH18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5846in" draw:caption-point-x="-0.2402in" draw:caption-point-y="0.6012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88" table:formula="of:=SUM([.D19:.AH1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8287in" draw:caption-point-x="-0.2402in" draw:caption-point-y="0.6047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88" table:formula="of:=SUM([.D20:.AH2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080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80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3276in" draw:caption-point-x="-0.2402in" draw:caption-point-y="0.6012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88" table:formula="of:=SUM([.D22:.AH22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5752in" draw:caption-point-x="-0.2402in" draw:caption-point-y="0.6012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5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5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5772in" draw:caption-point-x="-0.2402in" draw:caption-point-y="0.5992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5772in" draw:caption-point-x="-0.2402in" draw:caption-point-y="0.599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5772in" draw:caption-point-x="-0.2402in" draw:caption-point-y="0.599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88" table:formula="of:=SUM([.D23:.AH23])" office:value-type="float" office:value="4.5">
            <text:p>4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4.8193in" draw:caption-point-x="-0.2402in" draw:caption-point-y="0.6047in">
              <dc:date>2018-02-01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4.8205in" draw:caption-point-x="-0.2402in" draw:caption-point-y="0.6035in">
              <dc:date>2018-02-06T00:00:00</dc:date>
              <text:p text:style-name="P1"><text:span text:style-name="T1">Đau bụng, 9h02 đến cty</text:span></text:p>
            </office:annotation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5.3854in" svg:y="4.8209in" draw:caption-point-x="-0.2402in" draw:caption-point-y="0.6031in">
              <dc:date>2018-02-07T00:00:00</dc:date>
              <text:p text:style-name="P1"><text:span text:style-name="T1">Đau bụng, xin off sáng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4.8217in" draw:caption-point-x="-0.2402in" draw:caption-point-y="0.6024in">
              <dc:date>2018-02-08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4.8228in" draw:caption-point-x="-0.2402in" draw:caption-point-y="0.6012in">
              <dc:date>2018-02-09T00:00:00</dc:date>
              <text:p text:style-name="P1"><text:span text:style-name="T1">Ngủ dậy muộn, 8h46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3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3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232in" draw:caption-point-x="-0.2402in" draw:caption-point-y="0.6008in">
              <dc:date>2018-02-21T00:00:00</dc:date>
              <text:p text:style-name="P1"><text:span text:style-name="T1">Dành tgian ở bên gia đình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24in" draw:caption-point-x="-0.2402in" draw:caption-point-y="0.6in">
              <dc:date>2018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8244in" draw:caption-point-x="-0.2402in" draw:caption-point-y="0.5996in">
              <dc:date>2018-02-2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4.8252in" draw:caption-point-x="-0.2402in" draw:caption-point-y="0.5988in">
              <dc:date>2018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88" table:formula="of:=SUM([.D24:.AH24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5.0669in" draw:caption-point-x="-0.2402in" draw:caption-point-y="0.6047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5.0685in" draw:caption-point-x="-0.2402in" draw:caption-point-y="0.6031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70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0713in" draw:caption-point-x="-0.2402in" draw:caption-point-y="0.6004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5.0717in" draw:caption-point-x="-0.2402in" draw:caption-point-y="0.6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072in" draw:caption-point-x="-0.2402in" draw:caption-point-y="0.5996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5.0728in" draw:caption-point-x="-0.2402in" draw:caption-point-y="0.5988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88" table:formula="of:=SUM([.D25:.AH2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318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18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88" table:formula="of:=SUM([.D26:.AH2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5661in" draw:caption-point-x="-0.2402in" draw:caption-point-y="0.6012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88" table:formula="of:=SUM([.D27:.AH27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5.8035in" draw:caption-point-x="-0.2402in" draw:caption-point-y="0.611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5.8035in" draw:caption-point-x="-0.2402in" draw:caption-point-y="0.611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88" table:formula="of:=SUM([.D28:.AH2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61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61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6.0618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88" table:formula="of:=SUM([.D29:.AH29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88" table:formula="of:=SUM([.D30:.AH3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88" table:formula="of:=SUM([.D31:.AH31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6.802in" draw:caption-point-x="-0.2402in" draw:caption-point-y="0.6035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6.8031in" draw:caption-point-x="-0.2402in" draw:caption-point-y="0.6024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6.8043in" draw:caption-point-x="-0.2402in" draw:caption-point-y="0.6012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804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804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6.8067in" draw:caption-point-x="-0.2402in" draw:caption-point-y="0.5988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88" table:formula="of:=SUM([.D32:.AH3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052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052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88" table:formula="of:=SUM([.D33:.AH33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7.2969in" draw:caption-point-x="-0.2402in" draw:caption-point-y="0.6039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7.2972in" draw:caption-point-x="-0.2402in" draw:caption-point-y="0.6035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88" table:formula="of:=SUM([.D34:.AH3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88" table:formula="of:=SUM([.D35:.AH35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7.7953in" draw:caption-point-x="-0.2402in" draw:caption-point-y="0.6012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5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5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7.7969in" draw:caption-point-x="-0.2402in" draw:caption-point-y="0.5996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88" table:formula="of:=SUM([.D36:.AH36])" office:value-type="float" office:value="3">
            <text:p>3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8.0406in" draw:caption-point-x="-0.2402in" draw:caption-point-y="0.6035in">
              <dc:date>2018-02-06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88" table:formula="of:=SUM([.D37:.AH37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88" table:formula="of:=SUM([.D39:.AH39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8.7819in" draw:caption-point-x="-0.2402in" draw:caption-point-y="0.6051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7831in" draw:caption-point-x="-0.2402in" draw:caption-point-y="0.6039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8.787in" draw:caption-point-x="-0.2402in" draw:caption-point-y="0.6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88" table:formula="of:=SUM([.D40:.AH4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03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03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88" table:formula="of:=SUM([.D41:.AH41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2823in" draw:caption-point-x="-0.2402in" draw:caption-point-y="0.6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88" table:formula="of:=SUM([.D42:.AH4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5291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291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88" table:formula="of:=SUM([.D43:.AH43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9.7764in" draw:caption-point-x="-0.2402in" draw:caption-point-y="0.6012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88" table:formula="of:=SUM([.D44:.AH44])" office:value-type="float" office:value="4">
            <text:p>4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4.9287in" svg:y="10.022in" draw:caption-point-x="-0.2402in" draw:caption-point-y="0.6035in">
              <dc:date>2018-02-06T00:00:00</dc:date>
              <text:p text:style-name="P1"><text:span text:style-name="T1">Lên trường bảo vệ luận văn 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10.0224in" draw:caption-point-x="-0.2402in" draw:caption-point-y="0.6031in">
              <dc:date>2018-02-07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0248in" draw:caption-point-x="-0.2402in" draw:caption-point-y="0.600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48in" draw:caption-point-x="-0.2402in" draw:caption-point-y="0.600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88" table:formula="of:=SUM([.D45:.AH45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88" table:formula="of:=SUM([.D46:.AH46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5197in" draw:caption-point-x="-0.2402in" draw:caption-point-y="0.6012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88" table:formula="of:=SUM([.D47:.AH4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10.7646in" draw:caption-point-x="-0.2402in" draw:caption-point-y="0.6039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10.7673in" draw:caption-point-x="-0.2402in" draw:caption-point-y="0.6012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88" table:formula="of:=SUM([.D48:.AH4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5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5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11.0173in" draw:caption-point-x="-0.2402in" draw:caption-point-y="0.5988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88" table:formula="of:=SUM([.D49:.AH4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263in" draw:caption-point-x="-0.2402in" draw:caption-point-y="0.600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88" table:formula="of:=SUM([.D50:.AH5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88" table:formula="of:=SUM([.D51:.AH51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1.7539in" draw:caption-point-x="-0.2402in" draw:caption-point-y="0.6051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1.7559in" draw:caption-point-x="-0.2402in" draw:caption-point-y="0.6031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758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88" table:formula="of:=SUM([.D52:.AH52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00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00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0059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2.0063in" draw:caption-point-x="-0.2402in" draw:caption-point-y="0.6004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88" table:formula="of:=SUM([.D53:.AH5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2.2524in" draw:caption-point-x="-0.2402in" draw:caption-point-y="0.6024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25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25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2543in" draw:caption-point-x="-0.2402in" draw:caption-point-y="0.6004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2.2551in" draw:caption-point-x="-0.2402in" draw:caption-point-y="0.5996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88" table:formula="of:=SUM([.D54:.AH54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501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501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88" table:formula="of:=SUM([.D55:.AH5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7469in" draw:caption-point-x="-0.2402in" draw:caption-point-y="0.6031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749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749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88" table:formula="of:=SUM([.D56:.AH56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2.9925in" draw:caption-point-x="-0.2402in" draw:caption-point-y="0.605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2.9976in" draw:caption-point-x="-0.2402in" draw:caption-point-y="0.6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2.9988in" draw:caption-point-x="-0.2402in" draw:caption-point-y="0.5988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88" table:formula="of:=SUM([.D57:.AH57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244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244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59in" draw:caption-point-x="-0.2402in" draw:caption-point-y="0.6122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67in" draw:caption-point-x="-0.2402in" draw:caption-point-y="0.6114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75in" draw:caption-point-x="-0.2402in" draw:caption-point-y="0.6106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83in" draw:caption-point-x="-0.2402in" draw:caption-point-y="0.6098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94in" draw:caption-point-x="-0.2402in" draw:caption-point-y="0.6087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106in" draw:caption-point-x="-0.2402in" draw:caption-point-y="0.6075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13in" draw:caption-point-x="-0.2402in" draw:caption-point-y="0.6051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138in" draw:caption-point-x="-0.2402in" draw:caption-point-y="0.6043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154in" draw:caption-point-x="-0.2402in" draw:caption-point-y="0.6028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84in" draw:caption-point-x="-0.2402in" draw:caption-point-y="0.61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84in" draw:caption-point-x="-0.2402in" draw:caption-point-y="0.61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69in" draw:caption-point-x="-0.2402in" draw:caption-point-y="0.6142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88in" draw:caption-point-x="-0.2402in" draw:caption-point-y="0.6122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512in" draw:caption-point-x="-0.2402in" draw:caption-point-y="0.609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512in" draw:caption-point-x="-0.2402in" draw:caption-point-y="0.609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59in" draw:caption-point-x="-0.2402in" draw:caption-point-y="0.6051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91in" draw:caption-point-x="-0.2402in" draw:caption-point-y="0.602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61in" draw:caption-point-x="-0.2402in" draw:caption-point-y="0.6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626in" draw:caption-point-x="-0.2402in" draw:caption-point-y="0.5984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642in" draw:caption-point-x="-0.2402in" draw:caption-point-y="0.5969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7.5">
            <text:p>7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8in" draw:caption-point-x="-0.2402in" draw:caption-point-y="0.6106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1in" draw:caption-point-x="-0.2402in" draw:caption-point-y="0.6087in">
              <dc:date>2018-03-12T00:00:00</dc:date>
              <text:p text:style-name="P1"><text:span text:style-name="T1">Vợ đang chờ sanh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287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67in" draw:caption-point-x="-0.2402in" draw:caption-point-y="0.602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126in" draw:caption-point-x="-0.2402in" draw:caption-point-y="0.5961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417in" draw:caption-point-x="-0.2402in" draw:caption-point-y="0.615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6in" draw:caption-point-x="-0.2402in" draw:caption-point-y="0.6043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406in" draw:caption-point-x="-0.2402in" draw:caption-point-y="0.6114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69in" draw:caption-point-x="-0.2402in" draw:caption-point-y="0.6051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88in" draw:caption-point-x="-0.2402in" draw:caption-point-y="0.6031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531in" draw:caption-point-x="-0.2402in" draw:caption-point-y="0.5988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551in" draw:caption-point-x="-0.2402in" draw:caption-point-y="0.5969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59in" draw:caption-point-x="-0.2402in" draw:caption-point-y="0.5961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62in" draw:caption-point-x="-0.2402in" draw:caption-point-y="0.6134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74in" draw:caption-point-x="-0.2402in" draw:caption-point-y="0.6122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82in" draw:caption-point-x="-0.2402in" draw:caption-point-y="0.6114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98in" draw:caption-point-x="-0.2402in" draw:caption-point-y="0.6098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909in" draw:caption-point-x="-0.2402in" draw:caption-point-y="0.6087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921in" draw:caption-point-x="-0.2402in" draw:caption-point-y="0.6075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953in" draw:caption-point-x="-0.2402in" draw:caption-point-y="0.6043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57in" draw:caption-point-x="-0.2402in" draw:caption-point-y="0.6039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65in" draw:caption-point-x="-0.2402in" draw:caption-point-y="0.603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69in" draw:caption-point-x="-0.2402in" draw:caption-point-y="0.6028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1008in" draw:caption-point-x="-0.2402in" draw:caption-point-y="0.5988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1012in" draw:caption-point-x="-0.2402in" draw:caption-point-y="0.598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00" table:formula="of:=SUM([.D13:.AH13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3323in" draw:caption-point-x="-0.2402in" draw:caption-point-y="0.61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3331in" draw:caption-point-x="-0.2402in" draw:caption-point-y="0.614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339in" draw:caption-point-x="-0.2402in" draw:caption-point-y="0.6134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35in" draw:caption-point-x="-0.2402in" draw:caption-point-y="0.6122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366in" draw:caption-point-x="-0.2402in" draw:caption-point-y="0.6106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3374in" draw:caption-point-x="-0.2402in" draw:caption-point-y="0.609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386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398in" draw:caption-point-x="-0.2402in" draw:caption-point-y="0.6075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2.3441in" draw:caption-point-x="-0.2402in" draw:caption-point-y="0.6031in">
              <dc:date>2018-03-19T00:00:00</dc:date>
              <text:p text:style-name="P1"><text:span text:style-name="T1">Bận việc đột xuất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2.3453in" draw:caption-point-x="-0.2402in" draw:caption-point-y="0.602in">
              <dc:date>2018-03-22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2.3472in" draw:caption-point-x="-0.2402in" draw:caption-point-y="0.6in">
              <dc:date>2018-03-23T00:00:00</dc:date>
              <text:p text:style-name="P1"><text:span text:style-name="T1">Kẹt xe, 8h35 đễn 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3488in" draw:caption-point-x="-0.2402in" draw:caption-point-y="0.598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2.3504in" draw:caption-point-x="-0.2402in" draw:caption-point-y="0.5969in">
              <dc:date>2018-03-29T00:00:00</dc:date>
              <text:p text:style-name="P1"><text:span text:style-name="T1">Đi khám phụ khoa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3484in" draw:caption-point-x="-0.2402in" draw:caption-point-y="0.5988in">
              <dc:date>2018-03-27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00" table:formula="of:=SUM([.D14:.AH14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5866in" draw:caption-point-x="-0.2402in" draw:caption-point-y="0.6083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5906in" draw:caption-point-x="-0.2402in" draw:caption-point-y="0.6043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5909in" draw:caption-point-x="-0.2402in" draw:caption-point-y="0.6039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5917in" draw:caption-point-x="-0.2402in" draw:caption-point-y="0.603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5917in" draw:caption-point-x="-0.2402in" draw:caption-point-y="0.603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00" table:formula="of:=SUM([.D15:.AH15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8339in" draw:caption-point-x="-0.2402in" draw:caption-point-y="0.6087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8382in" draw:caption-point-x="-0.2402in" draw:caption-point-y="0.6043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8437in" draw:caption-point-x="-0.2402in" draw:caption-point-y="0.5988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8457in" draw:caption-point-x="-0.2402in" draw:caption-point-y="0.5969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00" table:formula="of:=SUM([.D16:.AH16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3.0898in" draw:caption-point-x="-0.2402in" draw:caption-point-y="0.6004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00" table:formula="of:=SUM([.D17:.AH17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3.326in" draw:caption-point-x="-0.2402in" draw:caption-point-y="0.6122in">
              <dc:date>2018-03-0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1.5492in" svg:y="3.3283in" draw:caption-point-x="-0.2402in" draw:caption-point-y="0.6098in">
              <dc:date>2018-03-09T00:00:00</dc:date>
              <text:p text:style-name="P1"><text:span text:style-name="T1">Nhà có đám giỗ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3362in" draw:caption-point-x="-0.2402in" draw:caption-point-y="0.602in">
              <dc:date>2018-03-22T00:00:00</dc:date>
              <text:p text:style-name="P1"><text:span text:style-name="T1">Khám mắt + kẹt xe, 9h06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3.3382in" draw:caption-point-x="-0.2402in" draw:caption-point-y="0.6in">
              <dc:date>2018-03-23T00:00:00</dc:date>
              <text:p text:style-name="P1"><text:span text:style-name="T1">Tái khám mắt,xin đi trễ, 8h5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634in" svg:x="14.289in" svg:y="3.3386in" draw:caption-point-x="-0.2402in" draw:caption-point-y="0.5996in">
              <dc:date>2018-03-26T00:00:00</dc:date>
              <text:p text:style-name="P1"><text:span text:style-name="T1">Đi khám bệnh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3.3394in" draw:caption-point-x="-0.2402in" draw:caption-point-y="0.5988in">
              <dc:date>2018-03-2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3.3413in" draw:caption-point-x="-0.2402in" draw:caption-point-y="0.5969in">
              <dc:date>2018-03-2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3.3421in" draw:caption-point-x="-0.2402in" draw:caption-point-y="0.5961in">
              <dc:date>2018-03-30T00:00:00</dc:date>
              <text:p text:style-name="P1"><text:span text:style-name="T1">Chạy từ BH lên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00" table:formula="of:=SUM([.D18:.AH18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5685in" draw:caption-point-x="-0.2402in" draw:caption-point-y="0.617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5685in" draw:caption-point-x="-0.2402in" draw:caption-point-y="0.617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5744in" draw:caption-point-x="-0.2402in" draw:caption-point-y="0.6114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5815in" draw:caption-point-x="-0.2402in" draw:caption-point-y="0.6043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5839in" draw:caption-point-x="-0.2402in" draw:caption-point-y="0.602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00" table:formula="of:=SUM([.D19:.AH19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00" table:formula="of:=SUM([.D20:.AH20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4.076in" draw:caption-point-x="-0.2402in" draw:caption-point-y="0.6051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00" table:formula="of:=SUM([.D21:.AH21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3268in" draw:caption-point-x="-0.2402in" draw:caption-point-y="0.602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09in" draw:caption-point-x="-0.2402in" draw:caption-point-y="0.6079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09in" draw:caption-point-x="-0.2402in" draw:caption-point-y="0.6079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00" table:formula="of:=SUM([.D22:.AH22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5606in" draw:caption-point-x="-0.2402in" draw:caption-point-y="0.61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5606in" draw:caption-point-x="-0.2402in" draw:caption-point-y="0.61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563in" draw:caption-point-x="-0.2402in" draw:caption-point-y="0.6134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5677in" draw:caption-point-x="-0.2402in" draw:caption-point-y="0.6087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4.5701in" draw:caption-point-x="-0.2402in" draw:caption-point-y="0.6063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4.5815in" draw:caption-point-x="-0.2402in" draw:caption-point-y="0.5949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00" table:formula="of:=SUM([.D23:.AH23])" office:value-type="float" office:value="5.5">
            <text:p>5.5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8287in" draw:caption-point-x="-0.2402in" draw:caption-point-y="0.5953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8287in" draw:caption-point-x="-0.2402in" draw:caption-point-y="0.5953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4.8106in" draw:caption-point-x="-0.2402in" draw:caption-point-y="0.6134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4.8142in" draw:caption-point-x="-0.2402in" draw:caption-point-y="0.6098in">
              <dc:date>2018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8165in" draw:caption-point-x="-0.2402in" draw:caption-point-y="0.6075in">
              <dc:date>2018-03-13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4.8189in" draw:caption-point-x="-0.2402in" draw:caption-point-y="0.6051in">
              <dc:date>2018-03-15T00:00:00</dc:date>
              <text:p text:style-name="P1"><text:span text:style-name="T1">Ngủ quên, 8h50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4.8197in" draw:caption-point-x="-0.2402in" draw:caption-point-y="0.6043in">
              <dc:date>2018-03-16T00:00:00</dc:date>
              <text:p text:style-name="P1"><text:span text:style-name="T1">Ngủ quên, xin đi trễ, 9h12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12.0059in" svg:y="4.8213in" draw:caption-point-x="-0.2402in" draw:caption-point-y="0.6028in">
              <dc:date>2018-03-21T00:00:00</dc:date>
              <text:p text:style-name="P1"><text:span text:style-name="T1">Kẹt xe, 8h49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822in" draw:caption-point-x="-0.2402in" draw:caption-point-y="0.602in">
              <dc:date>2018-03-22T00:00:00</dc:date>
              <text:p text:style-name="P1"><text:span text:style-name="T1">Dậy muộn, xin đi trễ, 9h0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4.824in" draw:caption-point-x="-0.2402in" draw:caption-point-y="0.6in">
              <dc:date>2018-03-2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4.8244in" draw:caption-point-x="-0.2402in" draw:caption-point-y="0.599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4.7457in" svg:y="4.8244in" draw:caption-point-x="-0.2402in" draw:caption-point-y="0.599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8256in" draw:caption-point-x="-0.2402in" draw:caption-point-y="0.5984in">
              <dc:date>2018-03-28T00:00:00</dc:date>
              <text:p text:style-name="P1"><text:span text:style-name="T1">Kẹt xe, 8h5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4.8272in" draw:caption-point-x="-0.2402in" draw:caption-point-y="0.5969in">
              <dc:date>2018-03-29T00:00:00</dc:date>
              <text:p text:style-name="P1"><text:span text:style-name="T1">Ngủ dậy trễ, 9h01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00" table:formula="of:=SUM([.D24:.AH24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5.0571in" draw:caption-point-x="-0.2402in" draw:caption-point-y="0.6146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5.0575in" draw:caption-point-x="-0.2402in" draw:caption-point-y="0.6142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0594in" draw:caption-point-x="-0.2402in" draw:caption-point-y="0.6122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5.0602in" draw:caption-point-x="-0.2402in" draw:caption-point-y="0.611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5.0618in" draw:caption-point-x="-0.2402in" draw:caption-point-y="0.6098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063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0642in" draw:caption-point-x="-0.2402in" draw:caption-point-y="0.6075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5.072in" draw:caption-point-x="-0.2402in" draw:caption-point-y="0.5996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5.0732in" draw:caption-point-x="-0.2402in" draw:caption-point-y="0.5984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5.0748in" draw:caption-point-x="-0.2402in" draw:caption-point-y="0.5969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00" table:formula="of:=SUM([.D25:.AH25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5.3087in" draw:caption-point-x="-0.2402in" draw:caption-point-y="0.6106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00" table:formula="of:=SUM([.D26:.AH26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5.5579in" draw:caption-point-x="-0.2402in" draw:caption-point-y="0.6094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5.5661in" draw:caption-point-x="-0.2402in" draw:caption-point-y="0.6012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5.5705in" draw:caption-point-x="-0.2402in" draw:caption-point-y="0.5969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5.5705in" draw:caption-point-x="-0.2402in" draw:caption-point-y="0.5969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00" table:formula="of:=SUM([.D27:.AH2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00" table:formula="of:=SUM([.D28:.AH28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0531in" draw:caption-point-x="-0.2402in" draw:caption-point-y="0.6094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6.0626in" draw:caption-point-x="-0.2402in" draw:caption-point-y="0.6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00" table:formula="of:=SUM([.D29:.AH29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6.3094in" draw:caption-point-x="-0.2402in" draw:caption-point-y="0.6008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00" table:formula="of:=SUM([.D30:.AH3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00" table:formula="of:=SUM([.D31:.AH31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6.7906in" draw:caption-point-x="-0.2402in" draw:caption-point-y="0.61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6.7913in" draw:caption-point-x="-0.2402in" draw:caption-point-y="0.614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6.7921in" draw:caption-point-x="-0.2402in" draw:caption-point-y="0.6134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7933in" draw:caption-point-x="-0.2402in" draw:caption-point-y="0.6122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6.7949in" draw:caption-point-x="-0.2402in" draw:caption-point-y="0.6106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7957in" draw:caption-point-x="-0.2402in" draw:caption-point-y="0.609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6.7969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6.798in" draw:caption-point-x="-0.2402in" draw:caption-point-y="0.6075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6.8012in" draw:caption-point-x="-0.2402in" draw:caption-point-y="0.6043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6.8035in" draw:caption-point-x="-0.2402in" draw:caption-point-y="0.602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6.8071in" draw:caption-point-x="-0.2402in" draw:caption-point-y="0.598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6.8087in" draw:caption-point-x="-0.2402in" draw:caption-point-y="0.5969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00" table:formula="of:=SUM([.D32:.AH32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7.039in" draw:caption-point-x="-0.2402in" draw:caption-point-y="0.6142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7.0531in" draw:caption-point-x="-0.2402in" draw:caption-point-y="0.6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0571in" draw:caption-point-x="-0.2402in" draw:caption-point-y="0.5961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00" table:formula="of:=SUM([.D33:.AH3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2874in" draw:caption-point-x="-0.2402in" draw:caption-point-y="0.6134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7.2965in" draw:caption-point-x="-0.2402in" draw:caption-point-y="0.6043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2972in" draw:caption-point-x="-0.2402in" draw:caption-point-y="0.6035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7.2988in" draw:caption-point-x="-0.2402in" draw:caption-point-y="0.602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00" table:formula="of:=SUM([.D34:.AH3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7.552in" draw:caption-point-x="-0.2402in" draw:caption-point-y="0.5965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00" table:formula="of:=SUM([.D35:.AH35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7.7819in" draw:caption-point-x="-0.2402in" draw:caption-point-y="0.6146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7839in" draw:caption-point-x="-0.2402in" draw:caption-point-y="0.6126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7.7843in" draw:caption-point-x="-0.2402in" draw:caption-point-y="0.6122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7.7969in" draw:caption-point-x="-0.2402in" draw:caption-point-y="0.5996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7.798in" draw:caption-point-x="-0.2402in" draw:caption-point-y="0.5984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00" table:formula="of:=SUM([.D36:.AH3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8.0307in" draw:caption-point-x="-0.2402in" draw:caption-point-y="0.6134in">
              <dc:date>2018-03-05T00:00:00</dc:date>
              <text:p text:style-name="P1"><text:span text:style-name="T1">Ngủ quên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8.0335in" draw:caption-point-x="-0.2402in" draw:caption-point-y="0.6106in">
              <dc:date>2018-03-08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0441in" draw:caption-point-x="-0.2402in" draw:caption-point-y="0.6in">
              <dc:date>2018-03-23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8.0445in" draw:caption-point-x="-0.2402in" draw:caption-point-y="0.5996in">
              <dc:date>2018-04-03T00:00:00</dc:date>
              <text:p text:style-name="P1"><text:span text:style-name="T1">Trúng thực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0472in" draw:caption-point-x="-0.2402in" draw:caption-point-y="0.5969in">
              <dc:date>2018-03-29T00:00:00</dc:date>
              <text:p text:style-name="P1"><text:span text:style-name="T1">Ngủ dậy muộn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1154in" svg:y="8.048in" draw:caption-point-x="-0.2402in" draw:caption-point-y="0.5961in">
              <dc:date>2018-03-30T00:00:00</dc:date>
              <text:p text:style-name="P1"><text:span text:style-name="T1">Mệt trong người, xin đi trễ, 8h43 đến cty</text:span></text:p>
            </office:annotation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00" table:formula="of:=SUM([.D37:.AH3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8.2776in" draw:caption-point-x="-0.2402in" draw:caption-point-y="0.6142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8.2783in" draw:caption-point-x="-0.2402in" draw:caption-point-y="0.6134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2795in" draw:caption-point-x="-0.2402in" draw:caption-point-y="0.6122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2878in" draw:caption-point-x="-0.2402in" draw:caption-point-y="0.603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8.2921in" draw:caption-point-x="-0.2402in" draw:caption-point-y="0.5996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00" table:formula="of:=SUM([.D38:.AH38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8.5248in" draw:caption-point-x="-0.2402in" draw:caption-point-y="0.6146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8.5287in" draw:caption-point-x="-0.2402in" draw:caption-point-y="0.6106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00" table:formula="of:=SUM([.D39:.AH39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7756in" draw:caption-point-x="-0.2402in" draw:caption-point-y="0.6114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8.7886in" draw:caption-point-x="-0.2402in" draw:caption-point-y="0.5984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7902in" draw:caption-point-x="-0.2402in" draw:caption-point-y="0.5969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8.7909in" draw:caption-point-x="-0.2402in" draw:caption-point-y="0.5961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00" table:formula="of:=SUM([.D40:.AH40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9.0205in" draw:caption-point-x="-0.2402in" draw:caption-point-y="0.6142in">
              <dc:date>2018-03-02T00:00:00</dc:date>
              <text:p text:style-name="P1"><text:span text:style-name="T1">Lên bhxh thành phố + giải quyết việc gia đì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00" table:formula="of:=SUM([.D41:.AH4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9.2701in" draw:caption-point-x="-0.2402in" draw:caption-point-y="0.6122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9.2717in" draw:caption-point-x="-0.2402in" draw:caption-point-y="0.6106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00" table:formula="of:=SUM([.D42:.AH42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9.5165in" draw:caption-point-x="-0.2402in" draw:caption-point-y="0.6134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9.5213in" draw:caption-point-x="-0.2402in" draw:caption-point-y="0.6087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9.5256in" draw:caption-point-x="-0.2402in" draw:caption-point-y="0.6043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9.5327in" draw:caption-point-x="-0.2402in" draw:caption-point-y="0.5972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00" table:formula="of:=SUM([.D43:.AH43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9.7693in" draw:caption-point-x="-0.2402in" draw:caption-point-y="0.608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7693in" draw:caption-point-x="-0.2402in" draw:caption-point-y="0.6083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9.7693in" draw:caption-point-x="-0.2402in" draw:caption-point-y="0.608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00" table:formula="of:=SUM([.D44:.AH4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10.0122in" draw:caption-point-x="-0.2402in" draw:caption-point-y="0.6134in">
              <dc:date>2018-03-05T00:00:00</dc:date>
              <text:p text:style-name="P1"><text:span text:style-name="T1">Có việc đột xuất cần lên trường, off sáng</text:span></text:p>
            </office:annotation>
            <text:p>0.5</text:p>
          </table:table-cell>
          <table:table-cell table:style-name="ce104" office:value-type="float" office:value="0">
            <office:annotation draw:style-name="gr7" draw:text-style-name="P1" svg:width="1.1413in" svg:height="0.8567in" svg:x="4.9287in" svg:y="10.0134in" draw:caption-point-x="-0.2402in" draw:caption-point-y="0.6122in">
              <dc:date>2018-03-06T00:00:00</dc:date>
              <text:p text:style-name="P1"><text:span text:style-name="T1">ghé trường nộp báo cáo, lúc chạy qua cty bị kẹt xe, 9h15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00" table:formula="of:=SUM([.D45:.AH4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1.5492in" svg:y="10.2701in" draw:caption-point-x="-0.2402in" draw:caption-point-y="0.6031in">
              <dc:date>2018-03-20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2736in" draw:caption-point-x="-0.2402in" draw:caption-point-y="0.5996in">
              <dc:date>2018-03-2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00" table:formula="of:=SUM([.D46:.AH4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5075in" draw:caption-point-x="-0.2402in" draw:caption-point-y="0.6134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5087in" draw:caption-point-x="-0.2402in" draw:caption-point-y="0.6122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5094in" draw:caption-point-x="-0.2402in" draw:caption-point-y="0.6114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0.5134in" draw:caption-point-x="-0.2402in" draw:caption-point-y="0.6075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0.5154in" draw:caption-point-x="-0.2402in" draw:caption-point-y="0.6055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0.5165in" draw:caption-point-x="-0.2402in" draw:caption-point-y="0.6043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0.5169in" draw:caption-point-x="-0.2402in" draw:caption-point-y="0.6039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0.5181in" draw:caption-point-x="-0.2402in" draw:caption-point-y="0.6028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10.5209in" draw:caption-point-x="-0.2402in" draw:caption-point-y="0.6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00" table:formula="of:=SUM([.D47:.AH47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10.7539in" draw:caption-point-x="-0.2402in" draw:caption-point-y="0.6146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571in" draw:caption-point-x="-0.2402in" draw:caption-point-y="0.611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10.7598in" draw:caption-point-x="-0.2402in" draw:caption-point-y="0.6087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0.7598in" draw:caption-point-x="-0.2402in" draw:caption-point-y="0.6087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10.761in" draw:caption-point-x="-0.2402in" draw:caption-point-y="0.6075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0.7622in" draw:caption-point-x="-0.2402in" draw:caption-point-y="0.6063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0.7646in" draw:caption-point-x="-0.2402in" draw:caption-point-y="0.603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0.7646in" draw:caption-point-x="-0.2402in" draw:caption-point-y="0.603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00" table:formula="of:=SUM([.D48:.AH4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00" table:formula="of:=SUM([.D49:.AH4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00" table:formula="of:=SUM([.D50:.AH5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00" table:formula="of:=SUM([.D51:.AH51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1.7449in" draw:caption-point-x="-0.2402in" draw:caption-point-y="0.6142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11.7571in" draw:caption-point-x="-0.2402in" draw:caption-point-y="0.602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1.7594in" draw:caption-point-x="-0.2402in" draw:caption-point-y="0.599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00" table:formula="of:=SUM([.D52:.AH5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2.0047in" draw:caption-point-x="-0.2402in" draw:caption-point-y="0.602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00" table:formula="of:=SUM([.D53:.AH53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2.2402in" draw:caption-point-x="-0.2402in" draw:caption-point-y="0.6146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2.2425in" draw:caption-point-x="-0.2402in" draw:caption-point-y="0.6122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2.2472in" draw:caption-point-x="-0.2402in" draw:caption-point-y="0.6075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2.2484in" draw:caption-point-x="-0.2402in" draw:caption-point-y="0.6063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2.25in" draw:caption-point-x="-0.2402in" draw:caption-point-y="0.6047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2.2504in" draw:caption-point-x="-0.2402in" draw:caption-point-y="0.6043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2.2516in" draw:caption-point-x="-0.2402in" draw:caption-point-y="0.6031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2.252in" draw:caption-point-x="-0.2402in" draw:caption-point-y="0.6028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2563in" draw:caption-point-x="-0.2402in" draw:caption-point-y="0.5984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00" table:formula="of:=SUM([.D54:.AH5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00" table:formula="of:=SUM([.D55:.AH55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2.735in" draw:caption-point-x="-0.2402in" draw:caption-point-y="0.615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2.7445in" draw:caption-point-x="-0.2402in" draw:caption-point-y="0.6055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2.7484in" draw:caption-point-x="-0.2402in" draw:caption-point-y="0.6016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00" table:formula="of:=SUM([.D56:.AH56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2.9846in" draw:caption-point-x="-0.2402in" draw:caption-point-y="0.613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2.9854in" draw:caption-point-x="-0.2402in" draw:caption-point-y="0.6122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2.9862in" draw:caption-point-x="-0.2402in" draw:caption-point-y="0.6114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2.9882in" draw:caption-point-x="-0.2402in" draw:caption-point-y="0.6094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2.989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2.9902in" draw:caption-point-x="-0.2402in" draw:caption-point-y="0.6075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2.9921in" draw:caption-point-x="-0.2402in" draw:caption-point-y="0.6055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2.9933in" draw:caption-point-x="-0.2402in" draw:caption-point-y="0.6043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2.9937in" draw:caption-point-x="-0.2402in" draw:caption-point-y="0.603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2.9945in" draw:caption-point-x="-0.2402in" draw:caption-point-y="0.603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2.9949in" draw:caption-point-x="-0.2402in" draw:caption-point-y="0.6028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2.9965in" draw:caption-point-x="-0.2402in" draw:caption-point-y="0.6012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2.998in" draw:caption-point-x="-0.2402in" draw:caption-point-y="0.599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9992in" draw:caption-point-x="-0.2402in" draw:caption-point-y="0.598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2.9965in" draw:caption-point-x="-0.2402in" draw:caption-point-y="0.6012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00" table:formula="of:=SUM([.D57:.AH5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213in" draw:caption-point-x="-0.2402in" draw:caption-point-y="0.5969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224in" draw:caption-point-x="-0.2402in" draw:caption-point-y="0.5957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228in" draw:caption-point-x="-0.2402in" draw:caption-point-y="0.5953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13in" draw:caption-point-x="-0.2402in" draw:caption-point-y="0.5957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1028in" draw:caption-point-x="-0.2402in" draw:caption-point-y="0.5969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1031in" draw:caption-point-x="-0.2402in" draw:caption-point-y="0.5965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1043in" draw:caption-point-x="-0.2402in" draw:caption-point-y="0.5953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2.35in" draw:caption-point-x="-0.2402in" draw:caption-point-y="0.5972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3504in" draw:caption-point-x="-0.2402in" draw:caption-point-y="0.596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0.5"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5992in" draw:caption-point-x="-0.2402in" draw:caption-point-y="0.5957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5996in" draw:caption-point-x="-0.2402in" draw:caption-point-y="0.5953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8457in" draw:caption-point-x="-0.2402in" draw:caption-point-y="0.5969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3.0941in" draw:caption-point-x="-0.2402in" draw:caption-point-y="0.596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3.0941in" draw:caption-point-x="-0.2402in" draw:caption-point-y="0.596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3.1024in" svg:y="3.3409in" draw:caption-point-x="-0.2402in" draw:caption-point-y="0.5972in">
              <dc:date>2018-04-02T00:00:00</dc:date>
              <text:p text:style-name="P1"><text:span text:style-name="T1">Đi từ Biên Hòa lên, xin đi trễ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3.3425in" draw:caption-point-x="-0.2402in" draw:caption-point-y="0.5957in">
              <dc:date>2018-04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6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11" table:formula="of:=SUM([.D18:.AH18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5906in" draw:caption-point-x="-0.2402in" draw:caption-point-y="0.5953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11" table:formula="of:=SUM([.D19:.AH1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8382in" draw:caption-point-x="-0.2402in" draw:caption-point-y="0.5953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11" table:formula="of:=SUM([.D20:.AH2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4.0858in" draw:caption-point-x="-0.2402in" draw:caption-point-y="0.5953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8272in" draw:caption-point-x="-0.2402in" draw:caption-point-y="0.5969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11" table:formula="of:=SUM([.D28:.AH28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6.0669in" draw:caption-point-x="-0.2402in" draw:caption-point-y="0.5957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6.5606in" draw:caption-point-x="-0.2402in" draw:caption-point-y="0.5972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6.561in" draw:caption-point-x="-0.2402in" draw:caption-point-y="0.596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6.561in" draw:caption-point-x="-0.2402in" draw:caption-point-y="0.596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5626in" draw:caption-point-x="-0.2402in" draw:caption-point-y="0.5953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11" table:formula="of:=SUM([.D32:.AH32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1" table:formula="of:=SUM([.D33:.AH33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7.3055in" draw:caption-point-x="-0.2402in" draw:caption-point-y="0.5953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1" table:formula="of:=SUM([.D34:.AH34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7.7988in" svg:y="7.5516in" draw:caption-point-x="-0.2402in" draw:caption-point-y="0.596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7.5516in" draw:caption-point-x="-0.2402in" draw:caption-point-y="0.596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1" table:formula="of:=SUM([.D35:.AH35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7.7992in" draw:caption-point-x="-0.2402in" draw:caption-point-y="0.5972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7.7996in" draw:caption-point-x="-0.2402in" draw:caption-point-y="0.5969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7.8008in" draw:caption-point-x="-0.2402in" draw:caption-point-y="0.5957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7.8012in" draw:caption-point-x="-0.2402in" draw:caption-point-y="0.5953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8.0472in" draw:caption-point-x="-0.2402in" draw:caption-point-y="0.5969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11" table:formula="of:=SUM([.D38:.AH38])" office:value-type="float" office:value="2.5">
            <text:p>2.5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8.5217in" draw:caption-point-x="-0.2402in" draw:caption-point-y="0.617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8.5217in" draw:caption-point-x="-0.2402in" draw:caption-point-y="0.617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9.7228in" svg:y="8.5217in" draw:caption-point-x="-0.2402in" draw:caption-point-y="0.617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12.9189in" svg:y="8.5217in" draw:caption-point-x="-0.2402in" draw:caption-point-y="0.617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16.1154in" svg:y="8.5217in" draw:caption-point-x="-0.2402in" draw:caption-point-y="0.617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11" table:formula="of:=SUM([.D41:.AH41])" office:value-type="float" office:value="9">
            <text:p>9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7.7988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9.7228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1.0925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12.9189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4.289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16.1154in" svg:y="9.2811in" draw:caption-point-x="-0.2402in" draw:caption-point-y="0.601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11" table:formula="of:=SUM([.D42:.AH42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9.5315in" draw:caption-point-x="-0.2402in" draw:caption-point-y="0.598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3"/>
          <table:table-cell table:style-name="ce115" office:value-type="float" office:value="1">
            <office:annotation draw:style-name="gr4" draw:text-style-name="P1" svg:width="1.1413in" svg:height="0.3902in" svg:x="8.2878in" svg:y="9.5315in" draw:caption-point-x="-0.2402in" draw:caption-point-y="0.598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1.5492in" svg:y="9.5315in" draw:caption-point-x="-0.2402in" draw:caption-point-y="0.598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4.7457in" svg:y="9.5315in" draw:caption-point-x="-0.2402in" draw:caption-point-y="0.598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10.7732in" draw:caption-point-x="-0.2402in" draw:caption-point-y="0.5953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11" table:formula="of:=SUM([.D48:.AH48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11.0209in" draw:caption-point-x="-0.2402in" draw:caption-point-y="0.5953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11" table:formula="of:=SUM([.D50:.AH50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11.515in" draw:caption-point-x="-0.2402in" draw:caption-point-y="0.5965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11.5157in" draw:caption-point-x="-0.2402in" draw:caption-point-y="0.5957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11" table:formula="of:=SUM([.D51:.AH5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11" table:formula="of:=SUM([.D52:.AH52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2.0094in" draw:caption-point-x="-0.2402in" draw:caption-point-y="0.5972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2.011in" draw:caption-point-x="-0.2402in" draw:caption-point-y="0.5957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7.7988in" svg:y="12.0098in" draw:caption-point-x="-0.2402in" draw:caption-point-y="0.596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2.0098in" draw:caption-point-x="-0.2402in" draw:caption-point-y="0.5969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11" table:formula="of:=SUM([.D54:.AH54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2.5071in" draw:caption-point-x="-0.2402in" draw:caption-point-y="0.5953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2.7547in" draw:caption-point-x="-0.2402in" draw:caption-point-y="0.5953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5" office:value-type="string">
            <text:p>VietLT</text:p>
          </table:table-cell>
          <table:table-cell table:style-name="ce111"/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13.0028in" draw:caption-point-x="-0.2402in" draw:caption-point-y="0.5949in">
              <dc:date>2018-04-09T00:00:00</dc:date>
              <text:p text:style-name="P1"><text:span text:style-name="T1">Đi châm cứu, off chiều</text:span></text:p>
            </office:annotation>
            <text:p>0.5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2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22" table:formula="of:=SUM([.D19:.AH1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22" table:formula="of:=SUM([.D29:.AH2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22" table:formula="of:=SUM([.D36:.AH3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22" table:formula="of:=SUM([.D39:.AH3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22" table:formula="of:=SUM([.D41:.AH41])" office:value-type="float" office:value="4">
            <text:p>4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5.3854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8.7768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2.0059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5.202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22" table:formula="of:=SUM([.D42:.AH42])" office:value-type="float" office:value="4">
            <text:p>4</text:p>
          </table:table-cell>
          <table:table-cell table:style-name="ce126" table:number-columns-repeated="3"/>
          <table:table-cell table:style-name="ce126" office:value-type="float" office:value="1">
            <office:annotation draw:style-name="gr4" draw:text-style-name="P1" svg:width="1.1413in" svg:height="0.3902in" svg:x="4.0157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7.3094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0.6358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3.8323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22" table:formula="of:=SUM([.D46:.AH4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22" table:formula="of:=SUM([.D49:.AH4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22" table:formula="of:=SUM([.D50:.AH5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22" table:formula="of:=SUM([.D51:.AH5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22" table:formula="of:=SUM([.D53:.AH5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22" table:formula="of:=SUM([.D54:.AH5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5" office:value-type="string">
            <text:p>VietLT</text:p>
          </table:table-cell>
          <table:table-cell table:style-name="ce122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22" table:formula="of:=SUM([.D56:.AH5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33" table:formula="of:=SUM([.D17:.AH1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33" table:formula="of:=SUM([.D18:.AH1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33" table:formula="of:=SUM([.D19:.AH1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3" table:formula="of:=SUM([.D33:.AH3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3" table:formula="of:=SUM([.D34:.AH3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3" table:formula="of:=SUM([.D35:.AH3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3" table:formula="of:=SUM([.D36:.AH3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33" table:formula="of:=SUM([.D39:.AH3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33" table:formula="of:=SUM([.D40:.AH4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33" table:formula="of:=SUM([.D41:.AH41])" office:value-type="float" office:value="4">
            <text:p>4</text:p>
          </table:table-cell>
          <table:table-cell table:style-name="ce137" table:number-columns-repeated="3"/>
          <table:table-cell table:style-name="ce137" office:value-type="float" office:value="1">
            <office:annotation draw:style-name="gr4" draw:text-style-name="P1" svg:width="1.1413in" svg:height="0.3902in" svg:x="4.0157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7.3094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0.6358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3.8323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33" table:formula="of:=SUM([.D42:.AH42])" office:value-type="float" office:value="5">
            <text:p>5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5.8421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9.2661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2.4622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5.6587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33" table:formula="of:=SUM([.D43:.AH4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33" table:formula="of:=SUM([.D44:.AH4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33" table:formula="of:=SUM([.D45:.AH4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33" table:formula="of:=SUM([.D51:.AH5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33" table:formula="of:=SUM([.D53:.AH5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33" table:formula="of:=SUM([.D54:.AH5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etLT</text:p>
          </table:table-cell>
          <table:table-cell table:style-name="ce133" table:formula="of:=SUM([.D55:.AH5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33" table:formula="of:=SUM([.D56:.AH5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44" table:formula="of:=SUM([.D41:.AH41])" office:value-type="float" office:value="1">
            <text:p>1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48" table:number-columns-repeated="29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etLT</text:p>
          </table:table-cell>
          <table:table-cell table:style-name="ce144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44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55" table:formula="of:=SUM([.D54:.AH5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etLT</text:p>
          </table:table-cell>
          <table:table-cell table:style-name="ce155" table:formula="of:=SUM([.D55:.AH5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55" table:formula="of:=SUM([.D56:.AH5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8" table:number-columns-spanned="2" table:number-rows-spanned="1">
            <text:p>8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8-01">
            <text:p>01</text:p>
          </table:table-cell>
          <table:table-cell table:style-name="ce168" table:formula="of:=[.D2]+1" office:value-type="date" office:date-value="2018-08-02">
            <text:p>02</text:p>
          </table:table-cell>
          <table:table-cell table:style-name="ce168" table:formula="of:=[.E2]+1" office:value-type="date" office:date-value="2018-08-03">
            <text:p>03</text:p>
          </table:table-cell>
          <table:table-cell table:style-name="ce168" table:formula="of:=[.F2]+1" office:value-type="date" office:date-value="2018-08-04">
            <text:p>04</text:p>
          </table:table-cell>
          <table:table-cell table:style-name="ce168" table:formula="of:=[.G2]+1" office:value-type="date" office:date-value="2018-08-05">
            <text:p>05</text:p>
          </table:table-cell>
          <table:table-cell table:style-name="ce168" table:formula="of:=[.H2]+1" office:value-type="date" office:date-value="2018-08-06">
            <text:p>06</text:p>
          </table:table-cell>
          <table:table-cell table:style-name="ce168" table:formula="of:=[.I2]+1" office:value-type="date" office:date-value="2018-08-07">
            <text:p>07</text:p>
          </table:table-cell>
          <table:table-cell table:style-name="ce168" table:formula="of:=[.J2]+1" office:value-type="date" office:date-value="2018-08-08">
            <text:p>08</text:p>
          </table:table-cell>
          <table:table-cell table:style-name="ce168" table:formula="of:=[.K2]+1" office:value-type="date" office:date-value="2018-08-09">
            <text:p>09</text:p>
          </table:table-cell>
          <table:table-cell table:style-name="ce168" table:formula="of:=[.L2]+1" office:value-type="date" office:date-value="2018-08-10">
            <text:p>10</text:p>
          </table:table-cell>
          <table:table-cell table:style-name="ce168" table:formula="of:=[.M2]+1" office:value-type="date" office:date-value="2018-08-11">
            <text:p>11</text:p>
          </table:table-cell>
          <table:table-cell table:style-name="ce168" table:formula="of:=[.N2]+1" office:value-type="date" office:date-value="2018-08-12">
            <text:p>12</text:p>
          </table:table-cell>
          <table:table-cell table:style-name="ce168" table:formula="of:=[.O2]+1" office:value-type="date" office:date-value="2018-08-13">
            <text:p>13</text:p>
          </table:table-cell>
          <table:table-cell table:style-name="ce168" table:formula="of:=[.P2]+1" office:value-type="date" office:date-value="2018-08-14">
            <text:p>14</text:p>
          </table:table-cell>
          <table:table-cell table:style-name="ce168" table:formula="of:=[.Q2]+1" office:value-type="date" office:date-value="2018-08-15">
            <text:p>15</text:p>
          </table:table-cell>
          <table:table-cell table:style-name="ce168" table:formula="of:=[.R2]+1" office:value-type="date" office:date-value="2018-08-16">
            <text:p>16</text:p>
          </table:table-cell>
          <table:table-cell table:style-name="ce168" table:formula="of:=[.S2]+1" office:value-type="date" office:date-value="2018-08-17">
            <text:p>17</text:p>
          </table:table-cell>
          <table:table-cell table:style-name="ce168" table:formula="of:=[.T2]+1" office:value-type="date" office:date-value="2018-08-18">
            <text:p>18</text:p>
          </table:table-cell>
          <table:table-cell table:style-name="ce168" table:formula="of:=[.U2]+1" office:value-type="date" office:date-value="2018-08-19">
            <text:p>19</text:p>
          </table:table-cell>
          <table:table-cell table:style-name="ce168" table:formula="of:=[.V2]+1" office:value-type="date" office:date-value="2018-08-20">
            <text:p>20</text:p>
          </table:table-cell>
          <table:table-cell table:style-name="ce168" table:formula="of:=[.W2]+1" office:value-type="date" office:date-value="2018-08-21">
            <text:p>21</text:p>
          </table:table-cell>
          <table:table-cell table:style-name="ce168" table:formula="of:=[.X2]+1" office:value-type="date" office:date-value="2018-08-22">
            <text:p>22</text:p>
          </table:table-cell>
          <table:table-cell table:style-name="ce168" table:formula="of:=[.Y2]+1" office:value-type="date" office:date-value="2018-08-23">
            <text:p>23</text:p>
          </table:table-cell>
          <table:table-cell table:style-name="ce168" table:formula="of:=[.Z2]+1" office:value-type="date" office:date-value="2018-08-24">
            <text:p>24</text:p>
          </table:table-cell>
          <table:table-cell table:style-name="ce168" table:formula="of:=[.AA2]+1" office:value-type="date" office:date-value="2018-08-25">
            <text:p>25</text:p>
          </table:table-cell>
          <table:table-cell table:style-name="ce168" table:formula="of:=[.AB2]+1" office:value-type="date" office:date-value="2018-08-26">
            <text:p>26</text:p>
          </table:table-cell>
          <table:table-cell table:style-name="ce168" table:formula="of:=[.AC2]+1" office:value-type="date" office:date-value="2018-08-27">
            <text:p>27</text:p>
          </table:table-cell>
          <table:table-cell table:style-name="ce168" table:formula="of:=[.AD2]+1" office:value-type="date" office:date-value="2018-08-28">
            <text:p>28</text:p>
          </table:table-cell>
          <table:table-cell table:style-name="ce168" table:formula="of:=[.AE2]+1" office:value-type="date" office:date-value="2018-08-29">
            <text:p>29</text:p>
          </table:table-cell>
          <table:table-cell table:style-name="ce168" table:formula="of:=[.AF2]+1" office:value-type="date" office:date-value="2018-08-30">
            <text:p>30</text:p>
          </table:table-cell>
          <table:table-cell table:style-name="ce168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66" table:formula="of:=SUM([.D53:.AH5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66" table:formula="of:=SUM([.D54:.AH5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etLT</text:p>
          </table:table-cell>
          <table:table-cell table:style-name="ce166" table:formula="of:=SUM([.D55:.AH5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66" table:formula="of:=SUM([.D56:.AH5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7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8" table:number-columns-spanned="2" table:number-rows-spanned="1">
            <text:p>8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08-01">
            <text:p>01</text:p>
          </table:table-cell>
          <table:table-cell table:style-name="ce179" table:formula="of:=[.D2]+1" office:value-type="date" office:date-value="2018-08-02">
            <text:p>02</text:p>
          </table:table-cell>
          <table:table-cell table:style-name="ce179" table:formula="of:=[.E2]+1" office:value-type="date" office:date-value="2018-08-03">
            <text:p>03</text:p>
          </table:table-cell>
          <table:table-cell table:style-name="ce179" table:formula="of:=[.F2]+1" office:value-type="date" office:date-value="2018-08-04">
            <text:p>04</text:p>
          </table:table-cell>
          <table:table-cell table:style-name="ce179" table:formula="of:=[.G2]+1" office:value-type="date" office:date-value="2018-08-05">
            <text:p>05</text:p>
          </table:table-cell>
          <table:table-cell table:style-name="ce179" table:formula="of:=[.H2]+1" office:value-type="date" office:date-value="2018-08-06">
            <text:p>06</text:p>
          </table:table-cell>
          <table:table-cell table:style-name="ce179" table:formula="of:=[.I2]+1" office:value-type="date" office:date-value="2018-08-07">
            <text:p>07</text:p>
          </table:table-cell>
          <table:table-cell table:style-name="ce179" table:formula="of:=[.J2]+1" office:value-type="date" office:date-value="2018-08-08">
            <text:p>08</text:p>
          </table:table-cell>
          <table:table-cell table:style-name="ce179" table:formula="of:=[.K2]+1" office:value-type="date" office:date-value="2018-08-09">
            <text:p>09</text:p>
          </table:table-cell>
          <table:table-cell table:style-name="ce179" table:formula="of:=[.L2]+1" office:value-type="date" office:date-value="2018-08-10">
            <text:p>10</text:p>
          </table:table-cell>
          <table:table-cell table:style-name="ce179" table:formula="of:=[.M2]+1" office:value-type="date" office:date-value="2018-08-11">
            <text:p>11</text:p>
          </table:table-cell>
          <table:table-cell table:style-name="ce179" table:formula="of:=[.N2]+1" office:value-type="date" office:date-value="2018-08-12">
            <text:p>12</text:p>
          </table:table-cell>
          <table:table-cell table:style-name="ce179" table:formula="of:=[.O2]+1" office:value-type="date" office:date-value="2018-08-13">
            <text:p>13</text:p>
          </table:table-cell>
          <table:table-cell table:style-name="ce179" table:formula="of:=[.P2]+1" office:value-type="date" office:date-value="2018-08-14">
            <text:p>14</text:p>
          </table:table-cell>
          <table:table-cell table:style-name="ce179" table:formula="of:=[.Q2]+1" office:value-type="date" office:date-value="2018-08-15">
            <text:p>15</text:p>
          </table:table-cell>
          <table:table-cell table:style-name="ce179" table:formula="of:=[.R2]+1" office:value-type="date" office:date-value="2018-08-16">
            <text:p>16</text:p>
          </table:table-cell>
          <table:table-cell table:style-name="ce179" table:formula="of:=[.S2]+1" office:value-type="date" office:date-value="2018-08-17">
            <text:p>17</text:p>
          </table:table-cell>
          <table:table-cell table:style-name="ce179" table:formula="of:=[.T2]+1" office:value-type="date" office:date-value="2018-08-18">
            <text:p>18</text:p>
          </table:table-cell>
          <table:table-cell table:style-name="ce179" table:formula="of:=[.U2]+1" office:value-type="date" office:date-value="2018-08-19">
            <text:p>19</text:p>
          </table:table-cell>
          <table:table-cell table:style-name="ce179" table:formula="of:=[.V2]+1" office:value-type="date" office:date-value="2018-08-20">
            <text:p>20</text:p>
          </table:table-cell>
          <table:table-cell table:style-name="ce179" table:formula="of:=[.W2]+1" office:value-type="date" office:date-value="2018-08-21">
            <text:p>21</text:p>
          </table:table-cell>
          <table:table-cell table:style-name="ce179" table:formula="of:=[.X2]+1" office:value-type="date" office:date-value="2018-08-22">
            <text:p>22</text:p>
          </table:table-cell>
          <table:table-cell table:style-name="ce179" table:formula="of:=[.Y2]+1" office:value-type="date" office:date-value="2018-08-23">
            <text:p>23</text:p>
          </table:table-cell>
          <table:table-cell table:style-name="ce179" table:formula="of:=[.Z2]+1" office:value-type="date" office:date-value="2018-08-24">
            <text:p>24</text:p>
          </table:table-cell>
          <table:table-cell table:style-name="ce179" table:formula="of:=[.AA2]+1" office:value-type="date" office:date-value="2018-08-25">
            <text:p>25</text:p>
          </table:table-cell>
          <table:table-cell table:style-name="ce179" table:formula="of:=[.AB2]+1" office:value-type="date" office:date-value="2018-08-26">
            <text:p>26</text:p>
          </table:table-cell>
          <table:table-cell table:style-name="ce179" table:formula="of:=[.AC2]+1" office:value-type="date" office:date-value="2018-08-27">
            <text:p>27</text:p>
          </table:table-cell>
          <table:table-cell table:style-name="ce179" table:formula="of:=[.AD2]+1" office:value-type="date" office:date-value="2018-08-28">
            <text:p>28</text:p>
          </table:table-cell>
          <table:table-cell table:style-name="ce179" table:formula="of:=[.AE2]+1" office:value-type="date" office:date-value="2018-08-29">
            <text:p>29</text:p>
          </table:table-cell>
          <table:table-cell table:style-name="ce179" table:formula="of:=[.AF2]+1" office:value-type="date" office:date-value="2018-08-30">
            <text:p>30</text:p>
          </table:table-cell>
          <table:table-cell table:style-name="ce179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etLT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8" table:number-columns-spanned="2" table:number-rows-spanned="1">
            <text:p>8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08-01">
            <text:p>01</text:p>
          </table:table-cell>
          <table:table-cell table:style-name="ce190" table:formula="of:=[.D2]+1" office:value-type="date" office:date-value="2018-08-02">
            <text:p>02</text:p>
          </table:table-cell>
          <table:table-cell table:style-name="ce190" table:formula="of:=[.E2]+1" office:value-type="date" office:date-value="2018-08-03">
            <text:p>03</text:p>
          </table:table-cell>
          <table:table-cell table:style-name="ce190" table:formula="of:=[.F2]+1" office:value-type="date" office:date-value="2018-08-04">
            <text:p>04</text:p>
          </table:table-cell>
          <table:table-cell table:style-name="ce190" table:formula="of:=[.G2]+1" office:value-type="date" office:date-value="2018-08-05">
            <text:p>05</text:p>
          </table:table-cell>
          <table:table-cell table:style-name="ce190" table:formula="of:=[.H2]+1" office:value-type="date" office:date-value="2018-08-06">
            <text:p>06</text:p>
          </table:table-cell>
          <table:table-cell table:style-name="ce190" table:formula="of:=[.I2]+1" office:value-type="date" office:date-value="2018-08-07">
            <text:p>07</text:p>
          </table:table-cell>
          <table:table-cell table:style-name="ce190" table:formula="of:=[.J2]+1" office:value-type="date" office:date-value="2018-08-08">
            <text:p>08</text:p>
          </table:table-cell>
          <table:table-cell table:style-name="ce190" table:formula="of:=[.K2]+1" office:value-type="date" office:date-value="2018-08-09">
            <text:p>09</text:p>
          </table:table-cell>
          <table:table-cell table:style-name="ce190" table:formula="of:=[.L2]+1" office:value-type="date" office:date-value="2018-08-10">
            <text:p>10</text:p>
          </table:table-cell>
          <table:table-cell table:style-name="ce190" table:formula="of:=[.M2]+1" office:value-type="date" office:date-value="2018-08-11">
            <text:p>11</text:p>
          </table:table-cell>
          <table:table-cell table:style-name="ce190" table:formula="of:=[.N2]+1" office:value-type="date" office:date-value="2018-08-12">
            <text:p>12</text:p>
          </table:table-cell>
          <table:table-cell table:style-name="ce190" table:formula="of:=[.O2]+1" office:value-type="date" office:date-value="2018-08-13">
            <text:p>13</text:p>
          </table:table-cell>
          <table:table-cell table:style-name="ce190" table:formula="of:=[.P2]+1" office:value-type="date" office:date-value="2018-08-14">
            <text:p>14</text:p>
          </table:table-cell>
          <table:table-cell table:style-name="ce190" table:formula="of:=[.Q2]+1" office:value-type="date" office:date-value="2018-08-15">
            <text:p>15</text:p>
          </table:table-cell>
          <table:table-cell table:style-name="ce190" table:formula="of:=[.R2]+1" office:value-type="date" office:date-value="2018-08-16">
            <text:p>16</text:p>
          </table:table-cell>
          <table:table-cell table:style-name="ce190" table:formula="of:=[.S2]+1" office:value-type="date" office:date-value="2018-08-17">
            <text:p>17</text:p>
          </table:table-cell>
          <table:table-cell table:style-name="ce190" table:formula="of:=[.T2]+1" office:value-type="date" office:date-value="2018-08-18">
            <text:p>18</text:p>
          </table:table-cell>
          <table:table-cell table:style-name="ce190" table:formula="of:=[.U2]+1" office:value-type="date" office:date-value="2018-08-19">
            <text:p>19</text:p>
          </table:table-cell>
          <table:table-cell table:style-name="ce190" table:formula="of:=[.V2]+1" office:value-type="date" office:date-value="2018-08-20">
            <text:p>20</text:p>
          </table:table-cell>
          <table:table-cell table:style-name="ce190" table:formula="of:=[.W2]+1" office:value-type="date" office:date-value="2018-08-21">
            <text:p>21</text:p>
          </table:table-cell>
          <table:table-cell table:style-name="ce190" table:formula="of:=[.X2]+1" office:value-type="date" office:date-value="2018-08-22">
            <text:p>22</text:p>
          </table:table-cell>
          <table:table-cell table:style-name="ce190" table:formula="of:=[.Y2]+1" office:value-type="date" office:date-value="2018-08-23">
            <text:p>23</text:p>
          </table:table-cell>
          <table:table-cell table:style-name="ce190" table:formula="of:=[.Z2]+1" office:value-type="date" office:date-value="2018-08-24">
            <text:p>24</text:p>
          </table:table-cell>
          <table:table-cell table:style-name="ce190" table:formula="of:=[.AA2]+1" office:value-type="date" office:date-value="2018-08-25">
            <text:p>25</text:p>
          </table:table-cell>
          <table:table-cell table:style-name="ce190" table:formula="of:=[.AB2]+1" office:value-type="date" office:date-value="2018-08-26">
            <text:p>26</text:p>
          </table:table-cell>
          <table:table-cell table:style-name="ce190" table:formula="of:=[.AC2]+1" office:value-type="date" office:date-value="2018-08-27">
            <text:p>27</text:p>
          </table:table-cell>
          <table:table-cell table:style-name="ce190" table:formula="of:=[.AD2]+1" office:value-type="date" office:date-value="2018-08-28">
            <text:p>28</text:p>
          </table:table-cell>
          <table:table-cell table:style-name="ce190" table:formula="of:=[.AE2]+1" office:value-type="date" office:date-value="2018-08-29">
            <text:p>29</text:p>
          </table:table-cell>
          <table:table-cell table:style-name="ce190" table:formula="of:=[.AF2]+1" office:value-type="date" office:date-value="2018-08-30">
            <text:p>30</text:p>
          </table:table-cell>
          <table:table-cell table:style-name="ce190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etLT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8" table:number-columns-spanned="2" table:number-rows-spanned="1">
            <text:p>8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08-01">
            <text:p>01</text:p>
          </table:table-cell>
          <table:table-cell table:style-name="ce201" table:formula="of:=[.D2]+1" office:value-type="date" office:date-value="2018-08-02">
            <text:p>02</text:p>
          </table:table-cell>
          <table:table-cell table:style-name="ce201" table:formula="of:=[.E2]+1" office:value-type="date" office:date-value="2018-08-03">
            <text:p>03</text:p>
          </table:table-cell>
          <table:table-cell table:style-name="ce201" table:formula="of:=[.F2]+1" office:value-type="date" office:date-value="2018-08-04">
            <text:p>04</text:p>
          </table:table-cell>
          <table:table-cell table:style-name="ce201" table:formula="of:=[.G2]+1" office:value-type="date" office:date-value="2018-08-05">
            <text:p>05</text:p>
          </table:table-cell>
          <table:table-cell table:style-name="ce201" table:formula="of:=[.H2]+1" office:value-type="date" office:date-value="2018-08-06">
            <text:p>06</text:p>
          </table:table-cell>
          <table:table-cell table:style-name="ce201" table:formula="of:=[.I2]+1" office:value-type="date" office:date-value="2018-08-07">
            <text:p>07</text:p>
          </table:table-cell>
          <table:table-cell table:style-name="ce201" table:formula="of:=[.J2]+1" office:value-type="date" office:date-value="2018-08-08">
            <text:p>08</text:p>
          </table:table-cell>
          <table:table-cell table:style-name="ce201" table:formula="of:=[.K2]+1" office:value-type="date" office:date-value="2018-08-09">
            <text:p>09</text:p>
          </table:table-cell>
          <table:table-cell table:style-name="ce201" table:formula="of:=[.L2]+1" office:value-type="date" office:date-value="2018-08-10">
            <text:p>10</text:p>
          </table:table-cell>
          <table:table-cell table:style-name="ce201" table:formula="of:=[.M2]+1" office:value-type="date" office:date-value="2018-08-11">
            <text:p>11</text:p>
          </table:table-cell>
          <table:table-cell table:style-name="ce201" table:formula="of:=[.N2]+1" office:value-type="date" office:date-value="2018-08-12">
            <text:p>12</text:p>
          </table:table-cell>
          <table:table-cell table:style-name="ce201" table:formula="of:=[.O2]+1" office:value-type="date" office:date-value="2018-08-13">
            <text:p>13</text:p>
          </table:table-cell>
          <table:table-cell table:style-name="ce201" table:formula="of:=[.P2]+1" office:value-type="date" office:date-value="2018-08-14">
            <text:p>14</text:p>
          </table:table-cell>
          <table:table-cell table:style-name="ce201" table:formula="of:=[.Q2]+1" office:value-type="date" office:date-value="2018-08-15">
            <text:p>15</text:p>
          </table:table-cell>
          <table:table-cell table:style-name="ce201" table:formula="of:=[.R2]+1" office:value-type="date" office:date-value="2018-08-16">
            <text:p>16</text:p>
          </table:table-cell>
          <table:table-cell table:style-name="ce201" table:formula="of:=[.S2]+1" office:value-type="date" office:date-value="2018-08-17">
            <text:p>17</text:p>
          </table:table-cell>
          <table:table-cell table:style-name="ce201" table:formula="of:=[.T2]+1" office:value-type="date" office:date-value="2018-08-18">
            <text:p>18</text:p>
          </table:table-cell>
          <table:table-cell table:style-name="ce201" table:formula="of:=[.U2]+1" office:value-type="date" office:date-value="2018-08-19">
            <text:p>19</text:p>
          </table:table-cell>
          <table:table-cell table:style-name="ce201" table:formula="of:=[.V2]+1" office:value-type="date" office:date-value="2018-08-20">
            <text:p>20</text:p>
          </table:table-cell>
          <table:table-cell table:style-name="ce201" table:formula="of:=[.W2]+1" office:value-type="date" office:date-value="2018-08-21">
            <text:p>21</text:p>
          </table:table-cell>
          <table:table-cell table:style-name="ce201" table:formula="of:=[.X2]+1" office:value-type="date" office:date-value="2018-08-22">
            <text:p>22</text:p>
          </table:table-cell>
          <table:table-cell table:style-name="ce201" table:formula="of:=[.Y2]+1" office:value-type="date" office:date-value="2018-08-23">
            <text:p>23</text:p>
          </table:table-cell>
          <table:table-cell table:style-name="ce201" table:formula="of:=[.Z2]+1" office:value-type="date" office:date-value="2018-08-24">
            <text:p>24</text:p>
          </table:table-cell>
          <table:table-cell table:style-name="ce201" table:formula="of:=[.AA2]+1" office:value-type="date" office:date-value="2018-08-25">
            <text:p>25</text:p>
          </table:table-cell>
          <table:table-cell table:style-name="ce201" table:formula="of:=[.AB2]+1" office:value-type="date" office:date-value="2018-08-26">
            <text:p>26</text:p>
          </table:table-cell>
          <table:table-cell table:style-name="ce201" table:formula="of:=[.AC2]+1" office:value-type="date" office:date-value="2018-08-27">
            <text:p>27</text:p>
          </table:table-cell>
          <table:table-cell table:style-name="ce201" table:formula="of:=[.AD2]+1" office:value-type="date" office:date-value="2018-08-28">
            <text:p>28</text:p>
          </table:table-cell>
          <table:table-cell table:style-name="ce201" table:formula="of:=[.AE2]+1" office:value-type="date" office:date-value="2018-08-29">
            <text:p>29</text:p>
          </table:table-cell>
          <table:table-cell table:style-name="ce201" table:formula="of:=[.AF2]+1" office:value-type="date" office:date-value="2018-08-30">
            <text:p>30</text:p>
          </table:table-cell>
          <table:table-cell table:style-name="ce201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LTT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NTX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74" office:value-type="string">
            <text:p>VietBA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VietL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62" table:display-filter-buttons="true"/>
        <table:database-range table:name="__Anonymous_Sheet_DB__2" table:target-range-address="Tong_Hop_Ngay_Nghi_2018.A6:Tong_Hop_Ngay_Nghi_2018.O6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4/09/2018</text:date>, <text:time>13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4-09">04/09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747</meta:editing-cycles>
    <meta:editing-duration>P16DT48M15S</meta:editing-duration>
    <meta:generator>OpenOffice/4.1.2$Win32 OpenOffice.org_project/412m3$Build-9782</meta:generator>
    <dc:date>2018-04-09T13:31:48.36</dc:date>
    <meta:print-date>2018-01-05T11:35:11.94</meta:print-date>
    <meta:document-statistic meta:table-count="15" meta:cell-count="6951" meta:object-count="0"/>
    <meta:user-defined meta:name="Info 1"/>
    <meta:user-defined meta:name="Info 2"/>
    <meta:user-defined meta:name="Info 3"/>
    <meta:user-defined meta:name="Info 4"/>
  </office:meta>
</office:document-meta>
</file>